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bbe33d"/>
      <style:text-properties fo:color="#000000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B$4:.$B$34])" table:allow-empty-cell="true" table:display-list="unsorted" table:base-cell-address="Datos.D8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Préstamo</text:p>
          </table:table-cell>
          <table:table-cell table:style-name="ce4" office:value-type="float" office:value="10000" calcext:value-type="float">
            <text:p>10000</text:p>
          </table:table-cell>
          <table:table-cell office:value-type="string" calcext:value-type="string">
            <text:p>€</text:p>
          </table:table-cell>
          <table:table-cell/>
          <table:table-cell table:style-name="ce1" office:value-type="string" calcext:value-type="string">
            <text:p>Meses</text:p>
          </table:table-cell>
          <table:table-cell table:style-name="ce1" table:formula="of:=12*[.D8]" office:value-type="float" office:value="120" calcext:value-type="float">
            <text:p>120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eriodo</text:p>
          </table:table-cell>
          <table:table-cell table:style-name="ce4" table:content-validation-name="val1" office:value-type="float" office:value="10" calcext:value-type="float">
            <text:p>10</text:p>
          </table:table-cell>
          <table:table-cell office:value-type="string" calcext:value-type="string">
            <text:p>Años</text:p>
          </table:table-cell>
          <table:table-cell/>
          <table:table-cell table:style-name="ce1" office:value-type="string" calcext:value-type="string">
            <text:p>Interés anual</text:p>
          </table:table-cell>
          <table:table-cell table:style-name="ce1" table:formula="of:=((1+[.D9]/100)^(1/12)-1)*100" office:value-type="float" office:value="0.246626977230369" calcext:value-type="float">
            <text:p>0,24662697723036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nterés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Anualidad</text:p>
          </table:table-cell>
          <table:table-cell table:style-name="ce3" table:formula="of:=[.D7]/[$'Operaciones anuales'.I2]" office:value-type="float" office:value="1172.3050660516" calcext:value-type="float">
            <text:p>1172,3050660516</text:p>
          </table:table-cell>
          <table:table-cell office:value-type="string" calcext:value-type="string">
            <text:p>€ / añ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nsualidad</text:p>
          </table:table-cell>
          <table:table-cell table:style-name="ce6" table:formula="of:=[.D7]/[$'Operaciones mensuales'.E1]" office:value-type="float" office:value="96.3740182773814" calcext:value-type="float">
            <text:p>96,3740182773814</text:p>
          </table:table-cell>
          <table:table-cell office:value-type="string" calcext:value-type="string">
            <text:p>€ / me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 table:formula="of:=[.D7]" office:value-type="float" office:value="10000" calcext:value-type="float">
            <text:p>10000</text:p>
          </table:table-cell>
          <table:table-cell table:style-name="ce1" table:formula="of:=[.C17]*(1+[.D9]/100)" office:value-type="float" office:value="10300" calcext:value-type="float">
            <text:p>103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D7]" office:value-type="float" office:value="10000" calcext:value-type="float">
            <text:p>10000</text:p>
          </table:table-cell>
          <table:table-cell table:style-name="ce1" table:formula="of:=[.C18]*(1+[.H8]/100)^12" office:value-type="float" office:value="10300" calcext:value-type="float">
            <text:p>10300</text:p>
          </table:table-cell>
          <table:table-cell table:number-columns-repeated="5"/>
        </table:table-row>
      </table:table>
      <table:table table:name="Operaciones anuales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8:.I37])" office:value-type="float" office:value="8.53020283677583" calcext:value-type="float">
            <text:p>8,5302028367758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Auxiliar.B4]" office:value-type="float" office:value="0" calcext:value-type="float">
            <text:p>0</text:p>
          </table:table-cell>
          <table:table-cell table:formula="of:=IF([.C7]&lt;=[Datos.$D$8];[.C7];&quot;&quot;)" office:value-type="float" office:value="0" calcext:value-type="float">
            <text:p>0</text:p>
          </table:table-cell>
          <table:table-cell table:formula="of:=IF([.C7]&lt;=[Datos.$D$8];[.$C$8];&quot;&quot;)" office:value-type="float" office:value="1" calcext:value-type="float">
            <text:p>1</text:p>
          </table:table-cell>
          <table:table-cell table:formula="of:=IF([.C7]&lt;=[Datos.$D$8];[Datos.$D$9]/100;&quot;&quot;)" office:value-type="float" office:value="0.03" calcext:value-type="float">
            <text:p>0,03</text:p>
          </table:table-cell>
          <table:table-cell table:formula="of:=IF([.C7]&lt;=[Datos.$D$8];[.E7]+[.F7];0)" office:value-type="float" office:value="1.03" calcext:value-type="float">
            <text:p>1,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Auxiliar.B5]" office:value-type="float" office:value="1" calcext:value-type="float">
            <text:p>1</text:p>
          </table:table-cell>
          <table:table-cell table:formula="of:=IF([.C8]&lt;=[Datos.$D$8];[.C8];&quot;&quot;)" office:value-type="float" office:value="1" calcext:value-type="float">
            <text:p>1</text:p>
          </table:table-cell>
          <table:table-cell table:formula="of:=IF([.C8]&lt;=[Datos.$D$8];[.$C$8];&quot;&quot;)" office:value-type="float" office:value="1" calcext:value-type="float">
            <text:p>1</text:p>
          </table:table-cell>
          <table:table-cell table:formula="of:=IF([.C8]&lt;=[Datos.$D$8];[Datos.$D$9]/100;&quot;&quot;)" office:value-type="float" office:value="0.03" calcext:value-type="float">
            <text:p>0,03</text:p>
          </table:table-cell>
          <table:table-cell table:formula="of:=IF([.C8]&lt;=[Datos.$D$8];[.E8]+[.F8];0)" office:value-type="float" office:value="1.03" calcext:value-type="float">
            <text:p>1,03</text:p>
          </table:table-cell>
          <table:table-cell table:formula="of:=[.G8]^[.C8]" office:value-type="float" office:value="1.03" calcext:value-type="float">
            <text:p>1,03</text:p>
          </table:table-cell>
          <table:table-cell table:formula="of:=IF([.C8]&lt;=[Datos.$D$8];[.E8]/[.H8];0)" office:value-type="float" office:value="0.970873786407767" calcext:value-type="float">
            <text:p>0,970873786407767</text:p>
          </table:table-cell>
        </table:table-row>
        <table:table-row table:style-name="ro1">
          <table:table-cell table:number-columns-repeated="2"/>
          <table:table-cell table:formula="of:=[$Auxiliar.B6]" office:value-type="float" office:value="2" calcext:value-type="float">
            <text:p>2</text:p>
          </table:table-cell>
          <table:table-cell table:formula="of:=IF([.C9]&lt;=[Datos.$D$8];[.C9];&quot;&quot;)" office:value-type="float" office:value="2" calcext:value-type="float">
            <text:p>2</text:p>
          </table:table-cell>
          <table:table-cell table:formula="of:=IF([.C9]&lt;=[Datos.$D$8];[.$C$8];&quot;&quot;)" office:value-type="float" office:value="1" calcext:value-type="float">
            <text:p>1</text:p>
          </table:table-cell>
          <table:table-cell table:formula="of:=IF([.C9]&lt;=[Datos.$D$8];[Datos.$D$9]/100;&quot;&quot;)" office:value-type="float" office:value="0.03" calcext:value-type="float">
            <text:p>0,03</text:p>
          </table:table-cell>
          <table:table-cell table:formula="of:=IF([.C9]&lt;=[Datos.$D$8];[.E9]+[.F9];0)" office:value-type="float" office:value="1.03" calcext:value-type="float">
            <text:p>1,03</text:p>
          </table:table-cell>
          <table:table-cell table:formula="of:=[.G9]^[.C9]" office:value-type="float" office:value="1.0609" calcext:value-type="float">
            <text:p>1,0609</text:p>
          </table:table-cell>
          <table:table-cell table:formula="of:=IF([.C9]&lt;=[Datos.$D$8];[.E9]/[.H9];0)" office:value-type="float" office:value="0.942595909133754" calcext:value-type="float">
            <text:p>0,942595909133754</text:p>
          </table:table-cell>
        </table:table-row>
        <table:table-row table:style-name="ro1">
          <table:table-cell table:number-columns-repeated="2"/>
          <table:table-cell table:formula="of:=[$Auxiliar.B7]" office:value-type="float" office:value="3" calcext:value-type="float">
            <text:p>3</text:p>
          </table:table-cell>
          <table:table-cell table:formula="of:=IF([.C10]&lt;=[Datos.$D$8];[.C10];&quot;&quot;)" office:value-type="float" office:value="3" calcext:value-type="float">
            <text:p>3</text:p>
          </table:table-cell>
          <table:table-cell table:formula="of:=IF([.C10]&lt;=[Datos.$D$8];[.$C$8];&quot;&quot;)" office:value-type="float" office:value="1" calcext:value-type="float">
            <text:p>1</text:p>
          </table:table-cell>
          <table:table-cell table:formula="of:=IF([.C10]&lt;=[Datos.$D$8];[Datos.$D$9]/100;&quot;&quot;)" office:value-type="float" office:value="0.03" calcext:value-type="float">
            <text:p>0,03</text:p>
          </table:table-cell>
          <table:table-cell table:formula="of:=IF([.C10]&lt;=[Datos.$D$8];[.E10]+[.F10];0)" office:value-type="float" office:value="1.03" calcext:value-type="float">
            <text:p>1,03</text:p>
          </table:table-cell>
          <table:table-cell table:formula="of:=[.G10]^[.C10]" office:value-type="float" office:value="1.092727" calcext:value-type="float">
            <text:p>1,092727</text:p>
          </table:table-cell>
          <table:table-cell table:formula="of:=IF([.C10]&lt;=[Datos.$D$8];[.E10]/[.H10];0)" office:value-type="float" office:value="0.91514165935316" calcext:value-type="float">
            <text:p>0,91514165935316</text:p>
          </table:table-cell>
        </table:table-row>
        <table:table-row table:style-name="ro1">
          <table:table-cell table:number-columns-repeated="2"/>
          <table:table-cell table:formula="of:=[$Auxiliar.B8]" office:value-type="float" office:value="4" calcext:value-type="float">
            <text:p>4</text:p>
          </table:table-cell>
          <table:table-cell table:formula="of:=IF([.C11]&lt;=[Datos.$D$8];[.C11];&quot;&quot;)" office:value-type="float" office:value="4" calcext:value-type="float">
            <text:p>4</text:p>
          </table:table-cell>
          <table:table-cell table:formula="of:=IF([.C11]&lt;=[Datos.$D$8];[.$C$8];&quot;&quot;)" office:value-type="float" office:value="1" calcext:value-type="float">
            <text:p>1</text:p>
          </table:table-cell>
          <table:table-cell table:formula="of:=IF([.C11]&lt;=[Datos.$D$8];[Datos.$D$9]/100;&quot;&quot;)" office:value-type="float" office:value="0.03" calcext:value-type="float">
            <text:p>0,03</text:p>
          </table:table-cell>
          <table:table-cell table:formula="of:=IF([.C11]&lt;=[Datos.$D$8];[.E11]+[.F11];0)" office:value-type="float" office:value="1.03" calcext:value-type="float">
            <text:p>1,03</text:p>
          </table:table-cell>
          <table:table-cell table:formula="of:=[.G11]^[.C11]" office:value-type="float" office:value="1.12550881" calcext:value-type="float">
            <text:p>1,12550881</text:p>
          </table:table-cell>
          <table:table-cell table:formula="of:=IF([.C11]&lt;=[Datos.$D$8];[.E11]/[.H11];0)" office:value-type="float" office:value="0.888487047915689" calcext:value-type="float">
            <text:p>0,888487047915689</text:p>
          </table:table-cell>
        </table:table-row>
        <table:table-row table:style-name="ro1">
          <table:table-cell table:number-columns-repeated="2"/>
          <table:table-cell table:formula="of:=[$Auxiliar.B9]" office:value-type="float" office:value="5" calcext:value-type="float">
            <text:p>5</text:p>
          </table:table-cell>
          <table:table-cell table:formula="of:=IF([.C12]&lt;=[Datos.$D$8];[.C12];&quot;&quot;)" office:value-type="float" office:value="5" calcext:value-type="float">
            <text:p>5</text:p>
          </table:table-cell>
          <table:table-cell table:formula="of:=IF([.C12]&lt;=[Datos.$D$8];[.$C$8];&quot;&quot;)" office:value-type="float" office:value="1" calcext:value-type="float">
            <text:p>1</text:p>
          </table:table-cell>
          <table:table-cell table:formula="of:=IF([.C12]&lt;=[Datos.$D$8];[Datos.$D$9]/100;&quot;&quot;)" office:value-type="float" office:value="0.03" calcext:value-type="float">
            <text:p>0,03</text:p>
          </table:table-cell>
          <table:table-cell table:formula="of:=IF([.C12]&lt;=[Datos.$D$8];[.E12]+[.F12];0)" office:value-type="float" office:value="1.03" calcext:value-type="float">
            <text:p>1,03</text:p>
          </table:table-cell>
          <table:table-cell table:formula="of:=[.G12]^[.C12]" office:value-type="float" office:value="1.1592740743" calcext:value-type="float">
            <text:p>1,1592740743</text:p>
          </table:table-cell>
          <table:table-cell table:formula="of:=IF([.C12]&lt;=[Datos.$D$8];[.E12]/[.H12];0)" office:value-type="float" office:value="0.862608784384164" calcext:value-type="float">
            <text:p>0,862608784384164</text:p>
          </table:table-cell>
        </table:table-row>
        <table:table-row table:style-name="ro1">
          <table:table-cell table:number-columns-repeated="2"/>
          <table:table-cell table:formula="of:=[$Auxiliar.B10]" office:value-type="float" office:value="6" calcext:value-type="float">
            <text:p>6</text:p>
          </table:table-cell>
          <table:table-cell table:formula="of:=IF([.C13]&lt;=[Datos.$D$8];[.C13];&quot;&quot;)" office:value-type="float" office:value="6" calcext:value-type="float">
            <text:p>6</text:p>
          </table:table-cell>
          <table:table-cell table:formula="of:=IF([.C13]&lt;=[Datos.$D$8];[.$C$8];&quot;&quot;)" office:value-type="float" office:value="1" calcext:value-type="float">
            <text:p>1</text:p>
          </table:table-cell>
          <table:table-cell table:formula="of:=IF([.C13]&lt;=[Datos.$D$8];[Datos.$D$9]/100;&quot;&quot;)" office:value-type="float" office:value="0.03" calcext:value-type="float">
            <text:p>0,03</text:p>
          </table:table-cell>
          <table:table-cell table:formula="of:=IF([.C13]&lt;=[Datos.$D$8];[.E13]+[.F13];0)" office:value-type="float" office:value="1.03" calcext:value-type="float">
            <text:p>1,03</text:p>
          </table:table-cell>
          <table:table-cell table:formula="of:=[.G13]^[.C13]" office:value-type="float" office:value="1.194052296529" calcext:value-type="float">
            <text:p>1,194052296529</text:p>
          </table:table-cell>
          <table:table-cell table:formula="of:=IF([.C13]&lt;=[Datos.$D$8];[.E13]/[.H13];0)" office:value-type="float" office:value="0.837484256683654" calcext:value-type="float">
            <text:p>0,837484256683654</text:p>
          </table:table-cell>
        </table:table-row>
        <table:table-row table:style-name="ro1">
          <table:table-cell table:number-columns-repeated="2"/>
          <table:table-cell table:formula="of:=[$Auxiliar.B11]" office:value-type="float" office:value="7" calcext:value-type="float">
            <text:p>7</text:p>
          </table:table-cell>
          <table:table-cell table:formula="of:=IF([.C14]&lt;=[Datos.$D$8];[.C14];&quot;&quot;)" office:value-type="float" office:value="7" calcext:value-type="float">
            <text:p>7</text:p>
          </table:table-cell>
          <table:table-cell table:formula="of:=IF([.C14]&lt;=[Datos.$D$8];[.$C$8];&quot;&quot;)" office:value-type="float" office:value="1" calcext:value-type="float">
            <text:p>1</text:p>
          </table:table-cell>
          <table:table-cell table:formula="of:=IF([.C14]&lt;=[Datos.$D$8];[Datos.$D$9]/100;&quot;&quot;)" office:value-type="float" office:value="0.03" calcext:value-type="float">
            <text:p>0,03</text:p>
          </table:table-cell>
          <table:table-cell table:formula="of:=IF([.C14]&lt;=[Datos.$D$8];[.E14]+[.F14];0)" office:value-type="float" office:value="1.03" calcext:value-type="float">
            <text:p>1,03</text:p>
          </table:table-cell>
          <table:table-cell table:formula="of:=[.G14]^[.C14]" office:value-type="float" office:value="1.22987386542487" calcext:value-type="float">
            <text:p>1,22987386542487</text:p>
          </table:table-cell>
          <table:table-cell table:formula="of:=IF([.C14]&lt;=[Datos.$D$8];[.E14]/[.H14];0)" office:value-type="float" office:value="0.813091511343354" calcext:value-type="float">
            <text:p>0,813091511343354</text:p>
          </table:table-cell>
        </table:table-row>
        <table:table-row table:style-name="ro1">
          <table:table-cell table:number-columns-repeated="2"/>
          <table:table-cell table:formula="of:=[$Auxiliar.B12]" office:value-type="float" office:value="8" calcext:value-type="float">
            <text:p>8</text:p>
          </table:table-cell>
          <table:table-cell table:formula="of:=IF([.C15]&lt;=[Datos.$D$8];[.C15];&quot;&quot;)" office:value-type="float" office:value="8" calcext:value-type="float">
            <text:p>8</text:p>
          </table:table-cell>
          <table:table-cell table:formula="of:=IF([.C15]&lt;=[Datos.$D$8];[.$C$8];&quot;&quot;)" office:value-type="float" office:value="1" calcext:value-type="float">
            <text:p>1</text:p>
          </table:table-cell>
          <table:table-cell table:formula="of:=IF([.C15]&lt;=[Datos.$D$8];[Datos.$D$9]/100;&quot;&quot;)" office:value-type="float" office:value="0.03" calcext:value-type="float">
            <text:p>0,03</text:p>
          </table:table-cell>
          <table:table-cell table:formula="of:=IF([.C15]&lt;=[Datos.$D$8];[.E15]+[.F15];0)" office:value-type="float" office:value="1.03" calcext:value-type="float">
            <text:p>1,03</text:p>
          </table:table-cell>
          <table:table-cell table:formula="of:=[.G15]^[.C15]" office:value-type="float" office:value="1.26677008138762" calcext:value-type="float">
            <text:p>1,26677008138762</text:p>
          </table:table-cell>
          <table:table-cell table:formula="of:=IF([.C15]&lt;=[Datos.$D$8];[.E15]/[.H15];0)" office:value-type="float" office:value="0.789409234313936" calcext:value-type="float">
            <text:p>0,789409234313936</text:p>
          </table:table-cell>
        </table:table-row>
        <table:table-row table:style-name="ro1">
          <table:table-cell table:number-columns-repeated="2"/>
          <table:table-cell table:formula="of:=[$Auxiliar.B13]" office:value-type="float" office:value="9" calcext:value-type="float">
            <text:p>9</text:p>
          </table:table-cell>
          <table:table-cell table:formula="of:=IF([.C16]&lt;=[Datos.$D$8];[.C16];&quot;&quot;)" office:value-type="float" office:value="9" calcext:value-type="float">
            <text:p>9</text:p>
          </table:table-cell>
          <table:table-cell table:formula="of:=IF([.C16]&lt;=[Datos.$D$8];[.$C$8];&quot;&quot;)" office:value-type="float" office:value="1" calcext:value-type="float">
            <text:p>1</text:p>
          </table:table-cell>
          <table:table-cell table:formula="of:=IF([.C16]&lt;=[Datos.$D$8];[Datos.$D$9]/100;&quot;&quot;)" office:value-type="float" office:value="0.03" calcext:value-type="float">
            <text:p>0,03</text:p>
          </table:table-cell>
          <table:table-cell table:formula="of:=IF([.C16]&lt;=[Datos.$D$8];[.E16]+[.F16];0)" office:value-type="float" office:value="1.03" calcext:value-type="float">
            <text:p>1,03</text:p>
          </table:table-cell>
          <table:table-cell table:formula="of:=[.G16]^[.C16]" office:value-type="float" office:value="1.30477318382925" calcext:value-type="float">
            <text:p>1,30477318382925</text:p>
          </table:table-cell>
          <table:table-cell table:formula="of:=IF([.C16]&lt;=[Datos.$D$8];[.E16]/[.H16];0)" office:value-type="float" office:value="0.766416732343627" calcext:value-type="float">
            <text:p>0,766416732343627</text:p>
          </table:table-cell>
        </table:table-row>
        <table:table-row table:style-name="ro1">
          <table:table-cell table:number-columns-repeated="2"/>
          <table:table-cell table:formula="of:=[$Auxiliar.B14]" office:value-type="float" office:value="10" calcext:value-type="float">
            <text:p>10</text:p>
          </table:table-cell>
          <table:table-cell table:formula="of:=IF([.C17]&lt;=[Datos.$D$8];[.C17];&quot;&quot;)" office:value-type="float" office:value="10" calcext:value-type="float">
            <text:p>10</text:p>
          </table:table-cell>
          <table:table-cell table:formula="of:=IF([.C17]&lt;=[Datos.$D$8];[.$C$8];&quot;&quot;)" office:value-type="float" office:value="1" calcext:value-type="float">
            <text:p>1</text:p>
          </table:table-cell>
          <table:table-cell table:formula="of:=IF([.C17]&lt;=[Datos.$D$8];[Datos.$D$9]/100;&quot;&quot;)" office:value-type="float" office:value="0.03" calcext:value-type="float">
            <text:p>0,03</text:p>
          </table:table-cell>
          <table:table-cell table:formula="of:=IF([.C17]&lt;=[Datos.$D$8];[.E17]+[.F17];0)" office:value-type="float" office:value="1.03" calcext:value-type="float">
            <text:p>1,03</text:p>
          </table:table-cell>
          <table:table-cell table:formula="of:=[.G17]^[.C17]" office:value-type="float" office:value="1.34391637934412" calcext:value-type="float">
            <text:p>1,34391637934412</text:p>
          </table:table-cell>
          <table:table-cell table:formula="of:=IF([.C17]&lt;=[Datos.$D$8];[.E17]/[.H17];0)" office:value-type="float" office:value="0.744093914896725" calcext:value-type="float">
            <text:p>0,744093914896725</text:p>
          </table:table-cell>
        </table:table-row>
        <table:table-row table:style-name="ro1">
          <table:table-cell table:number-columns-repeated="2"/>
          <table:table-cell table:formula="of:=[$Auxiliar.B15]" office:value-type="float" office:value="11" calcext:value-type="float">
            <text:p>11</text:p>
          </table:table-cell>
          <table:table-cell table:formula="of:=IF([.C18]&lt;=[Datos.$D$8];[.C18];&quot;&quot;)">
            <text:p/>
          </table:table-cell>
          <table:table-cell table:style-name="ce7" table:formula="of:=IF([.C18]&lt;=[Datos.$D$8];[.$C$8];&quot;&quot;)">
            <text:p/>
          </table:table-cell>
          <table:table-cell table:style-name="ce7" table:formula="of:=IF([.C18]&lt;=[Datos.$D$8];[Datos.$D$9]/100;&quot;&quot;)">
            <text:p/>
          </table:table-cell>
          <table:table-cell table:formula="of:=IF([.C18]&lt;=[Datos.$D$8];[.E18]+[.F18];0)" office:value-type="float" office:value="0" calcext:value-type="float">
            <text:p>0</text:p>
          </table:table-cell>
          <table:table-cell table:formula="of:=[.G18]^[.C18]" office:value-type="float" office:value="0" calcext:value-type="float">
            <text:p>0</text:p>
          </table:table-cell>
          <table:table-cell table:formula="of:=IF([.C18]&lt;=[Datos.$D$8];[.E18]/[.H1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16]" office:value-type="float" office:value="12" calcext:value-type="float">
            <text:p>12</text:p>
          </table:table-cell>
          <table:table-cell table:formula="of:=IF([.C19]&lt;=[Datos.$D$8];[.C19];&quot;&quot;)">
            <text:p/>
          </table:table-cell>
          <table:table-cell table:style-name="ce7" table:formula="of:=IF([.C19]&lt;=[Datos.$D$8];[.$C$8];&quot;&quot;)">
            <text:p/>
          </table:table-cell>
          <table:table-cell table:style-name="ce7" table:formula="of:=IF([.C19]&lt;=[Datos.$D$8];[Datos.$D$9]/100;&quot;&quot;)">
            <text:p/>
          </table:table-cell>
          <table:table-cell table:formula="of:=IF([.C19]&lt;=[Datos.$D$8];[.E19]+[.F19];0)" office:value-type="float" office:value="0" calcext:value-type="float">
            <text:p>0</text:p>
          </table:table-cell>
          <table:table-cell table:formula="of:=[.G19]^[.C19]" office:value-type="float" office:value="0" calcext:value-type="float">
            <text:p>0</text:p>
          </table:table-cell>
          <table:table-cell table:formula="of:=IF([.C19]&lt;=[Datos.$D$8];[.E19]/[.H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17]" office:value-type="float" office:value="13" calcext:value-type="float">
            <text:p>13</text:p>
          </table:table-cell>
          <table:table-cell table:formula="of:=IF([.C20]&lt;=[Datos.$D$8];[.C20];&quot;&quot;)">
            <text:p/>
          </table:table-cell>
          <table:table-cell table:style-name="ce7" table:formula="of:=IF([.C20]&lt;=[Datos.$D$8];[.$C$8];&quot;&quot;)">
            <text:p/>
          </table:table-cell>
          <table:table-cell table:style-name="ce7" table:formula="of:=IF([.C20]&lt;=[Datos.$D$8];[Datos.$D$9]/100;&quot;&quot;)">
            <text:p/>
          </table:table-cell>
          <table:table-cell table:formula="of:=IF([.C20]&lt;=[Datos.$D$8];[.E20]+[.F20];0)" office:value-type="float" office:value="0" calcext:value-type="float">
            <text:p>0</text:p>
          </table:table-cell>
          <table:table-cell table:formula="of:=[.G20]^[.C20]" office:value-type="float" office:value="0" calcext:value-type="float">
            <text:p>0</text:p>
          </table:table-cell>
          <table:table-cell table:formula="of:=IF([.C20]&lt;=[Datos.$D$8];[.E20]/[.H2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18]" office:value-type="float" office:value="14" calcext:value-type="float">
            <text:p>14</text:p>
          </table:table-cell>
          <table:table-cell table:formula="of:=IF([.C21]&lt;=[Datos.$D$8];[.C21];&quot;&quot;)">
            <text:p/>
          </table:table-cell>
          <table:table-cell table:style-name="ce7" table:formula="of:=IF([.C21]&lt;=[Datos.$D$8];[.$C$8];&quot;&quot;)">
            <text:p/>
          </table:table-cell>
          <table:table-cell table:style-name="ce7" table:formula="of:=IF([.C21]&lt;=[Datos.$D$8];[Datos.$D$9]/100;&quot;&quot;)">
            <text:p/>
          </table:table-cell>
          <table:table-cell table:formula="of:=IF([.C21]&lt;=[Datos.$D$8];[.E21]+[.F21];0)" office:value-type="float" office:value="0" calcext:value-type="float">
            <text:p>0</text:p>
          </table:table-cell>
          <table:table-cell table:formula="of:=[.G21]^[.C21]" office:value-type="float" office:value="0" calcext:value-type="float">
            <text:p>0</text:p>
          </table:table-cell>
          <table:table-cell table:formula="of:=IF([.C21]&lt;=[Datos.$D$8];[.E21]/[.H2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19]" office:value-type="float" office:value="15" calcext:value-type="float">
            <text:p>15</text:p>
          </table:table-cell>
          <table:table-cell table:formula="of:=IF([.C22]&lt;=[Datos.$D$8];[.C22];&quot;&quot;)">
            <text:p/>
          </table:table-cell>
          <table:table-cell table:style-name="ce7" table:formula="of:=IF([.C22]&lt;=[Datos.$D$8];[.$C$8];&quot;&quot;)">
            <text:p/>
          </table:table-cell>
          <table:table-cell table:style-name="ce7" table:formula="of:=IF([.C22]&lt;=[Datos.$D$8];[Datos.$D$9]/100;&quot;&quot;)">
            <text:p/>
          </table:table-cell>
          <table:table-cell table:formula="of:=IF([.C22]&lt;=[Datos.$D$8];[.E22]+[.F22];0)" office:value-type="float" office:value="0" calcext:value-type="float">
            <text:p>0</text:p>
          </table:table-cell>
          <table:table-cell table:formula="of:=[.G22]^[.C22]" office:value-type="float" office:value="0" calcext:value-type="float">
            <text:p>0</text:p>
          </table:table-cell>
          <table:table-cell table:formula="of:=IF([.C22]&lt;=[Datos.$D$8];[.E22]/[.H2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0]" office:value-type="float" office:value="16" calcext:value-type="float">
            <text:p>16</text:p>
          </table:table-cell>
          <table:table-cell table:formula="of:=IF([.C23]&lt;=[Datos.$D$8];[.C23];&quot;&quot;)">
            <text:p/>
          </table:table-cell>
          <table:table-cell table:style-name="ce7" table:formula="of:=IF([.C23]&lt;=[Datos.$D$8];[.$C$8];&quot;&quot;)">
            <text:p/>
          </table:table-cell>
          <table:table-cell table:style-name="ce7" table:formula="of:=IF([.C23]&lt;=[Datos.$D$8];[Datos.$D$9]/100;&quot;&quot;)">
            <text:p/>
          </table:table-cell>
          <table:table-cell table:formula="of:=IF([.C23]&lt;=[Datos.$D$8];[.E23]+[.F23];0)" office:value-type="float" office:value="0" calcext:value-type="float">
            <text:p>0</text:p>
          </table:table-cell>
          <table:table-cell table:formula="of:=[.G23]^[.C23]" office:value-type="float" office:value="0" calcext:value-type="float">
            <text:p>0</text:p>
          </table:table-cell>
          <table:table-cell table:formula="of:=IF([.C23]&lt;=[Datos.$D$8];[.E23]/[.H2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1]" office:value-type="float" office:value="17" calcext:value-type="float">
            <text:p>17</text:p>
          </table:table-cell>
          <table:table-cell table:formula="of:=IF([.C24]&lt;=[Datos.$D$8];[.C24];&quot;&quot;)">
            <text:p/>
          </table:table-cell>
          <table:table-cell table:style-name="ce7" table:formula="of:=IF([.C24]&lt;=[Datos.$D$8];[.$C$8];&quot;&quot;)">
            <text:p/>
          </table:table-cell>
          <table:table-cell table:style-name="ce7" table:formula="of:=IF([.C24]&lt;=[Datos.$D$8];[Datos.$D$9]/100;&quot;&quot;)">
            <text:p/>
          </table:table-cell>
          <table:table-cell table:formula="of:=IF([.C24]&lt;=[Datos.$D$8];[.E24]+[.F24];0)" office:value-type="float" office:value="0" calcext:value-type="float">
            <text:p>0</text:p>
          </table:table-cell>
          <table:table-cell table:formula="of:=[.G24]^[.C24]" office:value-type="float" office:value="0" calcext:value-type="float">
            <text:p>0</text:p>
          </table:table-cell>
          <table:table-cell table:formula="of:=IF([.C24]&lt;=[Datos.$D$8];[.E24]/[.H2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2]" office:value-type="float" office:value="18" calcext:value-type="float">
            <text:p>18</text:p>
          </table:table-cell>
          <table:table-cell table:formula="of:=IF([.C25]&lt;=[Datos.$D$8];[.C25];&quot;&quot;)">
            <text:p/>
          </table:table-cell>
          <table:table-cell table:style-name="ce7" table:formula="of:=IF([.C25]&lt;=[Datos.$D$8];[.$C$8];&quot;&quot;)">
            <text:p/>
          </table:table-cell>
          <table:table-cell table:style-name="ce7" table:formula="of:=IF([.C25]&lt;=[Datos.$D$8];[Datos.$D$9]/100;&quot;&quot;)">
            <text:p/>
          </table:table-cell>
          <table:table-cell table:formula="of:=IF([.C25]&lt;=[Datos.$D$8];[.E25]+[.F25];0)" office:value-type="float" office:value="0" calcext:value-type="float">
            <text:p>0</text:p>
          </table:table-cell>
          <table:table-cell table:formula="of:=[.G25]^[.C25]" office:value-type="float" office:value="0" calcext:value-type="float">
            <text:p>0</text:p>
          </table:table-cell>
          <table:table-cell table:formula="of:=IF([.C25]&lt;=[Datos.$D$8];[.E25]/[.H2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3]" office:value-type="float" office:value="19" calcext:value-type="float">
            <text:p>19</text:p>
          </table:table-cell>
          <table:table-cell table:formula="of:=IF([.C26]&lt;=[Datos.$D$8];[.C26];&quot;&quot;)">
            <text:p/>
          </table:table-cell>
          <table:table-cell table:style-name="ce7" table:formula="of:=IF([.C26]&lt;=[Datos.$D$8];[.$C$8];&quot;&quot;)">
            <text:p/>
          </table:table-cell>
          <table:table-cell table:style-name="ce7" table:formula="of:=IF([.C26]&lt;=[Datos.$D$8];[Datos.$D$9]/100;&quot;&quot;)">
            <text:p/>
          </table:table-cell>
          <table:table-cell table:formula="of:=IF([.C26]&lt;=[Datos.$D$8];[.E26]+[.F26];0)" office:value-type="float" office:value="0" calcext:value-type="float">
            <text:p>0</text:p>
          </table:table-cell>
          <table:table-cell table:formula="of:=[.G26]^[.C26]" office:value-type="float" office:value="0" calcext:value-type="float">
            <text:p>0</text:p>
          </table:table-cell>
          <table:table-cell table:formula="of:=IF([.C26]&lt;=[Datos.$D$8];[.E26]/[.H2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4]" office:value-type="float" office:value="20" calcext:value-type="float">
            <text:p>20</text:p>
          </table:table-cell>
          <table:table-cell table:formula="of:=IF([.C27]&lt;=[Datos.$D$8];[.C27];&quot;&quot;)">
            <text:p/>
          </table:table-cell>
          <table:table-cell table:style-name="ce7" table:formula="of:=IF([.C27]&lt;=[Datos.$D$8];[.$C$8];&quot;&quot;)">
            <text:p/>
          </table:table-cell>
          <table:table-cell table:style-name="ce7" table:formula="of:=IF([.C27]&lt;=[Datos.$D$8];[Datos.$D$9]/100;&quot;&quot;)">
            <text:p/>
          </table:table-cell>
          <table:table-cell table:formula="of:=IF([.C27]&lt;=[Datos.$D$8];[.E27]+[.F27];0)" office:value-type="float" office:value="0" calcext:value-type="float">
            <text:p>0</text:p>
          </table:table-cell>
          <table:table-cell table:formula="of:=[.G27]^[.C27]" office:value-type="float" office:value="0" calcext:value-type="float">
            <text:p>0</text:p>
          </table:table-cell>
          <table:table-cell table:formula="of:=IF([.C27]&lt;=[Datos.$D$8];[.E27]/[.H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5]" office:value-type="float" office:value="21" calcext:value-type="float">
            <text:p>21</text:p>
          </table:table-cell>
          <table:table-cell table:formula="of:=IF([.C28]&lt;=[Datos.$D$8];[.C28];&quot;&quot;)">
            <text:p/>
          </table:table-cell>
          <table:table-cell table:formula="of:=IF([.C28]&lt;=[Datos.$D$8];[.$C$8];&quot;&quot;)">
            <text:p/>
          </table:table-cell>
          <table:table-cell table:formula="of:=IF([.C28]&lt;=[Datos.$D$8];[Datos.$D$9]/100;&quot;&quot;)">
            <text:p/>
          </table:table-cell>
          <table:table-cell table:formula="of:=IF([.C28]&lt;=[Datos.$D$8];[.E28]+[.F28];0)" office:value-type="float" office:value="0" calcext:value-type="float">
            <text:p>0</text:p>
          </table:table-cell>
          <table:table-cell table:formula="of:=[.G28]^[.C28]" office:value-type="float" office:value="0" calcext:value-type="float">
            <text:p>0</text:p>
          </table:table-cell>
          <table:table-cell table:formula="of:=IF([.C28]&lt;=[Datos.$D$8];[.E28]/[.H2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6]" office:value-type="float" office:value="22" calcext:value-type="float">
            <text:p>22</text:p>
          </table:table-cell>
          <table:table-cell table:formula="of:=IF([.C29]&lt;=[Datos.$D$8];[.C29];&quot;&quot;)">
            <text:p/>
          </table:table-cell>
          <table:table-cell table:formula="of:=IF([.C29]&lt;=[Datos.$D$8];[.$C$8];&quot;&quot;)">
            <text:p/>
          </table:table-cell>
          <table:table-cell table:formula="of:=IF([.C29]&lt;=[Datos.$D$8];[Datos.$D$9]/100;&quot;&quot;)">
            <text:p/>
          </table:table-cell>
          <table:table-cell table:formula="of:=IF([.C29]&lt;=[Datos.$D$8];[.E29]+[.F29];0)" office:value-type="float" office:value="0" calcext:value-type="float">
            <text:p>0</text:p>
          </table:table-cell>
          <table:table-cell table:formula="of:=[.G29]^[.C29]" office:value-type="float" office:value="0" calcext:value-type="float">
            <text:p>0</text:p>
          </table:table-cell>
          <table:table-cell table:formula="of:=IF([.C29]&lt;=[Datos.$D$8];[.E29]/[.H2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7]" office:value-type="float" office:value="23" calcext:value-type="float">
            <text:p>23</text:p>
          </table:table-cell>
          <table:table-cell table:formula="of:=IF([.C30]&lt;=[Datos.$D$8];[.C30];&quot;&quot;)">
            <text:p/>
          </table:table-cell>
          <table:table-cell table:formula="of:=IF([.C30]&lt;=[Datos.$D$8];[.$C$8];&quot;&quot;)">
            <text:p/>
          </table:table-cell>
          <table:table-cell table:formula="of:=IF([.C30]&lt;=[Datos.$D$8];[Datos.$D$9]/100;&quot;&quot;)">
            <text:p/>
          </table:table-cell>
          <table:table-cell table:formula="of:=IF([.C30]&lt;=[Datos.$D$8];[.E30]+[.F30];0)" office:value-type="float" office:value="0" calcext:value-type="float">
            <text:p>0</text:p>
          </table:table-cell>
          <table:table-cell table:formula="of:=[.G30]^[.C30]" office:value-type="float" office:value="0" calcext:value-type="float">
            <text:p>0</text:p>
          </table:table-cell>
          <table:table-cell table:formula="of:=IF([.C30]&lt;=[Datos.$D$8];[.E30]/[.H3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8]" office:value-type="float" office:value="24" calcext:value-type="float">
            <text:p>24</text:p>
          </table:table-cell>
          <table:table-cell table:formula="of:=IF([.C31]&lt;=[Datos.$D$8];[.C31];&quot;&quot;)">
            <text:p/>
          </table:table-cell>
          <table:table-cell table:formula="of:=IF([.C31]&lt;=[Datos.$D$8];[.$C$8];&quot;&quot;)">
            <text:p/>
          </table:table-cell>
          <table:table-cell table:formula="of:=IF([.C31]&lt;=[Datos.$D$8];[Datos.$D$9]/100;&quot;&quot;)">
            <text:p/>
          </table:table-cell>
          <table:table-cell table:formula="of:=IF([.C31]&lt;=[Datos.$D$8];[.E31]+[.F31];0)" office:value-type="float" office:value="0" calcext:value-type="float">
            <text:p>0</text:p>
          </table:table-cell>
          <table:table-cell table:formula="of:=[.G31]^[.C31]" office:value-type="float" office:value="0" calcext:value-type="float">
            <text:p>0</text:p>
          </table:table-cell>
          <table:table-cell table:formula="of:=IF([.C31]&lt;=[Datos.$D$8];[.E31]/[.H3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29]" office:value-type="float" office:value="25" calcext:value-type="float">
            <text:p>25</text:p>
          </table:table-cell>
          <table:table-cell table:formula="of:=IF([.C32]&lt;=[Datos.$D$8];[.C32];&quot;&quot;)">
            <text:p/>
          </table:table-cell>
          <table:table-cell table:formula="of:=IF([.C32]&lt;=[Datos.$D$8];[.$C$8];&quot;&quot;)">
            <text:p/>
          </table:table-cell>
          <table:table-cell table:formula="of:=IF([.C32]&lt;=[Datos.$D$8];[Datos.$D$9]/100;&quot;&quot;)">
            <text:p/>
          </table:table-cell>
          <table:table-cell table:formula="of:=IF([.C32]&lt;=[Datos.$D$8];[.E32]+[.F32];0)" office:value-type="float" office:value="0" calcext:value-type="float">
            <text:p>0</text:p>
          </table:table-cell>
          <table:table-cell table:formula="of:=[.G32]^[.C32]" office:value-type="float" office:value="0" calcext:value-type="float">
            <text:p>0</text:p>
          </table:table-cell>
          <table:table-cell table:formula="of:=IF([.C32]&lt;=[Datos.$D$8];[.E32]/[.H3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30]" office:value-type="float" office:value="26" calcext:value-type="float">
            <text:p>26</text:p>
          </table:table-cell>
          <table:table-cell table:formula="of:=IF([.C33]&lt;=[Datos.$D$8];[.C33];&quot;&quot;)">
            <text:p/>
          </table:table-cell>
          <table:table-cell table:formula="of:=IF([.C33]&lt;=[Datos.$D$8];[.$C$8];&quot;&quot;)">
            <text:p/>
          </table:table-cell>
          <table:table-cell table:formula="of:=IF([.C33]&lt;=[Datos.$D$8];[Datos.$D$9]/100;&quot;&quot;)">
            <text:p/>
          </table:table-cell>
          <table:table-cell table:formula="of:=IF([.C33]&lt;=[Datos.$D$8];[.E33]+[.F33];0)" office:value-type="float" office:value="0" calcext:value-type="float">
            <text:p>0</text:p>
          </table:table-cell>
          <table:table-cell table:formula="of:=[.G33]^[.C33]" office:value-type="float" office:value="0" calcext:value-type="float">
            <text:p>0</text:p>
          </table:table-cell>
          <table:table-cell table:formula="of:=IF([.C33]&lt;=[Datos.$D$8];[.E33]/[.H3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31]" office:value-type="float" office:value="27" calcext:value-type="float">
            <text:p>27</text:p>
          </table:table-cell>
          <table:table-cell table:formula="of:=IF([.C34]&lt;=[Datos.$D$8];[.C34];&quot;&quot;)">
            <text:p/>
          </table:table-cell>
          <table:table-cell table:formula="of:=IF([.C34]&lt;=[Datos.$D$8];[.$C$8];&quot;&quot;)">
            <text:p/>
          </table:table-cell>
          <table:table-cell table:formula="of:=IF([.C34]&lt;=[Datos.$D$8];[Datos.$D$9]/100;&quot;&quot;)">
            <text:p/>
          </table:table-cell>
          <table:table-cell table:formula="of:=IF([.C34]&lt;=[Datos.$D$8];[.E34]+[.F34];0)" office:value-type="float" office:value="0" calcext:value-type="float">
            <text:p>0</text:p>
          </table:table-cell>
          <table:table-cell table:formula="of:=[.G34]^[.C34]" office:value-type="float" office:value="0" calcext:value-type="float">
            <text:p>0</text:p>
          </table:table-cell>
          <table:table-cell table:formula="of:=IF([.C34]&lt;=[Datos.$D$8];[.E34]/[.H3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32]" office:value-type="float" office:value="28" calcext:value-type="float">
            <text:p>28</text:p>
          </table:table-cell>
          <table:table-cell table:formula="of:=IF([.C35]&lt;=[Datos.$D$8];[.C35];&quot;&quot;)">
            <text:p/>
          </table:table-cell>
          <table:table-cell table:formula="of:=IF([.C35]&lt;=[Datos.$D$8];[.$C$8];&quot;&quot;)">
            <text:p/>
          </table:table-cell>
          <table:table-cell table:formula="of:=IF([.C35]&lt;=[Datos.$D$8];[Datos.$D$9]/100;&quot;&quot;)">
            <text:p/>
          </table:table-cell>
          <table:table-cell table:formula="of:=IF([.C35]&lt;=[Datos.$D$8];[.E35]+[.F35];0)" office:value-type="float" office:value="0" calcext:value-type="float">
            <text:p>0</text:p>
          </table:table-cell>
          <table:table-cell table:formula="of:=[.G35]^[.C35]" office:value-type="float" office:value="0" calcext:value-type="float">
            <text:p>0</text:p>
          </table:table-cell>
          <table:table-cell table:formula="of:=IF([.C35]&lt;=[Datos.$D$8];[.E35]/[.H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33]" office:value-type="float" office:value="29" calcext:value-type="float">
            <text:p>29</text:p>
          </table:table-cell>
          <table:table-cell table:formula="of:=IF([.C36]&lt;=[Datos.$D$8];[.C36];&quot;&quot;)">
            <text:p/>
          </table:table-cell>
          <table:table-cell table:formula="of:=IF([.C36]&lt;=[Datos.$D$8];[.$C$8];&quot;&quot;)">
            <text:p/>
          </table:table-cell>
          <table:table-cell table:formula="of:=IF([.C36]&lt;=[Datos.$D$8];[Datos.$D$9]/100;&quot;&quot;)">
            <text:p/>
          </table:table-cell>
          <table:table-cell table:formula="of:=IF([.C36]&lt;=[Datos.$D$8];[.E36]+[.F36];0)" office:value-type="float" office:value="0" calcext:value-type="float">
            <text:p>0</text:p>
          </table:table-cell>
          <table:table-cell table:formula="of:=[.G36]^[.C36]" office:value-type="float" office:value="0" calcext:value-type="float">
            <text:p>0</text:p>
          </table:table-cell>
          <table:table-cell table:formula="of:=IF([.C36]&lt;=[Datos.$D$8];[.E36]/[.H3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$Auxiliar.B34]" office:value-type="float" office:value="30" calcext:value-type="float">
            <text:p>30</text:p>
          </table:table-cell>
          <table:table-cell table:formula="of:=IF([.C37]&lt;=[Datos.$D$8];[.C37];&quot;&quot;)">
            <text:p/>
          </table:table-cell>
          <table:table-cell table:formula="of:=IF([.C37]&lt;=[Datos.$D$8];[.$C$8];&quot;&quot;)">
            <text:p/>
          </table:table-cell>
          <table:table-cell table:formula="of:=IF([.C37]&lt;=[Datos.$D$8];[Datos.$D$9]/100;&quot;&quot;)">
            <text:p/>
          </table:table-cell>
          <table:table-cell table:formula="of:=IF([.C37]&lt;=[Datos.$D$8];[.E37]+[.F37];0)" office:value-type="float" office:value="0" calcext:value-type="float">
            <text:p>0</text:p>
          </table:table-cell>
          <table:table-cell table:formula="of:=[.G37]^[.C37]" office:value-type="float" office:value="0" calcext:value-type="float">
            <text:p>0</text:p>
          </table:table-cell>
          <table:table-cell table:formula="of:=IF([.C37]&lt;=[Datos.$D$8];[.E37]/[.H37];0)" office:value-type="float" office:value="0" calcext:value-type="float">
            <text:p>0</text:p>
          </table:table-cell>
        </table:table-row>
      </table:table>
      <table:table table:name="Operaciones mensuales" table:style-name="ta1"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SUM([.E4:.E363])" office:value-type="float" office:value="103.762405871863" calcext:value-type="float">
            <text:p>103,762405871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IF([.C3]&lt;=[Datos.$H$7];[.C3];&quot;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4]&lt;=[Datos.$H$7];[.C4];&quot;&quot;)" office:value-type="float" office:value="1" calcext:value-type="float">
            <text:p>1</text:p>
          </table:table-cell>
          <table:table-cell table:formula="of:=IF([.C4]&lt;=[Datos.$H$7];1/(1+[Datos.$H$8]/100)^[.C4];&quot;&quot;)" office:value-type="float" office:value="0.997539797750139" calcext:value-type="float">
            <text:p>0,99753979775013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5]&lt;=[Datos.$H$7];[.C5];&quot;&quot;)" office:value-type="float" office:value="2" calcext:value-type="float">
            <text:p>2</text:p>
          </table:table-cell>
          <table:table-cell table:formula="of:=IF([.C5]&lt;=[Datos.$H$7];1/(1+[Datos.$H$8]/100)^[.C5];&quot;&quot;)" office:value-type="float" office:value="0.995085648095388" calcext:value-type="float">
            <text:p>0,99508564809538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6]&lt;=[Datos.$H$7];[.C6];&quot;&quot;)" office:value-type="float" office:value="3" calcext:value-type="float">
            <text:p>3</text:p>
          </table:table-cell>
          <table:table-cell table:formula="of:=IF([.C6]&lt;=[Datos.$H$7];1/(1+[Datos.$H$8]/100)^[.C6];&quot;&quot;)" office:value-type="float" office:value="0.992637536145139" calcext:value-type="float">
            <text:p>0,99263753614513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7]&lt;=[Datos.$H$7];[.C7];&quot;&quot;)" office:value-type="float" office:value="4" calcext:value-type="float">
            <text:p>4</text:p>
          </table:table-cell>
          <table:table-cell table:formula="of:=IF([.C7]&lt;=[Datos.$H$7];1/(1+[Datos.$H$8]/100)^[.C7];&quot;&quot;)" office:value-type="float" office:value="0.990195447045418" calcext:value-type="float">
            <text:p>0,99019544704541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8]&lt;=[Datos.$H$7];[.C8];&quot;&quot;)" office:value-type="float" office:value="5" calcext:value-type="float">
            <text:p>5</text:p>
          </table:table-cell>
          <table:table-cell table:formula="of:=IF([.C8]&lt;=[Datos.$H$7];1/(1+[Datos.$H$8]/100)^[.C8];&quot;&quot;)" office:value-type="float" office:value="0.987759365978795" calcext:value-type="float">
            <text:p>0,98775936597879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9]&lt;=[Datos.$H$7];[.C9];&quot;&quot;)" office:value-type="float" office:value="6" calcext:value-type="float">
            <text:p>6</text:p>
          </table:table-cell>
          <table:table-cell table:formula="of:=IF([.C9]&lt;=[Datos.$H$7];1/(1+[Datos.$H$8]/100)^[.C9];&quot;&quot;)" office:value-type="float" office:value="0.985329278164293" calcext:value-type="float">
            <text:p>0,98532927816429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0]&lt;=[Datos.$H$7];[.C10];&quot;&quot;)" office:value-type="float" office:value="7" calcext:value-type="float">
            <text:p>7</text:p>
          </table:table-cell>
          <table:table-cell table:formula="of:=IF([.C10]&lt;=[Datos.$H$7];1/(1+[Datos.$H$8]/100)^[.C10];&quot;&quot;)" office:value-type="float" office:value="0.982905168857299" calcext:value-type="float">
            <text:p>0,98290516885729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1]&lt;=[Datos.$H$7];[.C11];&quot;&quot;)" office:value-type="float" office:value="8" calcext:value-type="float">
            <text:p>8</text:p>
          </table:table-cell>
          <table:table-cell table:formula="of:=IF([.C11]&lt;=[Datos.$H$7];1/(1+[Datos.$H$8]/100)^[.C11];&quot;&quot;)" office:value-type="float" office:value="0.980487023349476" calcext:value-type="float">
            <text:p>0,9804870233494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2]&lt;=[Datos.$H$7];[.C12];&quot;&quot;)" office:value-type="float" office:value="9" calcext:value-type="float">
            <text:p>9</text:p>
          </table:table-cell>
          <table:table-cell table:formula="of:=IF([.C12]&lt;=[Datos.$H$7];1/(1+[Datos.$H$8]/100)^[.C12];&quot;&quot;)" office:value-type="float" office:value="0.978074826968672" calcext:value-type="float">
            <text:p>0,97807482696867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3]&lt;=[Datos.$H$7];[.C13];&quot;&quot;)" office:value-type="float" office:value="10" calcext:value-type="float">
            <text:p>10</text:p>
          </table:table-cell>
          <table:table-cell table:formula="of:=IF([.C13]&lt;=[Datos.$H$7];1/(1+[Datos.$H$8]/100)^[.C13];&quot;&quot;)" office:value-type="float" office:value="0.975668565078831" calcext:value-type="float">
            <text:p>0,97566856507883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4]&lt;=[Datos.$H$7];[.C14];&quot;&quot;)" office:value-type="float" office:value="11" calcext:value-type="float">
            <text:p>11</text:p>
          </table:table-cell>
          <table:table-cell table:formula="of:=IF([.C14]&lt;=[Datos.$H$7];1/(1+[Datos.$H$8]/100)^[.C14];&quot;&quot;)" office:value-type="float" office:value="0.973268223079906" calcext:value-type="float">
            <text:p>0,97326822307990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5]&lt;=[Datos.$H$7];[.C15];&quot;&quot;)" office:value-type="float" office:value="12" calcext:value-type="float">
            <text:p>12</text:p>
          </table:table-cell>
          <table:table-cell table:formula="of:=IF([.C15]&lt;=[Datos.$H$7];1/(1+[Datos.$H$8]/100)^[.C15];&quot;&quot;)" office:value-type="float" office:value="0.970873786407766" calcext:value-type="float">
            <text:p>0,97087378640776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6]&lt;=[Datos.$H$7];[.C16];&quot;&quot;)" office:value-type="float" office:value="13" calcext:value-type="float">
            <text:p>13</text:p>
          </table:table-cell>
          <table:table-cell table:formula="of:=IF([.C16]&lt;=[Datos.$H$7];1/(1+[Datos.$H$8]/100)^[.C16];&quot;&quot;)" office:value-type="float" office:value="0.968485240534114" calcext:value-type="float">
            <text:p>0,96848524053411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7]&lt;=[Datos.$H$7];[.C17];&quot;&quot;)" office:value-type="float" office:value="14" calcext:value-type="float">
            <text:p>14</text:p>
          </table:table-cell>
          <table:table-cell table:formula="of:=IF([.C17]&lt;=[Datos.$H$7];1/(1+[Datos.$H$8]/100)^[.C17];&quot;&quot;)" office:value-type="float" office:value="0.966102570966395" calcext:value-type="float">
            <text:p>0,96610257096639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8]&lt;=[Datos.$H$7];[.C18];&quot;&quot;)" office:value-type="float" office:value="15" calcext:value-type="float">
            <text:p>15</text:p>
          </table:table-cell>
          <table:table-cell table:formula="of:=IF([.C18]&lt;=[Datos.$H$7];1/(1+[Datos.$H$8]/100)^[.C18];&quot;&quot;)" office:value-type="float" office:value="0.963725763247707" calcext:value-type="float">
            <text:p>0,96372576324770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19]&lt;=[Datos.$H$7];[.C19];&quot;&quot;)" office:value-type="float" office:value="16" calcext:value-type="float">
            <text:p>16</text:p>
          </table:table-cell>
          <table:table-cell table:formula="of:=IF([.C19]&lt;=[Datos.$H$7];1/(1+[Datos.$H$8]/100)^[.C19];&quot;&quot;)" office:value-type="float" office:value="0.961354802956716" calcext:value-type="float">
            <text:p>0,96135480295671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0]&lt;=[Datos.$H$7];[.C20];&quot;&quot;)" office:value-type="float" office:value="17" calcext:value-type="float">
            <text:p>17</text:p>
          </table:table-cell>
          <table:table-cell table:formula="of:=IF([.C20]&lt;=[Datos.$H$7];1/(1+[Datos.$H$8]/100)^[.C20];&quot;&quot;)" office:value-type="float" office:value="0.958989675707567" calcext:value-type="float">
            <text:p>0,95898967570756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1]&lt;=[Datos.$H$7];[.C21];&quot;&quot;)" office:value-type="float" office:value="18" calcext:value-type="float">
            <text:p>18</text:p>
          </table:table-cell>
          <table:table-cell table:formula="of:=IF([.C21]&lt;=[Datos.$H$7];1/(1+[Datos.$H$8]/100)^[.C21];&quot;&quot;)" office:value-type="float" office:value="0.956630367149798" calcext:value-type="float">
            <text:p>0,95663036714979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2]&lt;=[Datos.$H$7];[.C22];&quot;&quot;)" office:value-type="float" office:value="19" calcext:value-type="float">
            <text:p>19</text:p>
          </table:table-cell>
          <table:table-cell table:formula="of:=IF([.C22]&lt;=[Datos.$H$7];1/(1+[Datos.$H$8]/100)^[.C22];&quot;&quot;)" office:value-type="float" office:value="0.95427686296825" calcext:value-type="float">
            <text:p>0,954276862968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3]&lt;=[Datos.$H$7];[.C23];&quot;&quot;)" office:value-type="float" office:value="20" calcext:value-type="float">
            <text:p>20</text:p>
          </table:table-cell>
          <table:table-cell table:formula="of:=IF([.C23]&lt;=[Datos.$H$7];1/(1+[Datos.$H$8]/100)^[.C23];&quot;&quot;)" office:value-type="float" office:value="0.951929148882986" calcext:value-type="float">
            <text:p>0,951929148882986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4]&lt;=[Datos.$H$7];[.C24];&quot;&quot;)" office:value-type="float" office:value="21" calcext:value-type="float">
            <text:p>21</text:p>
          </table:table-cell>
          <table:table-cell table:formula="of:=IF([.C24]&lt;=[Datos.$H$7];1/(1+[Datos.$H$8]/100)^[.C24];&quot;&quot;)" office:value-type="float" office:value="0.949587210649195" calcext:value-type="float">
            <text:p>0,94958721064919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5]&lt;=[Datos.$H$7];[.C25];&quot;&quot;)" office:value-type="float" office:value="22" calcext:value-type="float">
            <text:p>22</text:p>
          </table:table-cell>
          <table:table-cell table:formula="of:=IF([.C25]&lt;=[Datos.$H$7];1/(1+[Datos.$H$8]/100)^[.C25];&quot;&quot;)" office:value-type="float" office:value="0.947251034057117" calcext:value-type="float">
            <text:p>0,94725103405711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6]&lt;=[Datos.$H$7];[.C26];&quot;&quot;)" office:value-type="float" office:value="23" calcext:value-type="float">
            <text:p>23</text:p>
          </table:table-cell>
          <table:table-cell table:formula="of:=IF([.C26]&lt;=[Datos.$H$7];1/(1+[Datos.$H$8]/100)^[.C26];&quot;&quot;)" office:value-type="float" office:value="0.944920604931946" calcext:value-type="float">
            <text:p>0,94492060493194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7]&lt;=[Datos.$H$7];[.C27];&quot;&quot;)" office:value-type="float" office:value="24" calcext:value-type="float">
            <text:p>24</text:p>
          </table:table-cell>
          <table:table-cell table:formula="of:=IF([.C27]&lt;=[Datos.$H$7];1/(1+[Datos.$H$8]/100)^[.C27];&quot;&quot;)" office:value-type="float" office:value="0.942595909133753" calcext:value-type="float">
            <text:p>0,94259590913375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8]&lt;=[Datos.$H$7];[.C28];&quot;&quot;)" office:value-type="float" office:value="25" calcext:value-type="float">
            <text:p>25</text:p>
          </table:table-cell>
          <table:table-cell table:formula="of:=IF([.C28]&lt;=[Datos.$H$7];1/(1+[Datos.$H$8]/100)^[.C28];&quot;&quot;)" office:value-type="float" office:value="0.940276932557392" calcext:value-type="float">
            <text:p>0,940276932557392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29]&lt;=[Datos.$H$7];[.C29];&quot;&quot;)" office:value-type="float" office:value="26" calcext:value-type="float">
            <text:p>26</text:p>
          </table:table-cell>
          <table:table-cell table:formula="of:=IF([.C29]&lt;=[Datos.$H$7];1/(1+[Datos.$H$8]/100)^[.C29];&quot;&quot;)" office:value-type="float" office:value="0.937963661132422" calcext:value-type="float">
            <text:p>0,93796366113242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0]&lt;=[Datos.$H$7];[.C30];&quot;&quot;)" office:value-type="float" office:value="27" calcext:value-type="float">
            <text:p>27</text:p>
          </table:table-cell>
          <table:table-cell table:formula="of:=IF([.C30]&lt;=[Datos.$H$7];1/(1+[Datos.$H$8]/100)^[.C30];&quot;&quot;)" office:value-type="float" office:value="0.935656080823016" calcext:value-type="float">
            <text:p>0,93565608082301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1]&lt;=[Datos.$H$7];[.C31];&quot;&quot;)" office:value-type="float" office:value="28" calcext:value-type="float">
            <text:p>28</text:p>
          </table:table-cell>
          <table:table-cell table:formula="of:=IF([.C31]&lt;=[Datos.$H$7];1/(1+[Datos.$H$8]/100)^[.C31];&quot;&quot;)" office:value-type="float" office:value="0.933354177627879" calcext:value-type="float">
            <text:p>0,93335417762787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2]&lt;=[Datos.$H$7];[.C32];&quot;&quot;)" office:value-type="float" office:value="29" calcext:value-type="float">
            <text:p>29</text:p>
          </table:table-cell>
          <table:table-cell table:formula="of:=IF([.C32]&lt;=[Datos.$H$7];1/(1+[Datos.$H$8]/100)^[.C32];&quot;&quot;)" office:value-type="float" office:value="0.931057937580161" calcext:value-type="float">
            <text:p>0,93105793758016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3]&lt;=[Datos.$H$7];[.C33];&quot;&quot;)" office:value-type="float" office:value="30" calcext:value-type="float">
            <text:p>30</text:p>
          </table:table-cell>
          <table:table-cell table:formula="of:=IF([.C33]&lt;=[Datos.$H$7];1/(1+[Datos.$H$8]/100)^[.C33];&quot;&quot;)" office:value-type="float" office:value="0.928767346747376" calcext:value-type="float">
            <text:p>0,928767346747376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IF([.C34]&lt;=[Datos.$H$7];[.C34];&quot;&quot;)" office:value-type="float" office:value="31" calcext:value-type="float">
            <text:p>31</text:p>
          </table:table-cell>
          <table:table-cell table:formula="of:=IF([.C34]&lt;=[Datos.$H$7];1/(1+[Datos.$H$8]/100)^[.C34];&quot;&quot;)" office:value-type="float" office:value="0.92648239123131" calcext:value-type="float">
            <text:p>0,9264823912313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IF([.C35]&lt;=[Datos.$H$7];[.C35];&quot;&quot;)" office:value-type="float" office:value="32" calcext:value-type="float">
            <text:p>32</text:p>
          </table:table-cell>
          <table:table-cell table:formula="of:=IF([.C35]&lt;=[Datos.$H$7];1/(1+[Datos.$H$8]/100)^[.C35];&quot;&quot;)" office:value-type="float" office:value="0.924203057167946" calcext:value-type="float">
            <text:p>0,924203057167946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IF([.C36]&lt;=[Datos.$H$7];[.C36];&quot;&quot;)" office:value-type="float" office:value="33" calcext:value-type="float">
            <text:p>33</text:p>
          </table:table-cell>
          <table:table-cell table:formula="of:=IF([.C36]&lt;=[Datos.$H$7];1/(1+[Datos.$H$8]/100)^[.C36];&quot;&quot;)" office:value-type="float" office:value="0.921929330727373" calcext:value-type="float">
            <text:p>0,92192933072737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IF([.C37]&lt;=[Datos.$H$7];[.C37];&quot;&quot;)" office:value-type="float" office:value="34" calcext:value-type="float">
            <text:p>34</text:p>
          </table:table-cell>
          <table:table-cell table:formula="of:=IF([.C37]&lt;=[Datos.$H$7];1/(1+[Datos.$H$8]/100)^[.C37];&quot;&quot;)" office:value-type="float" office:value="0.919661198113705" calcext:value-type="float">
            <text:p>0,91966119811370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IF([.C38]&lt;=[Datos.$H$7];[.C38];&quot;&quot;)" office:value-type="float" office:value="35" calcext:value-type="float">
            <text:p>35</text:p>
          </table:table-cell>
          <table:table-cell table:formula="of:=IF([.C38]&lt;=[Datos.$H$7];1/(1+[Datos.$H$8]/100)^[.C38];&quot;&quot;)" office:value-type="float" office:value="0.917398645564995" calcext:value-type="float">
            <text:p>0,917398645564995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IF([.C39]&lt;=[Datos.$H$7];[.C39];&quot;&quot;)" office:value-type="float" office:value="36" calcext:value-type="float">
            <text:p>36</text:p>
          </table:table-cell>
          <table:table-cell table:formula="of:=IF([.C39]&lt;=[Datos.$H$7];1/(1+[Datos.$H$8]/100)^[.C39];&quot;&quot;)" office:value-type="float" office:value="0.915141659353157" calcext:value-type="float">
            <text:p>0,91514165935315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IF([.C40]&lt;=[Datos.$H$7];[.C40];&quot;&quot;)" office:value-type="float" office:value="37" calcext:value-type="float">
            <text:p>37</text:p>
          </table:table-cell>
          <table:table-cell table:formula="of:=IF([.C40]&lt;=[Datos.$H$7];1/(1+[Datos.$H$8]/100)^[.C40];&quot;&quot;)" office:value-type="float" office:value="0.912890225783875" calcext:value-type="float">
            <text:p>0,9128902257838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IF([.C41]&lt;=[Datos.$H$7];[.C41];&quot;&quot;)" office:value-type="float" office:value="38" calcext:value-type="float">
            <text:p>38</text:p>
          </table:table-cell>
          <table:table-cell table:formula="of:=IF([.C41]&lt;=[Datos.$H$7];1/(1+[Datos.$H$8]/100)^[.C41];&quot;&quot;)" office:value-type="float" office:value="0.910644331196525" calcext:value-type="float">
            <text:p>0,91064433119652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IF([.C42]&lt;=[Datos.$H$7];[.C42];&quot;&quot;)" office:value-type="float" office:value="39" calcext:value-type="float">
            <text:p>39</text:p>
          </table:table-cell>
          <table:table-cell table:formula="of:=IF([.C42]&lt;=[Datos.$H$7];1/(1+[Datos.$H$8]/100)^[.C42];&quot;&quot;)" office:value-type="float" office:value="0.908403961964092" calcext:value-type="float">
            <text:p>0,90840396196409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IF([.C43]&lt;=[Datos.$H$7];[.C43];&quot;&quot;)" office:value-type="float" office:value="40" calcext:value-type="float">
            <text:p>40</text:p>
          </table:table-cell>
          <table:table-cell table:formula="of:=IF([.C43]&lt;=[Datos.$H$7];1/(1+[Datos.$H$8]/100)^[.C43];&quot;&quot;)" office:value-type="float" office:value="0.906169104493085" calcext:value-type="float">
            <text:p>0,90616910449308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IF([.C44]&lt;=[Datos.$H$7];[.C44];&quot;&quot;)" office:value-type="float" office:value="41" calcext:value-type="float">
            <text:p>41</text:p>
          </table:table-cell>
          <table:table-cell table:formula="of:=IF([.C44]&lt;=[Datos.$H$7];1/(1+[Datos.$H$8]/100)^[.C44];&quot;&quot;)" office:value-type="float" office:value="0.903939745223457" calcext:value-type="float">
            <text:p>0,903939745223457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IF([.C45]&lt;=[Datos.$H$7];[.C45];&quot;&quot;)" office:value-type="float" office:value="42" calcext:value-type="float">
            <text:p>42</text:p>
          </table:table-cell>
          <table:table-cell table:formula="of:=IF([.C45]&lt;=[Datos.$H$7];1/(1+[Datos.$H$8]/100)^[.C45];&quot;&quot;)" office:value-type="float" office:value="0.901715870628519" calcext:value-type="float">
            <text:p>0,901715870628519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C46]&lt;=[Datos.$H$7];[.C46];&quot;&quot;)" office:value-type="float" office:value="43" calcext:value-type="float">
            <text:p>43</text:p>
          </table:table-cell>
          <table:table-cell table:formula="of:=IF([.C46]&lt;=[Datos.$H$7];1/(1+[Datos.$H$8]/100)^[.C46];&quot;&quot;)" office:value-type="float" office:value="0.899497467214863" calcext:value-type="float">
            <text:p>0,899497467214863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IF([.C47]&lt;=[Datos.$H$7];[.C47];&quot;&quot;)" office:value-type="float" office:value="44" calcext:value-type="float">
            <text:p>44</text:p>
          </table:table-cell>
          <table:table-cell table:formula="of:=IF([.C47]&lt;=[Datos.$H$7];1/(1+[Datos.$H$8]/100)^[.C47];&quot;&quot;)" office:value-type="float" office:value="0.897284521522277" calcext:value-type="float">
            <text:p>0,89728452152227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IF([.C48]&lt;=[Datos.$H$7];[.C48];&quot;&quot;)" office:value-type="float" office:value="45" calcext:value-type="float">
            <text:p>45</text:p>
          </table:table-cell>
          <table:table-cell table:formula="of:=IF([.C48]&lt;=[Datos.$H$7];1/(1+[Datos.$H$8]/100)^[.C48];&quot;&quot;)" office:value-type="float" office:value="0.895077020123662" calcext:value-type="float">
            <text:p>0,895077020123662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IF([.C49]&lt;=[Datos.$H$7];[.C49];&quot;&quot;)" office:value-type="float" office:value="46" calcext:value-type="float">
            <text:p>46</text:p>
          </table:table-cell>
          <table:table-cell table:formula="of:=IF([.C49]&lt;=[Datos.$H$7];1/(1+[Datos.$H$8]/100)^[.C49];&quot;&quot;)" office:value-type="float" office:value="0.892874949624955" calcext:value-type="float">
            <text:p>0,89287494962495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IF([.C50]&lt;=[Datos.$H$7];[.C50];&quot;&quot;)" office:value-type="float" office:value="47" calcext:value-type="float">
            <text:p>47</text:p>
          </table:table-cell>
          <table:table-cell table:formula="of:=IF([.C50]&lt;=[Datos.$H$7];1/(1+[Datos.$H$8]/100)^[.C50];&quot;&quot;)" office:value-type="float" office:value="0.890678296665043" calcext:value-type="float">
            <text:p>0,890678296665043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IF([.C51]&lt;=[Datos.$H$7];[.C51];&quot;&quot;)" office:value-type="float" office:value="48" calcext:value-type="float">
            <text:p>48</text:p>
          </table:table-cell>
          <table:table-cell table:formula="of:=IF([.C51]&lt;=[Datos.$H$7];1/(1+[Datos.$H$8]/100)^[.C51];&quot;&quot;)" office:value-type="float" office:value="0.888487047915685" calcext:value-type="float">
            <text:p>0,88848704791568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IF([.C52]&lt;=[Datos.$H$7];[.C52];&quot;&quot;)" office:value-type="float" office:value="49" calcext:value-type="float">
            <text:p>49</text:p>
          </table:table-cell>
          <table:table-cell table:formula="of:=IF([.C52]&lt;=[Datos.$H$7];1/(1+[Datos.$H$8]/100)^[.C52];&quot;&quot;)" office:value-type="float" office:value="0.886301190081431" calcext:value-type="float">
            <text:p>0,88630119008143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IF([.C53]&lt;=[Datos.$H$7];[.C53];&quot;&quot;)" office:value-type="float" office:value="50" calcext:value-type="float">
            <text:p>50</text:p>
          </table:table-cell>
          <table:table-cell table:formula="of:=IF([.C53]&lt;=[Datos.$H$7];1/(1+[Datos.$H$8]/100)^[.C53];&quot;&quot;)" office:value-type="float" office:value="0.884120709899538" calcext:value-type="float">
            <text:p>0,88412070989953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IF([.C54]&lt;=[Datos.$H$7];[.C54];&quot;&quot;)" office:value-type="float" office:value="51" calcext:value-type="float">
            <text:p>51</text:p>
          </table:table-cell>
          <table:table-cell table:formula="of:=IF([.C54]&lt;=[Datos.$H$7];1/(1+[Datos.$H$8]/100)^[.C54];&quot;&quot;)" office:value-type="float" office:value="0.881945594139894" calcext:value-type="float">
            <text:p>0,88194559413989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IF([.C55]&lt;=[Datos.$H$7];[.C55];&quot;&quot;)" office:value-type="float" office:value="52" calcext:value-type="float">
            <text:p>52</text:p>
          </table:table-cell>
          <table:table-cell table:formula="of:=IF([.C55]&lt;=[Datos.$H$7];1/(1+[Datos.$H$8]/100)^[.C55];&quot;&quot;)" office:value-type="float" office:value="0.879775829604936" calcext:value-type="float">
            <text:p>0,879775829604936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IF([.C56]&lt;=[Datos.$H$7];[.C56];&quot;&quot;)" office:value-type="float" office:value="53" calcext:value-type="float">
            <text:p>53</text:p>
          </table:table-cell>
          <table:table-cell table:formula="of:=IF([.C56]&lt;=[Datos.$H$7];1/(1+[Datos.$H$8]/100)^[.C56];&quot;&quot;)" office:value-type="float" office:value="0.877611403129569" calcext:value-type="float">
            <text:p>0,87761140312956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IF([.C57]&lt;=[Datos.$H$7];[.C57];&quot;&quot;)" office:value-type="float" office:value="54" calcext:value-type="float">
            <text:p>54</text:p>
          </table:table-cell>
          <table:table-cell table:formula="of:=IF([.C57]&lt;=[Datos.$H$7];1/(1+[Datos.$H$8]/100)^[.C57];&quot;&quot;)" office:value-type="float" office:value="0.875452301581085" calcext:value-type="float">
            <text:p>0,87545230158108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IF([.C58]&lt;=[Datos.$H$7];[.C58];&quot;&quot;)" office:value-type="float" office:value="55" calcext:value-type="float">
            <text:p>55</text:p>
          </table:table-cell>
          <table:table-cell table:formula="of:=IF([.C58]&lt;=[Datos.$H$7];1/(1+[Datos.$H$8]/100)^[.C58];&quot;&quot;)" office:value-type="float" office:value="0.87329851185909" calcext:value-type="float">
            <text:p>0,8732985118590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IF([.C59]&lt;=[Datos.$H$7];[.C59];&quot;&quot;)" office:value-type="float" office:value="56" calcext:value-type="float">
            <text:p>56</text:p>
          </table:table-cell>
          <table:table-cell table:formula="of:=IF([.C59]&lt;=[Datos.$H$7];1/(1+[Datos.$H$8]/100)^[.C59];&quot;&quot;)" office:value-type="float" office:value="0.871150020895413" calcext:value-type="float">
            <text:p>0,871150020895413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IF([.C60]&lt;=[Datos.$H$7];[.C60];&quot;&quot;)" office:value-type="float" office:value="57" calcext:value-type="float">
            <text:p>57</text:p>
          </table:table-cell>
          <table:table-cell table:formula="of:=IF([.C60]&lt;=[Datos.$H$7];1/(1+[Datos.$H$8]/100)^[.C60];&quot;&quot;)" office:value-type="float" office:value="0.86900681565404" calcext:value-type="float">
            <text:p>0,86900681565404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IF([.C61]&lt;=[Datos.$H$7];[.C61];&quot;&quot;)" office:value-type="float" office:value="58" calcext:value-type="float">
            <text:p>58</text:p>
          </table:table-cell>
          <table:table-cell table:formula="of:=IF([.C61]&lt;=[Datos.$H$7];1/(1+[Datos.$H$8]/100)^[.C61];&quot;&quot;)" office:value-type="float" office:value="0.866868883131023" calcext:value-type="float">
            <text:p>0,866868883131023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IF([.C62]&lt;=[Datos.$H$7];[.C62];&quot;&quot;)" office:value-type="float" office:value="59" calcext:value-type="float">
            <text:p>59</text:p>
          </table:table-cell>
          <table:table-cell table:formula="of:=IF([.C62]&lt;=[Datos.$H$7];1/(1+[Datos.$H$8]/100)^[.C62];&quot;&quot;)" office:value-type="float" office:value="0.86473621035441" calcext:value-type="float">
            <text:p>0,8647362103544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IF([.C63]&lt;=[Datos.$H$7];[.C63];&quot;&quot;)" office:value-type="float" office:value="60" calcext:value-type="float">
            <text:p>60</text:p>
          </table:table-cell>
          <table:table-cell table:formula="of:=IF([.C63]&lt;=[Datos.$H$7];1/(1+[Datos.$H$8]/100)^[.C63];&quot;&quot;)" office:value-type="float" office:value="0.862608784384159" calcext:value-type="float">
            <text:p>0,862608784384159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IF([.C64]&lt;=[Datos.$H$7];[.C64];&quot;&quot;)" office:value-type="float" office:value="61" calcext:value-type="float">
            <text:p>61</text:p>
          </table:table-cell>
          <table:table-cell table:formula="of:=IF([.C64]&lt;=[Datos.$H$7];1/(1+[Datos.$H$8]/100)^[.C64];&quot;&quot;)" office:value-type="float" office:value="0.860486592312068" calcext:value-type="float">
            <text:p>0,86048659231206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IF([.C65]&lt;=[Datos.$H$7];[.C65];&quot;&quot;)" office:value-type="float" office:value="62" calcext:value-type="float">
            <text:p>62</text:p>
          </table:table-cell>
          <table:table-cell table:formula="of:=IF([.C65]&lt;=[Datos.$H$7];1/(1+[Datos.$H$8]/100)^[.C65];&quot;&quot;)" office:value-type="float" office:value="0.858369621261686" calcext:value-type="float">
            <text:p>0,858369621261686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IF([.C66]&lt;=[Datos.$H$7];[.C66];&quot;&quot;)" office:value-type="float" office:value="63" calcext:value-type="float">
            <text:p>63</text:p>
          </table:table-cell>
          <table:table-cell table:formula="of:=IF([.C66]&lt;=[Datos.$H$7];1/(1+[Datos.$H$8]/100)^[.C66];&quot;&quot;)" office:value-type="float" office:value="0.856257858388246" calcext:value-type="float">
            <text:p>0,856257858388246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IF([.C67]&lt;=[Datos.$H$7];[.C67];&quot;&quot;)" office:value-type="float" office:value="64" calcext:value-type="float">
            <text:p>64</text:p>
          </table:table-cell>
          <table:table-cell table:formula="of:=IF([.C67]&lt;=[Datos.$H$7];1/(1+[Datos.$H$8]/100)^[.C67];&quot;&quot;)" office:value-type="float" office:value="0.854151290878578" calcext:value-type="float">
            <text:p>0,85415129087857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IF([.C68]&lt;=[Datos.$H$7];[.C68];&quot;&quot;)" office:value-type="float" office:value="65" calcext:value-type="float">
            <text:p>65</text:p>
          </table:table-cell>
          <table:table-cell table:formula="of:=IF([.C68]&lt;=[Datos.$H$7];1/(1+[Datos.$H$8]/100)^[.C68];&quot;&quot;)" office:value-type="float" office:value="0.852049905951037" calcext:value-type="float">
            <text:p>0,852049905951037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IF([.C69]&lt;=[Datos.$H$7];[.C69];&quot;&quot;)" office:value-type="float" office:value="66" calcext:value-type="float">
            <text:p>66</text:p>
          </table:table-cell>
          <table:table-cell table:formula="of:=IF([.C69]&lt;=[Datos.$H$7];1/(1+[Datos.$H$8]/100)^[.C69];&quot;&quot;)" office:value-type="float" office:value="0.849953690855422" calcext:value-type="float">
            <text:p>0,84995369085542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IF([.C70]&lt;=[Datos.$H$7];[.C70];&quot;&quot;)" office:value-type="float" office:value="67" calcext:value-type="float">
            <text:p>67</text:p>
          </table:table-cell>
          <table:table-cell table:formula="of:=IF([.C70]&lt;=[Datos.$H$7];1/(1+[Datos.$H$8]/100)^[.C70];&quot;&quot;)" office:value-type="float" office:value="0.847862632872902" calcext:value-type="float">
            <text:p>0,84786263287290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IF([.C71]&lt;=[Datos.$H$7];[.C71];&quot;&quot;)" office:value-type="float" office:value="68" calcext:value-type="float">
            <text:p>68</text:p>
          </table:table-cell>
          <table:table-cell table:formula="of:=IF([.C71]&lt;=[Datos.$H$7];1/(1+[Datos.$H$8]/100)^[.C71];&quot;&quot;)" office:value-type="float" office:value="0.845776719315935" calcext:value-type="float">
            <text:p>0,84577671931593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IF([.C72]&lt;=[Datos.$H$7];[.C72];&quot;&quot;)" office:value-type="float" office:value="69" calcext:value-type="float">
            <text:p>69</text:p>
          </table:table-cell>
          <table:table-cell table:formula="of:=IF([.C72]&lt;=[Datos.$H$7];1/(1+[Datos.$H$8]/100)^[.C72];&quot;&quot;)" office:value-type="float" office:value="0.843695937528193" calcext:value-type="float">
            <text:p>0,843695937528193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IF([.C73]&lt;=[Datos.$H$7];[.C73];&quot;&quot;)" office:value-type="float" office:value="70" calcext:value-type="float">
            <text:p>70</text:p>
          </table:table-cell>
          <table:table-cell table:formula="of:=IF([.C73]&lt;=[Datos.$H$7];1/(1+[Datos.$H$8]/100)^[.C73];&quot;&quot;)" office:value-type="float" office:value="0.841620274884488" calcext:value-type="float">
            <text:p>0,841620274884488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IF([.C74]&lt;=[Datos.$H$7];[.C74];&quot;&quot;)" office:value-type="float" office:value="71" calcext:value-type="float">
            <text:p>71</text:p>
          </table:table-cell>
          <table:table-cell table:formula="of:=IF([.C74]&lt;=[Datos.$H$7];1/(1+[Datos.$H$8]/100)^[.C74];&quot;&quot;)" office:value-type="float" office:value="0.839549718790688" calcext:value-type="float">
            <text:p>0,839549718790688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IF([.C75]&lt;=[Datos.$H$7];[.C75];&quot;&quot;)" office:value-type="float" office:value="72" calcext:value-type="float">
            <text:p>72</text:p>
          </table:table-cell>
          <table:table-cell table:formula="of:=IF([.C75]&lt;=[Datos.$H$7];1/(1+[Datos.$H$8]/100)^[.C75];&quot;&quot;)" office:value-type="float" office:value="0.837484256683649" calcext:value-type="float">
            <text:p>0,837484256683649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IF([.C76]&lt;=[Datos.$H$7];[.C76];&quot;&quot;)" office:value-type="float" office:value="73" calcext:value-type="float">
            <text:p>73</text:p>
          </table:table-cell>
          <table:table-cell table:formula="of:=IF([.C76]&lt;=[Datos.$H$7];1/(1+[Datos.$H$8]/100)^[.C76];&quot;&quot;)" office:value-type="float" office:value="0.835423876031133" calcext:value-type="float">
            <text:p>0,83542387603113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IF([.C77]&lt;=[Datos.$H$7];[.C77];&quot;&quot;)" office:value-type="float" office:value="74" calcext:value-type="float">
            <text:p>74</text:p>
          </table:table-cell>
          <table:table-cell table:formula="of:=IF([.C77]&lt;=[Datos.$H$7];1/(1+[Datos.$H$8]/100)^[.C77];&quot;&quot;)" office:value-type="float" office:value="0.833368564331733" calcext:value-type="float">
            <text:p>0,83336856433173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IF([.C78]&lt;=[Datos.$H$7];[.C78];&quot;&quot;)" office:value-type="float" office:value="75" calcext:value-type="float">
            <text:p>75</text:p>
          </table:table-cell>
          <table:table-cell table:formula="of:=IF([.C78]&lt;=[Datos.$H$7];1/(1+[Datos.$H$8]/100)^[.C78];&quot;&quot;)" office:value-type="float" office:value="0.831318309114801" calcext:value-type="float">
            <text:p>0,831318309114801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IF([.C79]&lt;=[Datos.$H$7];[.C79];&quot;&quot;)" office:value-type="float" office:value="76" calcext:value-type="float">
            <text:p>76</text:p>
          </table:table-cell>
          <table:table-cell table:formula="of:=IF([.C79]&lt;=[Datos.$H$7];1/(1+[Datos.$H$8]/100)^[.C79];&quot;&quot;)" office:value-type="float" office:value="0.829273097940366" calcext:value-type="float">
            <text:p>0,829273097940366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IF([.C80]&lt;=[Datos.$H$7];[.C80];&quot;&quot;)" office:value-type="float" office:value="77" calcext:value-type="float">
            <text:p>77</text:p>
          </table:table-cell>
          <table:table-cell table:formula="of:=IF([.C80]&lt;=[Datos.$H$7];1/(1+[Datos.$H$8]/100)^[.C80];&quot;&quot;)" office:value-type="float" office:value="0.827232918399064" calcext:value-type="float">
            <text:p>0,827232918399064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IF([.C81]&lt;=[Datos.$H$7];[.C81];&quot;&quot;)" office:value-type="float" office:value="78" calcext:value-type="float">
            <text:p>78</text:p>
          </table:table-cell>
          <table:table-cell table:formula="of:=IF([.C81]&lt;=[Datos.$H$7];1/(1+[Datos.$H$8]/100)^[.C81];&quot;&quot;)" office:value-type="float" office:value="0.825197758112059" calcext:value-type="float">
            <text:p>0,825197758112059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IF([.C82]&lt;=[Datos.$H$7];[.C82];&quot;&quot;)" office:value-type="float" office:value="79" calcext:value-type="float">
            <text:p>79</text:p>
          </table:table-cell>
          <table:table-cell table:formula="of:=IF([.C82]&lt;=[Datos.$H$7];1/(1+[Datos.$H$8]/100)^[.C82];&quot;&quot;)" office:value-type="float" office:value="0.823167604730972" calcext:value-type="float">
            <text:p>0,823167604730972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IF([.C83]&lt;=[Datos.$H$7];[.C83];&quot;&quot;)" office:value-type="float" office:value="80" calcext:value-type="float">
            <text:p>80</text:p>
          </table:table-cell>
          <table:table-cell table:formula="of:=IF([.C83]&lt;=[Datos.$H$7];1/(1+[Datos.$H$8]/100)^[.C83];&quot;&quot;)" office:value-type="float" office:value="0.8211424459378" calcext:value-type="float">
            <text:p>0,8211424459378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IF([.C84]&lt;=[Datos.$H$7];[.C84];&quot;&quot;)" office:value-type="float" office:value="81" calcext:value-type="float">
            <text:p>81</text:p>
          </table:table-cell>
          <table:table-cell table:formula="of:=IF([.C84]&lt;=[Datos.$H$7];1/(1+[Datos.$H$8]/100)^[.C84];&quot;&quot;)" office:value-type="float" office:value="0.819122269444847" calcext:value-type="float">
            <text:p>0,819122269444847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IF([.C85]&lt;=[Datos.$H$7];[.C85];&quot;&quot;)" office:value-type="float" office:value="82" calcext:value-type="float">
            <text:p>82</text:p>
          </table:table-cell>
          <table:table-cell table:formula="of:=IF([.C85]&lt;=[Datos.$H$7];1/(1+[Datos.$H$8]/100)^[.C85];&quot;&quot;)" office:value-type="float" office:value="0.817107062994648" calcext:value-type="float">
            <text:p>0,817107062994648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IF([.C86]&lt;=[Datos.$H$7];[.C86];&quot;&quot;)" office:value-type="float" office:value="83" calcext:value-type="float">
            <text:p>83</text:p>
          </table:table-cell>
          <table:table-cell table:formula="of:=IF([.C86]&lt;=[Datos.$H$7];1/(1+[Datos.$H$8]/100)^[.C86];&quot;&quot;)" office:value-type="float" office:value="0.815096814359891" calcext:value-type="float">
            <text:p>0,81509681435989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IF([.C87]&lt;=[Datos.$H$7];[.C87];&quot;&quot;)" office:value-type="float" office:value="84" calcext:value-type="float">
            <text:p>84</text:p>
          </table:table-cell>
          <table:table-cell table:formula="of:=IF([.C87]&lt;=[Datos.$H$7];1/(1+[Datos.$H$8]/100)^[.C87];&quot;&quot;)" office:value-type="float" office:value="0.813091511343348" calcext:value-type="float">
            <text:p>0,813091511343348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C88]&lt;=[Datos.$H$7];[.C88];&quot;&quot;)" office:value-type="float" office:value="85" calcext:value-type="float">
            <text:p>85</text:p>
          </table:table-cell>
          <table:table-cell table:formula="of:=IF([.C88]&lt;=[Datos.$H$7];1/(1+[Datos.$H$8]/100)^[.C88];&quot;&quot;)" office:value-type="float" office:value="0.811091141777798" calcext:value-type="float">
            <text:p>0,811091141777798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IF([.C89]&lt;=[Datos.$H$7];[.C89];&quot;&quot;)" office:value-type="float" office:value="86" calcext:value-type="float">
            <text:p>86</text:p>
          </table:table-cell>
          <table:table-cell table:formula="of:=IF([.C89]&lt;=[Datos.$H$7];1/(1+[Datos.$H$8]/100)^[.C89];&quot;&quot;)" office:value-type="float" office:value="0.809095693525954" calcext:value-type="float">
            <text:p>0,809095693525954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IF([.C90]&lt;=[Datos.$H$7];[.C90];&quot;&quot;)" office:value-type="float" office:value="87" calcext:value-type="float">
            <text:p>87</text:p>
          </table:table-cell>
          <table:table-cell table:formula="of:=IF([.C90]&lt;=[Datos.$H$7];1/(1+[Datos.$H$8]/100)^[.C90];&quot;&quot;)" office:value-type="float" office:value="0.807105154480388" calcext:value-type="float">
            <text:p>0,807105154480388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IF([.C91]&lt;=[Datos.$H$7];[.C91];&quot;&quot;)" office:value-type="float" office:value="88" calcext:value-type="float">
            <text:p>88</text:p>
          </table:table-cell>
          <table:table-cell table:formula="of:=IF([.C91]&lt;=[Datos.$H$7];1/(1+[Datos.$H$8]/100)^[.C91];&quot;&quot;)" office:value-type="float" office:value="0.805119512563461" calcext:value-type="float">
            <text:p>0,805119512563461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IF([.C92]&lt;=[Datos.$H$7];[.C92];&quot;&quot;)" office:value-type="float" office:value="89" calcext:value-type="float">
            <text:p>89</text:p>
          </table:table-cell>
          <table:table-cell table:formula="of:=IF([.C92]&lt;=[Datos.$H$7];1/(1+[Datos.$H$8]/100)^[.C92];&quot;&quot;)" office:value-type="float" office:value="0.803138755727246" calcext:value-type="float">
            <text:p>0,80313875572724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IF([.C93]&lt;=[Datos.$H$7];[.C93];&quot;&quot;)" office:value-type="float" office:value="90" calcext:value-type="float">
            <text:p>90</text:p>
          </table:table-cell>
          <table:table-cell table:formula="of:=IF([.C93]&lt;=[Datos.$H$7];1/(1+[Datos.$H$8]/100)^[.C93];&quot;&quot;)" office:value-type="float" office:value="0.801162871953455" calcext:value-type="float">
            <text:p>0,80116287195345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IF([.C94]&lt;=[Datos.$H$7];[.C94];&quot;&quot;)" office:value-type="float" office:value="91" calcext:value-type="float">
            <text:p>91</text:p>
          </table:table-cell>
          <table:table-cell table:formula="of:=IF([.C94]&lt;=[Datos.$H$7];1/(1+[Datos.$H$8]/100)^[.C94];&quot;&quot;)" office:value-type="float" office:value="0.79919184925337" calcext:value-type="float">
            <text:p>0,79919184925337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IF([.C95]&lt;=[Datos.$H$7];[.C95];&quot;&quot;)" office:value-type="float" office:value="92" calcext:value-type="float">
            <text:p>92</text:p>
          </table:table-cell>
          <table:table-cell table:formula="of:=IF([.C95]&lt;=[Datos.$H$7];1/(1+[Datos.$H$8]/100)^[.C95];&quot;&quot;)" office:value-type="float" office:value="0.797225675667766" calcext:value-type="float">
            <text:p>0,797225675667766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IF([.C96]&lt;=[Datos.$H$7];[.C96];&quot;&quot;)" office:value-type="float" office:value="93" calcext:value-type="float">
            <text:p>93</text:p>
          </table:table-cell>
          <table:table-cell table:formula="of:=IF([.C96]&lt;=[Datos.$H$7];1/(1+[Datos.$H$8]/100)^[.C96];&quot;&quot;)" office:value-type="float" office:value="0.795264339266841" calcext:value-type="float">
            <text:p>0,79526433926684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IF([.C97]&lt;=[Datos.$H$7];[.C97];&quot;&quot;)" office:value-type="float" office:value="94" calcext:value-type="float">
            <text:p>94</text:p>
          </table:table-cell>
          <table:table-cell table:formula="of:=IF([.C97]&lt;=[Datos.$H$7];1/(1+[Datos.$H$8]/100)^[.C97];&quot;&quot;)" office:value-type="float" office:value="0.793307828150142" calcext:value-type="float">
            <text:p>0,793307828150142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IF([.C98]&lt;=[Datos.$H$7];[.C98];&quot;&quot;)" office:value-type="float" office:value="95" calcext:value-type="float">
            <text:p>95</text:p>
          </table:table-cell>
          <table:table-cell table:formula="of:=IF([.C98]&lt;=[Datos.$H$7];1/(1+[Datos.$H$8]/100)^[.C98];&quot;&quot;)" office:value-type="float" office:value="0.791356130446495" calcext:value-type="float">
            <text:p>0,791356130446495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IF([.C99]&lt;=[Datos.$H$7];[.C99];&quot;&quot;)" office:value-type="float" office:value="96" calcext:value-type="float">
            <text:p>96</text:p>
          </table:table-cell>
          <table:table-cell table:formula="of:=IF([.C99]&lt;=[Datos.$H$7];1/(1+[Datos.$H$8]/100)^[.C99];&quot;&quot;)" office:value-type="float" office:value="0.789409234313929" calcext:value-type="float">
            <text:p>0,789409234313929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IF([.C100]&lt;=[Datos.$H$7];[.C100];&quot;&quot;)" office:value-type="float" office:value="97" calcext:value-type="float">
            <text:p>97</text:p>
          </table:table-cell>
          <table:table-cell table:formula="of:=IF([.C100]&lt;=[Datos.$H$7];1/(1+[Datos.$H$8]/100)^[.C100];&quot;&quot;)" office:value-type="float" office:value="0.787467127939609" calcext:value-type="float">
            <text:p>0,787467127939609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IF([.C101]&lt;=[Datos.$H$7];[.C101];&quot;&quot;)" office:value-type="float" office:value="98" calcext:value-type="float">
            <text:p>98</text:p>
          </table:table-cell>
          <table:table-cell table:formula="of:=IF([.C101]&lt;=[Datos.$H$7];1/(1+[Datos.$H$8]/100)^[.C101];&quot;&quot;)" office:value-type="float" office:value="0.78552979953976" calcext:value-type="float">
            <text:p>0,78552979953976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IF([.C102]&lt;=[Datos.$H$7];[.C102];&quot;&quot;)" office:value-type="float" office:value="99" calcext:value-type="float">
            <text:p>99</text:p>
          </table:table-cell>
          <table:table-cell table:formula="of:=IF([.C102]&lt;=[Datos.$H$7];1/(1+[Datos.$H$8]/100)^[.C102];&quot;&quot;)" office:value-type="float" office:value="0.7835972373596" calcext:value-type="float">
            <text:p>0,783597237359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IF([.C103]&lt;=[Datos.$H$7];[.C103];&quot;&quot;)" office:value-type="float" office:value="100" calcext:value-type="float">
            <text:p>100</text:p>
          </table:table-cell>
          <table:table-cell table:formula="of:=IF([.C103]&lt;=[Datos.$H$7];1/(1+[Datos.$H$8]/100)^[.C103];&quot;&quot;)" office:value-type="float" office:value="0.781669429673263" calcext:value-type="float">
            <text:p>0,781669429673263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IF([.C104]&lt;=[Datos.$H$7];[.C104];&quot;&quot;)" office:value-type="float" office:value="101" calcext:value-type="float">
            <text:p>101</text:p>
          </table:table-cell>
          <table:table-cell table:formula="of:=IF([.C104]&lt;=[Datos.$H$7];1/(1+[Datos.$H$8]/100)^[.C104];&quot;&quot;)" office:value-type="float" office:value="0.779746364783733" calcext:value-type="float">
            <text:p>0,779746364783733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IF([.C105]&lt;=[Datos.$H$7];[.C105];&quot;&quot;)" office:value-type="float" office:value="102" calcext:value-type="float">
            <text:p>102</text:p>
          </table:table-cell>
          <table:table-cell table:formula="of:=IF([.C105]&lt;=[Datos.$H$7];1/(1+[Datos.$H$8]/100)^[.C105];&quot;&quot;)" office:value-type="float" office:value="0.777828031022771" calcext:value-type="float">
            <text:p>0,777828031022771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IF([.C106]&lt;=[Datos.$H$7];[.C106];&quot;&quot;)" office:value-type="float" office:value="103" calcext:value-type="float">
            <text:p>103</text:p>
          </table:table-cell>
          <table:table-cell table:formula="of:=IF([.C106]&lt;=[Datos.$H$7];1/(1+[Datos.$H$8]/100)^[.C106];&quot;&quot;)" office:value-type="float" office:value="0.775914416750844" calcext:value-type="float">
            <text:p>0,775914416750844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IF([.C107]&lt;=[Datos.$H$7];[.C107];&quot;&quot;)" office:value-type="float" office:value="104" calcext:value-type="float">
            <text:p>104</text:p>
          </table:table-cell>
          <table:table-cell table:formula="of:=IF([.C107]&lt;=[Datos.$H$7];1/(1+[Datos.$H$8]/100)^[.C107];&quot;&quot;)" office:value-type="float" office:value="0.774005510357054" calcext:value-type="float">
            <text:p>0,774005510357054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IF([.C108]&lt;=[Datos.$H$7];[.C108];&quot;&quot;)" office:value-type="float" office:value="105" calcext:value-type="float">
            <text:p>105</text:p>
          </table:table-cell>
          <table:table-cell table:formula="of:=IF([.C108]&lt;=[Datos.$H$7];1/(1+[Datos.$H$8]/100)^[.C108];&quot;&quot;)" office:value-type="float" office:value="0.772101300259068" calcext:value-type="float">
            <text:p>0,772101300259068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IF([.C109]&lt;=[Datos.$H$7];[.C109];&quot;&quot;)" office:value-type="float" office:value="106" calcext:value-type="float">
            <text:p>106</text:p>
          </table:table-cell>
          <table:table-cell table:formula="of:=IF([.C109]&lt;=[Datos.$H$7];1/(1+[Datos.$H$8]/100)^[.C109];&quot;&quot;)" office:value-type="float" office:value="0.77020177490305" calcext:value-type="float">
            <text:p>0,77020177490305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IF([.C110]&lt;=[Datos.$H$7];[.C110];&quot;&quot;)" office:value-type="float" office:value="107" calcext:value-type="float">
            <text:p>107</text:p>
          </table:table-cell>
          <table:table-cell table:formula="of:=IF([.C110]&lt;=[Datos.$H$7];1/(1+[Datos.$H$8]/100)^[.C110];&quot;&quot;)" office:value-type="float" office:value="0.768306922763587" calcext:value-type="float">
            <text:p>0,768306922763587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IF([.C111]&lt;=[Datos.$H$7];[.C111];&quot;&quot;)" office:value-type="float" office:value="108" calcext:value-type="float">
            <text:p>108</text:p>
          </table:table-cell>
          <table:table-cell table:formula="of:=IF([.C111]&lt;=[Datos.$H$7];1/(1+[Datos.$H$8]/100)^[.C111];&quot;&quot;)" office:value-type="float" office:value="0.76641673234362" calcext:value-type="float">
            <text:p>0,76641673234362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IF([.C112]&lt;=[Datos.$H$7];[.C112];&quot;&quot;)" office:value-type="float" office:value="109" calcext:value-type="float">
            <text:p>109</text:p>
          </table:table-cell>
          <table:table-cell table:formula="of:=IF([.C112]&lt;=[Datos.$H$7];1/(1+[Datos.$H$8]/100)^[.C112];&quot;&quot;)" office:value-type="float" office:value="0.764531192174377" calcext:value-type="float">
            <text:p>0,764531192174377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IF([.C113]&lt;=[Datos.$H$7];[.C113];&quot;&quot;)" office:value-type="float" office:value="110" calcext:value-type="float">
            <text:p>110</text:p>
          </table:table-cell>
          <table:table-cell table:formula="of:=IF([.C113]&lt;=[Datos.$H$7];1/(1+[Datos.$H$8]/100)^[.C113];&quot;&quot;)" office:value-type="float" office:value="0.7626502908153" calcext:value-type="float">
            <text:p>0,762650290815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IF([.C114]&lt;=[Datos.$H$7];[.C114];&quot;&quot;)" office:value-type="float" office:value="111" calcext:value-type="float">
            <text:p>111</text:p>
          </table:table-cell>
          <table:table-cell table:formula="of:=IF([.C114]&lt;=[Datos.$H$7];1/(1+[Datos.$H$8]/100)^[.C114];&quot;&quot;)" office:value-type="float" office:value="0.760774016853979" calcext:value-type="float">
            <text:p>0,76077401685397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IF([.C115]&lt;=[Datos.$H$7];[.C115];&quot;&quot;)" office:value-type="float" office:value="112" calcext:value-type="float">
            <text:p>112</text:p>
          </table:table-cell>
          <table:table-cell table:formula="of:=IF([.C115]&lt;=[Datos.$H$7];1/(1+[Datos.$H$8]/100)^[.C115];&quot;&quot;)" office:value-type="float" office:value="0.758902358906079" calcext:value-type="float">
            <text:p>0,758902358906079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IF([.C116]&lt;=[Datos.$H$7];[.C116];&quot;&quot;)" office:value-type="float" office:value="113" calcext:value-type="float">
            <text:p>113</text:p>
          </table:table-cell>
          <table:table-cell table:formula="of:=IF([.C116]&lt;=[Datos.$H$7];1/(1+[Datos.$H$8]/100)^[.C116];&quot;&quot;)" office:value-type="float" office:value="0.757035305615274" calcext:value-type="float">
            <text:p>0,757035305615274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IF([.C117]&lt;=[Datos.$H$7];[.C117];&quot;&quot;)" office:value-type="float" office:value="114" calcext:value-type="float">
            <text:p>114</text:p>
          </table:table-cell>
          <table:table-cell table:formula="of:=IF([.C117]&lt;=[Datos.$H$7];1/(1+[Datos.$H$8]/100)^[.C117];&quot;&quot;)" office:value-type="float" office:value="0.755172845653175" calcext:value-type="float">
            <text:p>0,755172845653175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IF([.C118]&lt;=[Datos.$H$7];[.C118];&quot;&quot;)" office:value-type="float" office:value="115" calcext:value-type="float">
            <text:p>115</text:p>
          </table:table-cell>
          <table:table-cell table:formula="of:=IF([.C118]&lt;=[Datos.$H$7];1/(1+[Datos.$H$8]/100)^[.C118];&quot;&quot;)" office:value-type="float" office:value="0.753314967719265" calcext:value-type="float">
            <text:p>0,753314967719265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IF([.C119]&lt;=[Datos.$H$7];[.C119];&quot;&quot;)" office:value-type="float" office:value="116" calcext:value-type="float">
            <text:p>116</text:p>
          </table:table-cell>
          <table:table-cell table:formula="of:=IF([.C119]&lt;=[Datos.$H$7];1/(1+[Datos.$H$8]/100)^[.C119];&quot;&quot;)" office:value-type="float" office:value="0.751461660540828" calcext:value-type="float">
            <text:p>0,751461660540828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IF([.C120]&lt;=[Datos.$H$7];[.C120];&quot;&quot;)" office:value-type="float" office:value="117" calcext:value-type="float">
            <text:p>117</text:p>
          </table:table-cell>
          <table:table-cell table:formula="of:=IF([.C120]&lt;=[Datos.$H$7];1/(1+[Datos.$H$8]/100)^[.C120];&quot;&quot;)" office:value-type="float" office:value="0.749612912872881" calcext:value-type="float">
            <text:p>0,749612912872881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IF([.C121]&lt;=[Datos.$H$7];[.C121];&quot;&quot;)" office:value-type="float" office:value="118" calcext:value-type="float">
            <text:p>118</text:p>
          </table:table-cell>
          <table:table-cell table:formula="of:=IF([.C121]&lt;=[Datos.$H$7];1/(1+[Datos.$H$8]/100)^[.C121];&quot;&quot;)" office:value-type="float" office:value="0.747768713498106" calcext:value-type="float">
            <text:p>0,747768713498106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IF([.C122]&lt;=[Datos.$H$7];[.C122];&quot;&quot;)" office:value-type="float" office:value="119" calcext:value-type="float">
            <text:p>119</text:p>
          </table:table-cell>
          <table:table-cell table:formula="of:=IF([.C122]&lt;=[Datos.$H$7];1/(1+[Datos.$H$8]/100)^[.C122];&quot;&quot;)" office:value-type="float" office:value="0.745929051226782" calcext:value-type="float">
            <text:p>0,745929051226782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IF([.C123]&lt;=[Datos.$H$7];[.C123];&quot;&quot;)" office:value-type="float" office:value="120" calcext:value-type="float">
            <text:p>120</text:p>
          </table:table-cell>
          <table:table-cell table:formula="of:=IF([.C123]&lt;=[Datos.$H$7];1/(1+[Datos.$H$8]/100)^[.C123];&quot;&quot;)" office:value-type="float" office:value="0.744093914896717" calcext:value-type="float">
            <text:p>0,744093914896717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IF([.C124]&lt;=[Datos.$H$7];[.C124];&quot;&quot;)">
            <text:p/>
          </table:table-cell>
          <table:table-cell table:formula="of:=IF([.C124]&lt;=[Datos.$H$7];1/(1+[Datos.$H$8]/100)^[.C12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IF([.C125]&lt;=[Datos.$H$7];[.C125];&quot;&quot;)">
            <text:p/>
          </table:table-cell>
          <table:table-cell table:formula="of:=IF([.C125]&lt;=[Datos.$H$7];1/(1+[Datos.$H$8]/100)^[.C12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IF([.C126]&lt;=[Datos.$H$7];[.C126];&quot;&quot;)">
            <text:p/>
          </table:table-cell>
          <table:table-cell table:formula="of:=IF([.C126]&lt;=[Datos.$H$7];1/(1+[Datos.$H$8]/100)^[.C12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IF([.C127]&lt;=[Datos.$H$7];[.C127];&quot;&quot;)">
            <text:p/>
          </table:table-cell>
          <table:table-cell table:formula="of:=IF([.C127]&lt;=[Datos.$H$7];1/(1+[Datos.$H$8]/100)^[.C12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IF([.C128]&lt;=[Datos.$H$7];[.C128];&quot;&quot;)">
            <text:p/>
          </table:table-cell>
          <table:table-cell table:formula="of:=IF([.C128]&lt;=[Datos.$H$7];1/(1+[Datos.$H$8]/100)^[.C12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C129]&lt;=[Datos.$H$7];[.C129];&quot;&quot;)">
            <text:p/>
          </table:table-cell>
          <table:table-cell table:formula="of:=IF([.C129]&lt;=[Datos.$H$7];1/(1+[Datos.$H$8]/100)^[.C12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IF([.C130]&lt;=[Datos.$H$7];[.C130];&quot;&quot;)">
            <text:p/>
          </table:table-cell>
          <table:table-cell table:formula="of:=IF([.C130]&lt;=[Datos.$H$7];1/(1+[Datos.$H$8]/100)^[.C13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IF([.C131]&lt;=[Datos.$H$7];[.C131];&quot;&quot;)">
            <text:p/>
          </table:table-cell>
          <table:table-cell table:formula="of:=IF([.C131]&lt;=[Datos.$H$7];1/(1+[Datos.$H$8]/100)^[.C13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IF([.C132]&lt;=[Datos.$H$7];[.C132];&quot;&quot;)">
            <text:p/>
          </table:table-cell>
          <table:table-cell table:formula="of:=IF([.C132]&lt;=[Datos.$H$7];1/(1+[Datos.$H$8]/100)^[.C13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IF([.C133]&lt;=[Datos.$H$7];[.C133];&quot;&quot;)">
            <text:p/>
          </table:table-cell>
          <table:table-cell table:formula="of:=IF([.C133]&lt;=[Datos.$H$7];1/(1+[Datos.$H$8]/100)^[.C13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IF([.C134]&lt;=[Datos.$H$7];[.C134];&quot;&quot;)">
            <text:p/>
          </table:table-cell>
          <table:table-cell table:formula="of:=IF([.C134]&lt;=[Datos.$H$7];1/(1+[Datos.$H$8]/100)^[.C13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IF([.C135]&lt;=[Datos.$H$7];[.C135];&quot;&quot;)">
            <text:p/>
          </table:table-cell>
          <table:table-cell table:formula="of:=IF([.C135]&lt;=[Datos.$H$7];1/(1+[Datos.$H$8]/100)^[.C13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IF([.C136]&lt;=[Datos.$H$7];[.C136];&quot;&quot;)">
            <text:p/>
          </table:table-cell>
          <table:table-cell table:formula="of:=IF([.C136]&lt;=[Datos.$H$7];1/(1+[Datos.$H$8]/100)^[.C13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IF([.C137]&lt;=[Datos.$H$7];[.C137];&quot;&quot;)">
            <text:p/>
          </table:table-cell>
          <table:table-cell table:formula="of:=IF([.C137]&lt;=[Datos.$H$7];1/(1+[Datos.$H$8]/100)^[.C13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IF([.C138]&lt;=[Datos.$H$7];[.C138];&quot;&quot;)">
            <text:p/>
          </table:table-cell>
          <table:table-cell table:formula="of:=IF([.C138]&lt;=[Datos.$H$7];1/(1+[Datos.$H$8]/100)^[.C13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IF([.C139]&lt;=[Datos.$H$7];[.C139];&quot;&quot;)">
            <text:p/>
          </table:table-cell>
          <table:table-cell table:formula="of:=IF([.C139]&lt;=[Datos.$H$7];1/(1+[Datos.$H$8]/100)^[.C13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IF([.C140]&lt;=[Datos.$H$7];[.C140];&quot;&quot;)">
            <text:p/>
          </table:table-cell>
          <table:table-cell table:formula="of:=IF([.C140]&lt;=[Datos.$H$7];1/(1+[Datos.$H$8]/100)^[.C14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IF([.C141]&lt;=[Datos.$H$7];[.C141];&quot;&quot;)">
            <text:p/>
          </table:table-cell>
          <table:table-cell table:formula="of:=IF([.C141]&lt;=[Datos.$H$7];1/(1+[Datos.$H$8]/100)^[.C14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IF([.C142]&lt;=[Datos.$H$7];[.C142];&quot;&quot;)">
            <text:p/>
          </table:table-cell>
          <table:table-cell table:formula="of:=IF([.C142]&lt;=[Datos.$H$7];1/(1+[Datos.$H$8]/100)^[.C14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IF([.C143]&lt;=[Datos.$H$7];[.C143];&quot;&quot;)">
            <text:p/>
          </table:table-cell>
          <table:table-cell table:formula="of:=IF([.C143]&lt;=[Datos.$H$7];1/(1+[Datos.$H$8]/100)^[.C14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IF([.C144]&lt;=[Datos.$H$7];[.C144];&quot;&quot;)">
            <text:p/>
          </table:table-cell>
          <table:table-cell table:formula="of:=IF([.C144]&lt;=[Datos.$H$7];1/(1+[Datos.$H$8]/100)^[.C14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IF([.C145]&lt;=[Datos.$H$7];[.C145];&quot;&quot;)">
            <text:p/>
          </table:table-cell>
          <table:table-cell table:formula="of:=IF([.C145]&lt;=[Datos.$H$7];1/(1+[Datos.$H$8]/100)^[.C14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IF([.C146]&lt;=[Datos.$H$7];[.C146];&quot;&quot;)">
            <text:p/>
          </table:table-cell>
          <table:table-cell table:formula="of:=IF([.C146]&lt;=[Datos.$H$7];1/(1+[Datos.$H$8]/100)^[.C14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IF([.C147]&lt;=[Datos.$H$7];[.C147];&quot;&quot;)">
            <text:p/>
          </table:table-cell>
          <table:table-cell table:formula="of:=IF([.C147]&lt;=[Datos.$H$7];1/(1+[Datos.$H$8]/100)^[.C14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IF([.C148]&lt;=[Datos.$H$7];[.C148];&quot;&quot;)">
            <text:p/>
          </table:table-cell>
          <table:table-cell table:formula="of:=IF([.C148]&lt;=[Datos.$H$7];1/(1+[Datos.$H$8]/100)^[.C14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IF([.C149]&lt;=[Datos.$H$7];[.C149];&quot;&quot;)">
            <text:p/>
          </table:table-cell>
          <table:table-cell table:formula="of:=IF([.C149]&lt;=[Datos.$H$7];1/(1+[Datos.$H$8]/100)^[.C14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IF([.C150]&lt;=[Datos.$H$7];[.C150];&quot;&quot;)">
            <text:p/>
          </table:table-cell>
          <table:table-cell table:formula="of:=IF([.C150]&lt;=[Datos.$H$7];1/(1+[Datos.$H$8]/100)^[.C15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IF([.C151]&lt;=[Datos.$H$7];[.C151];&quot;&quot;)">
            <text:p/>
          </table:table-cell>
          <table:table-cell table:formula="of:=IF([.C151]&lt;=[Datos.$H$7];1/(1+[Datos.$H$8]/100)^[.C15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IF([.C152]&lt;=[Datos.$H$7];[.C152];&quot;&quot;)">
            <text:p/>
          </table:table-cell>
          <table:table-cell table:formula="of:=IF([.C152]&lt;=[Datos.$H$7];1/(1+[Datos.$H$8]/100)^[.C15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IF([.C153]&lt;=[Datos.$H$7];[.C153];&quot;&quot;)">
            <text:p/>
          </table:table-cell>
          <table:table-cell table:formula="of:=IF([.C153]&lt;=[Datos.$H$7];1/(1+[Datos.$H$8]/100)^[.C15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IF([.C154]&lt;=[Datos.$H$7];[.C154];&quot;&quot;)">
            <text:p/>
          </table:table-cell>
          <table:table-cell table:formula="of:=IF([.C154]&lt;=[Datos.$H$7];1/(1+[Datos.$H$8]/100)^[.C15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IF([.C155]&lt;=[Datos.$H$7];[.C155];&quot;&quot;)">
            <text:p/>
          </table:table-cell>
          <table:table-cell table:formula="of:=IF([.C155]&lt;=[Datos.$H$7];1/(1+[Datos.$H$8]/100)^[.C15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IF([.C156]&lt;=[Datos.$H$7];[.C156];&quot;&quot;)">
            <text:p/>
          </table:table-cell>
          <table:table-cell table:formula="of:=IF([.C156]&lt;=[Datos.$H$7];1/(1+[Datos.$H$8]/100)^[.C15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IF([.C157]&lt;=[Datos.$H$7];[.C157];&quot;&quot;)">
            <text:p/>
          </table:table-cell>
          <table:table-cell table:formula="of:=IF([.C157]&lt;=[Datos.$H$7];1/(1+[Datos.$H$8]/100)^[.C15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IF([.C158]&lt;=[Datos.$H$7];[.C158];&quot;&quot;)">
            <text:p/>
          </table:table-cell>
          <table:table-cell table:formula="of:=IF([.C158]&lt;=[Datos.$H$7];1/(1+[Datos.$H$8]/100)^[.C15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IF([.C159]&lt;=[Datos.$H$7];[.C159];&quot;&quot;)">
            <text:p/>
          </table:table-cell>
          <table:table-cell table:formula="of:=IF([.C159]&lt;=[Datos.$H$7];1/(1+[Datos.$H$8]/100)^[.C15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IF([.C160]&lt;=[Datos.$H$7];[.C160];&quot;&quot;)">
            <text:p/>
          </table:table-cell>
          <table:table-cell table:formula="of:=IF([.C160]&lt;=[Datos.$H$7];1/(1+[Datos.$H$8]/100)^[.C16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IF([.C161]&lt;=[Datos.$H$7];[.C161];&quot;&quot;)">
            <text:p/>
          </table:table-cell>
          <table:table-cell table:formula="of:=IF([.C161]&lt;=[Datos.$H$7];1/(1+[Datos.$H$8]/100)^[.C16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IF([.C162]&lt;=[Datos.$H$7];[.C162];&quot;&quot;)">
            <text:p/>
          </table:table-cell>
          <table:table-cell table:formula="of:=IF([.C162]&lt;=[Datos.$H$7];1/(1+[Datos.$H$8]/100)^[.C16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IF([.C163]&lt;=[Datos.$H$7];[.C163];&quot;&quot;)">
            <text:p/>
          </table:table-cell>
          <table:table-cell table:formula="of:=IF([.C163]&lt;=[Datos.$H$7];1/(1+[Datos.$H$8]/100)^[.C16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IF([.C164]&lt;=[Datos.$H$7];[.C164];&quot;&quot;)">
            <text:p/>
          </table:table-cell>
          <table:table-cell table:formula="of:=IF([.C164]&lt;=[Datos.$H$7];1/(1+[Datos.$H$8]/100)^[.C16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IF([.C165]&lt;=[Datos.$H$7];[.C165];&quot;&quot;)">
            <text:p/>
          </table:table-cell>
          <table:table-cell table:formula="of:=IF([.C165]&lt;=[Datos.$H$7];1/(1+[Datos.$H$8]/100)^[.C16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IF([.C166]&lt;=[Datos.$H$7];[.C166];&quot;&quot;)">
            <text:p/>
          </table:table-cell>
          <table:table-cell table:formula="of:=IF([.C166]&lt;=[Datos.$H$7];1/(1+[Datos.$H$8]/100)^[.C16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IF([.C167]&lt;=[Datos.$H$7];[.C167];&quot;&quot;)">
            <text:p/>
          </table:table-cell>
          <table:table-cell table:formula="of:=IF([.C167]&lt;=[Datos.$H$7];1/(1+[Datos.$H$8]/100)^[.C16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IF([.C168]&lt;=[Datos.$H$7];[.C168];&quot;&quot;)">
            <text:p/>
          </table:table-cell>
          <table:table-cell table:formula="of:=IF([.C168]&lt;=[Datos.$H$7];1/(1+[Datos.$H$8]/100)^[.C16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IF([.C169]&lt;=[Datos.$H$7];[.C169];&quot;&quot;)">
            <text:p/>
          </table:table-cell>
          <table:table-cell table:formula="of:=IF([.C169]&lt;=[Datos.$H$7];1/(1+[Datos.$H$8]/100)^[.C16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IF([.C170]&lt;=[Datos.$H$7];[.C170];&quot;&quot;)">
            <text:p/>
          </table:table-cell>
          <table:table-cell table:formula="of:=IF([.C170]&lt;=[Datos.$H$7];1/(1+[Datos.$H$8]/100)^[.C17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IF([.C171]&lt;=[Datos.$H$7];[.C171];&quot;&quot;)">
            <text:p/>
          </table:table-cell>
          <table:table-cell table:formula="of:=IF([.C171]&lt;=[Datos.$H$7];1/(1+[Datos.$H$8]/100)^[.C17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IF([.C172]&lt;=[Datos.$H$7];[.C172];&quot;&quot;)">
            <text:p/>
          </table:table-cell>
          <table:table-cell table:formula="of:=IF([.C172]&lt;=[Datos.$H$7];1/(1+[Datos.$H$8]/100)^[.C17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IF([.C173]&lt;=[Datos.$H$7];[.C173];&quot;&quot;)">
            <text:p/>
          </table:table-cell>
          <table:table-cell table:formula="of:=IF([.C173]&lt;=[Datos.$H$7];1/(1+[Datos.$H$8]/100)^[.C17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IF([.C174]&lt;=[Datos.$H$7];[.C174];&quot;&quot;)">
            <text:p/>
          </table:table-cell>
          <table:table-cell table:formula="of:=IF([.C174]&lt;=[Datos.$H$7];1/(1+[Datos.$H$8]/100)^[.C17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IF([.C175]&lt;=[Datos.$H$7];[.C175];&quot;&quot;)">
            <text:p/>
          </table:table-cell>
          <table:table-cell table:formula="of:=IF([.C175]&lt;=[Datos.$H$7];1/(1+[Datos.$H$8]/100)^[.C17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IF([.C176]&lt;=[Datos.$H$7];[.C176];&quot;&quot;)">
            <text:p/>
          </table:table-cell>
          <table:table-cell table:formula="of:=IF([.C176]&lt;=[Datos.$H$7];1/(1+[Datos.$H$8]/100)^[.C17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IF([.C177]&lt;=[Datos.$H$7];[.C177];&quot;&quot;)">
            <text:p/>
          </table:table-cell>
          <table:table-cell table:formula="of:=IF([.C177]&lt;=[Datos.$H$7];1/(1+[Datos.$H$8]/100)^[.C17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IF([.C178]&lt;=[Datos.$H$7];[.C178];&quot;&quot;)">
            <text:p/>
          </table:table-cell>
          <table:table-cell table:formula="of:=IF([.C178]&lt;=[Datos.$H$7];1/(1+[Datos.$H$8]/100)^[.C17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IF([.C179]&lt;=[Datos.$H$7];[.C179];&quot;&quot;)">
            <text:p/>
          </table:table-cell>
          <table:table-cell table:formula="of:=IF([.C179]&lt;=[Datos.$H$7];1/(1+[Datos.$H$8]/100)^[.C17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IF([.C180]&lt;=[Datos.$H$7];[.C180];&quot;&quot;)">
            <text:p/>
          </table:table-cell>
          <table:table-cell table:formula="of:=IF([.C180]&lt;=[Datos.$H$7];1/(1+[Datos.$H$8]/100)^[.C18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IF([.C181]&lt;=[Datos.$H$7];[.C181];&quot;&quot;)">
            <text:p/>
          </table:table-cell>
          <table:table-cell table:formula="of:=IF([.C181]&lt;=[Datos.$H$7];1/(1+[Datos.$H$8]/100)^[.C18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IF([.C182]&lt;=[Datos.$H$7];[.C182];&quot;&quot;)">
            <text:p/>
          </table:table-cell>
          <table:table-cell table:formula="of:=IF([.C182]&lt;=[Datos.$H$7];1/(1+[Datos.$H$8]/100)^[.C18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IF([.C183]&lt;=[Datos.$H$7];[.C183];&quot;&quot;)">
            <text:p/>
          </table:table-cell>
          <table:table-cell table:formula="of:=IF([.C183]&lt;=[Datos.$H$7];1/(1+[Datos.$H$8]/100)^[.C18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IF([.C184]&lt;=[Datos.$H$7];[.C184];&quot;&quot;)">
            <text:p/>
          </table:table-cell>
          <table:table-cell table:formula="of:=IF([.C184]&lt;=[Datos.$H$7];1/(1+[Datos.$H$8]/100)^[.C18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IF([.C185]&lt;=[Datos.$H$7];[.C185];&quot;&quot;)">
            <text:p/>
          </table:table-cell>
          <table:table-cell table:formula="of:=IF([.C185]&lt;=[Datos.$H$7];1/(1+[Datos.$H$8]/100)^[.C18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IF([.C186]&lt;=[Datos.$H$7];[.C186];&quot;&quot;)">
            <text:p/>
          </table:table-cell>
          <table:table-cell table:formula="of:=IF([.C186]&lt;=[Datos.$H$7];1/(1+[Datos.$H$8]/100)^[.C18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IF([.C187]&lt;=[Datos.$H$7];[.C187];&quot;&quot;)">
            <text:p/>
          </table:table-cell>
          <table:table-cell table:formula="of:=IF([.C187]&lt;=[Datos.$H$7];1/(1+[Datos.$H$8]/100)^[.C18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IF([.C188]&lt;=[Datos.$H$7];[.C188];&quot;&quot;)">
            <text:p/>
          </table:table-cell>
          <table:table-cell table:formula="of:=IF([.C188]&lt;=[Datos.$H$7];1/(1+[Datos.$H$8]/100)^[.C18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IF([.C189]&lt;=[Datos.$H$7];[.C189];&quot;&quot;)">
            <text:p/>
          </table:table-cell>
          <table:table-cell table:formula="of:=IF([.C189]&lt;=[Datos.$H$7];1/(1+[Datos.$H$8]/100)^[.C18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IF([.C190]&lt;=[Datos.$H$7];[.C190];&quot;&quot;)">
            <text:p/>
          </table:table-cell>
          <table:table-cell table:formula="of:=IF([.C190]&lt;=[Datos.$H$7];1/(1+[Datos.$H$8]/100)^[.C19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IF([.C191]&lt;=[Datos.$H$7];[.C191];&quot;&quot;)">
            <text:p/>
          </table:table-cell>
          <table:table-cell table:formula="of:=IF([.C191]&lt;=[Datos.$H$7];1/(1+[Datos.$H$8]/100)^[.C19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IF([.C192]&lt;=[Datos.$H$7];[.C192];&quot;&quot;)">
            <text:p/>
          </table:table-cell>
          <table:table-cell table:formula="of:=IF([.C192]&lt;=[Datos.$H$7];1/(1+[Datos.$H$8]/100)^[.C192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IF([.C193]&lt;=[Datos.$H$7];[.C193];&quot;&quot;)">
            <text:p/>
          </table:table-cell>
          <table:table-cell table:formula="of:=IF([.C193]&lt;=[Datos.$H$7];1/(1+[Datos.$H$8]/100)^[.C193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IF([.C194]&lt;=[Datos.$H$7];[.C194];&quot;&quot;)">
            <text:p/>
          </table:table-cell>
          <table:table-cell table:formula="of:=IF([.C194]&lt;=[Datos.$H$7];1/(1+[Datos.$H$8]/100)^[.C194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IF([.C195]&lt;=[Datos.$H$7];[.C195];&quot;&quot;)">
            <text:p/>
          </table:table-cell>
          <table:table-cell table:formula="of:=IF([.C195]&lt;=[Datos.$H$7];1/(1+[Datos.$H$8]/100)^[.C195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IF([.C196]&lt;=[Datos.$H$7];[.C196];&quot;&quot;)">
            <text:p/>
          </table:table-cell>
          <table:table-cell table:formula="of:=IF([.C196]&lt;=[Datos.$H$7];1/(1+[Datos.$H$8]/100)^[.C196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IF([.C197]&lt;=[Datos.$H$7];[.C197];&quot;&quot;)">
            <text:p/>
          </table:table-cell>
          <table:table-cell table:formula="of:=IF([.C197]&lt;=[Datos.$H$7];1/(1+[Datos.$H$8]/100)^[.C197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IF([.C198]&lt;=[Datos.$H$7];[.C198];&quot;&quot;)">
            <text:p/>
          </table:table-cell>
          <table:table-cell table:formula="of:=IF([.C198]&lt;=[Datos.$H$7];1/(1+[Datos.$H$8]/100)^[.C198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IF([.C199]&lt;=[Datos.$H$7];[.C199];&quot;&quot;)">
            <text:p/>
          </table:table-cell>
          <table:table-cell table:formula="of:=IF([.C199]&lt;=[Datos.$H$7];1/(1+[Datos.$H$8]/100)^[.C199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IF([.C200]&lt;=[Datos.$H$7];[.C200];&quot;&quot;)">
            <text:p/>
          </table:table-cell>
          <table:table-cell table:formula="of:=IF([.C200]&lt;=[Datos.$H$7];1/(1+[Datos.$H$8]/100)^[.C200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IF([.C201]&lt;=[Datos.$H$7];[.C201];&quot;&quot;)">
            <text:p/>
          </table:table-cell>
          <table:table-cell table:formula="of:=IF([.C201]&lt;=[Datos.$H$7];1/(1+[Datos.$H$8]/100)^[.C201];&quot;&quot;)">
            <text:p/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IF([.C202]&lt;=[Datos.$H$7];[.C202];&quot;&quot;)">
            <text:p/>
          </table:table-cell>
          <table:table-cell table:formula="of:=IF([.C202]&lt;=[Datos.$H$7];1/(1+[Datos.$H$8]/100)^[.C20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IF([.C203]&lt;=[Datos.$H$7];[.C203];&quot;&quot;)">
            <text:p/>
          </table:table-cell>
          <table:table-cell table:formula="of:=IF([.C203]&lt;=[Datos.$H$7];1/(1+[Datos.$H$8]/100)^[.C20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IF([.C204]&lt;=[Datos.$H$7];[.C204];&quot;&quot;)">
            <text:p/>
          </table:table-cell>
          <table:table-cell table:formula="of:=IF([.C204]&lt;=[Datos.$H$7];1/(1+[Datos.$H$8]/100)^[.C20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IF([.C205]&lt;=[Datos.$H$7];[.C205];&quot;&quot;)">
            <text:p/>
          </table:table-cell>
          <table:table-cell table:formula="of:=IF([.C205]&lt;=[Datos.$H$7];1/(1+[Datos.$H$8]/100)^[.C20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IF([.C206]&lt;=[Datos.$H$7];[.C206];&quot;&quot;)">
            <text:p/>
          </table:table-cell>
          <table:table-cell table:formula="of:=IF([.C206]&lt;=[Datos.$H$7];1/(1+[Datos.$H$8]/100)^[.C20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IF([.C207]&lt;=[Datos.$H$7];[.C207];&quot;&quot;)">
            <text:p/>
          </table:table-cell>
          <table:table-cell table:formula="of:=IF([.C207]&lt;=[Datos.$H$7];1/(1+[Datos.$H$8]/100)^[.C20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IF([.C208]&lt;=[Datos.$H$7];[.C208];&quot;&quot;)">
            <text:p/>
          </table:table-cell>
          <table:table-cell table:formula="of:=IF([.C208]&lt;=[Datos.$H$7];1/(1+[Datos.$H$8]/100)^[.C20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IF([.C209]&lt;=[Datos.$H$7];[.C209];&quot;&quot;)">
            <text:p/>
          </table:table-cell>
          <table:table-cell table:formula="of:=IF([.C209]&lt;=[Datos.$H$7];1/(1+[Datos.$H$8]/100)^[.C20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IF([.C210]&lt;=[Datos.$H$7];[.C210];&quot;&quot;)">
            <text:p/>
          </table:table-cell>
          <table:table-cell table:formula="of:=IF([.C210]&lt;=[Datos.$H$7];1/(1+[Datos.$H$8]/100)^[.C21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IF([.C211]&lt;=[Datos.$H$7];[.C211];&quot;&quot;)">
            <text:p/>
          </table:table-cell>
          <table:table-cell table:formula="of:=IF([.C211]&lt;=[Datos.$H$7];1/(1+[Datos.$H$8]/100)^[.C21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IF([.C212]&lt;=[Datos.$H$7];[.C212];&quot;&quot;)">
            <text:p/>
          </table:table-cell>
          <table:table-cell table:formula="of:=IF([.C212]&lt;=[Datos.$H$7];1/(1+[Datos.$H$8]/100)^[.C21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IF([.C213]&lt;=[Datos.$H$7];[.C213];&quot;&quot;)">
            <text:p/>
          </table:table-cell>
          <table:table-cell table:formula="of:=IF([.C213]&lt;=[Datos.$H$7];1/(1+[Datos.$H$8]/100)^[.C21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IF([.C214]&lt;=[Datos.$H$7];[.C214];&quot;&quot;)">
            <text:p/>
          </table:table-cell>
          <table:table-cell table:formula="of:=IF([.C214]&lt;=[Datos.$H$7];1/(1+[Datos.$H$8]/100)^[.C21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IF([.C215]&lt;=[Datos.$H$7];[.C215];&quot;&quot;)">
            <text:p/>
          </table:table-cell>
          <table:table-cell table:formula="of:=IF([.C215]&lt;=[Datos.$H$7];1/(1+[Datos.$H$8]/100)^[.C21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IF([.C216]&lt;=[Datos.$H$7];[.C216];&quot;&quot;)">
            <text:p/>
          </table:table-cell>
          <table:table-cell table:formula="of:=IF([.C216]&lt;=[Datos.$H$7];1/(1+[Datos.$H$8]/100)^[.C21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IF([.C217]&lt;=[Datos.$H$7];[.C217];&quot;&quot;)">
            <text:p/>
          </table:table-cell>
          <table:table-cell table:formula="of:=IF([.C217]&lt;=[Datos.$H$7];1/(1+[Datos.$H$8]/100)^[.C21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IF([.C218]&lt;=[Datos.$H$7];[.C218];&quot;&quot;)">
            <text:p/>
          </table:table-cell>
          <table:table-cell table:formula="of:=IF([.C218]&lt;=[Datos.$H$7];1/(1+[Datos.$H$8]/100)^[.C21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IF([.C219]&lt;=[Datos.$H$7];[.C219];&quot;&quot;)">
            <text:p/>
          </table:table-cell>
          <table:table-cell table:formula="of:=IF([.C219]&lt;=[Datos.$H$7];1/(1+[Datos.$H$8]/100)^[.C21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IF([.C220]&lt;=[Datos.$H$7];[.C220];&quot;&quot;)">
            <text:p/>
          </table:table-cell>
          <table:table-cell table:formula="of:=IF([.C220]&lt;=[Datos.$H$7];1/(1+[Datos.$H$8]/100)^[.C22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IF([.C221]&lt;=[Datos.$H$7];[.C221];&quot;&quot;)">
            <text:p/>
          </table:table-cell>
          <table:table-cell table:formula="of:=IF([.C221]&lt;=[Datos.$H$7];1/(1+[Datos.$H$8]/100)^[.C22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IF([.C222]&lt;=[Datos.$H$7];[.C222];&quot;&quot;)">
            <text:p/>
          </table:table-cell>
          <table:table-cell table:formula="of:=IF([.C222]&lt;=[Datos.$H$7];1/(1+[Datos.$H$8]/100)^[.C22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IF([.C223]&lt;=[Datos.$H$7];[.C223];&quot;&quot;)">
            <text:p/>
          </table:table-cell>
          <table:table-cell table:formula="of:=IF([.C223]&lt;=[Datos.$H$7];1/(1+[Datos.$H$8]/100)^[.C22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IF([.C224]&lt;=[Datos.$H$7];[.C224];&quot;&quot;)">
            <text:p/>
          </table:table-cell>
          <table:table-cell table:formula="of:=IF([.C224]&lt;=[Datos.$H$7];1/(1+[Datos.$H$8]/100)^[.C22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IF([.C225]&lt;=[Datos.$H$7];[.C225];&quot;&quot;)">
            <text:p/>
          </table:table-cell>
          <table:table-cell table:formula="of:=IF([.C225]&lt;=[Datos.$H$7];1/(1+[Datos.$H$8]/100)^[.C22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IF([.C226]&lt;=[Datos.$H$7];[.C226];&quot;&quot;)">
            <text:p/>
          </table:table-cell>
          <table:table-cell table:formula="of:=IF([.C226]&lt;=[Datos.$H$7];1/(1+[Datos.$H$8]/100)^[.C22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IF([.C227]&lt;=[Datos.$H$7];[.C227];&quot;&quot;)">
            <text:p/>
          </table:table-cell>
          <table:table-cell table:formula="of:=IF([.C227]&lt;=[Datos.$H$7];1/(1+[Datos.$H$8]/100)^[.C22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IF([.C228]&lt;=[Datos.$H$7];[.C228];&quot;&quot;)">
            <text:p/>
          </table:table-cell>
          <table:table-cell table:formula="of:=IF([.C228]&lt;=[Datos.$H$7];1/(1+[Datos.$H$8]/100)^[.C22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IF([.C229]&lt;=[Datos.$H$7];[.C229];&quot;&quot;)">
            <text:p/>
          </table:table-cell>
          <table:table-cell table:formula="of:=IF([.C229]&lt;=[Datos.$H$7];1/(1+[Datos.$H$8]/100)^[.C22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IF([.C230]&lt;=[Datos.$H$7];[.C230];&quot;&quot;)">
            <text:p/>
          </table:table-cell>
          <table:table-cell table:formula="of:=IF([.C230]&lt;=[Datos.$H$7];1/(1+[Datos.$H$8]/100)^[.C23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IF([.C231]&lt;=[Datos.$H$7];[.C231];&quot;&quot;)">
            <text:p/>
          </table:table-cell>
          <table:table-cell table:formula="of:=IF([.C231]&lt;=[Datos.$H$7];1/(1+[Datos.$H$8]/100)^[.C23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IF([.C232]&lt;=[Datos.$H$7];[.C232];&quot;&quot;)">
            <text:p/>
          </table:table-cell>
          <table:table-cell table:formula="of:=IF([.C232]&lt;=[Datos.$H$7];1/(1+[Datos.$H$8]/100)^[.C23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IF([.C233]&lt;=[Datos.$H$7];[.C233];&quot;&quot;)">
            <text:p/>
          </table:table-cell>
          <table:table-cell table:formula="of:=IF([.C233]&lt;=[Datos.$H$7];1/(1+[Datos.$H$8]/100)^[.C23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IF([.C234]&lt;=[Datos.$H$7];[.C234];&quot;&quot;)">
            <text:p/>
          </table:table-cell>
          <table:table-cell table:formula="of:=IF([.C234]&lt;=[Datos.$H$7];1/(1+[Datos.$H$8]/100)^[.C23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IF([.C235]&lt;=[Datos.$H$7];[.C235];&quot;&quot;)">
            <text:p/>
          </table:table-cell>
          <table:table-cell table:formula="of:=IF([.C235]&lt;=[Datos.$H$7];1/(1+[Datos.$H$8]/100)^[.C23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IF([.C236]&lt;=[Datos.$H$7];[.C236];&quot;&quot;)">
            <text:p/>
          </table:table-cell>
          <table:table-cell table:formula="of:=IF([.C236]&lt;=[Datos.$H$7];1/(1+[Datos.$H$8]/100)^[.C23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IF([.C237]&lt;=[Datos.$H$7];[.C237];&quot;&quot;)">
            <text:p/>
          </table:table-cell>
          <table:table-cell table:formula="of:=IF([.C237]&lt;=[Datos.$H$7];1/(1+[Datos.$H$8]/100)^[.C23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IF([.C238]&lt;=[Datos.$H$7];[.C238];&quot;&quot;)">
            <text:p/>
          </table:table-cell>
          <table:table-cell table:formula="of:=IF([.C238]&lt;=[Datos.$H$7];1/(1+[Datos.$H$8]/100)^[.C23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IF([.C239]&lt;=[Datos.$H$7];[.C239];&quot;&quot;)">
            <text:p/>
          </table:table-cell>
          <table:table-cell table:formula="of:=IF([.C239]&lt;=[Datos.$H$7];1/(1+[Datos.$H$8]/100)^[.C23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IF([.C240]&lt;=[Datos.$H$7];[.C240];&quot;&quot;)">
            <text:p/>
          </table:table-cell>
          <table:table-cell table:formula="of:=IF([.C240]&lt;=[Datos.$H$7];1/(1+[Datos.$H$8]/100)^[.C24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IF([.C241]&lt;=[Datos.$H$7];[.C241];&quot;&quot;)">
            <text:p/>
          </table:table-cell>
          <table:table-cell table:formula="of:=IF([.C241]&lt;=[Datos.$H$7];1/(1+[Datos.$H$8]/100)^[.C24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IF([.C242]&lt;=[Datos.$H$7];[.C242];&quot;&quot;)">
            <text:p/>
          </table:table-cell>
          <table:table-cell table:formula="of:=IF([.C242]&lt;=[Datos.$H$7];1/(1+[Datos.$H$8]/100)^[.C24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IF([.C243]&lt;=[Datos.$H$7];[.C243];&quot;&quot;)">
            <text:p/>
          </table:table-cell>
          <table:table-cell table:formula="of:=IF([.C243]&lt;=[Datos.$H$7];1/(1+[Datos.$H$8]/100)^[.C24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IF([.C244]&lt;=[Datos.$H$7];[.C244];&quot;&quot;)">
            <text:p/>
          </table:table-cell>
          <table:table-cell table:formula="of:=IF([.C244]&lt;=[Datos.$H$7];1/(1+[Datos.$H$8]/100)^[.C24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IF([.C245]&lt;=[Datos.$H$7];[.C245];&quot;&quot;)">
            <text:p/>
          </table:table-cell>
          <table:table-cell table:formula="of:=IF([.C245]&lt;=[Datos.$H$7];1/(1+[Datos.$H$8]/100)^[.C24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IF([.C246]&lt;=[Datos.$H$7];[.C246];&quot;&quot;)">
            <text:p/>
          </table:table-cell>
          <table:table-cell table:formula="of:=IF([.C246]&lt;=[Datos.$H$7];1/(1+[Datos.$H$8]/100)^[.C24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IF([.C247]&lt;=[Datos.$H$7];[.C247];&quot;&quot;)">
            <text:p/>
          </table:table-cell>
          <table:table-cell table:formula="of:=IF([.C247]&lt;=[Datos.$H$7];1/(1+[Datos.$H$8]/100)^[.C24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IF([.C248]&lt;=[Datos.$H$7];[.C248];&quot;&quot;)">
            <text:p/>
          </table:table-cell>
          <table:table-cell table:formula="of:=IF([.C248]&lt;=[Datos.$H$7];1/(1+[Datos.$H$8]/100)^[.C24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IF([.C249]&lt;=[Datos.$H$7];[.C249];&quot;&quot;)">
            <text:p/>
          </table:table-cell>
          <table:table-cell table:formula="of:=IF([.C249]&lt;=[Datos.$H$7];1/(1+[Datos.$H$8]/100)^[.C24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IF([.C250]&lt;=[Datos.$H$7];[.C250];&quot;&quot;)">
            <text:p/>
          </table:table-cell>
          <table:table-cell table:formula="of:=IF([.C250]&lt;=[Datos.$H$7];1/(1+[Datos.$H$8]/100)^[.C25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IF([.C251]&lt;=[Datos.$H$7];[.C251];&quot;&quot;)">
            <text:p/>
          </table:table-cell>
          <table:table-cell table:formula="of:=IF([.C251]&lt;=[Datos.$H$7];1/(1+[Datos.$H$8]/100)^[.C25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IF([.C252]&lt;=[Datos.$H$7];[.C252];&quot;&quot;)">
            <text:p/>
          </table:table-cell>
          <table:table-cell table:formula="of:=IF([.C252]&lt;=[Datos.$H$7];1/(1+[Datos.$H$8]/100)^[.C25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IF([.C253]&lt;=[Datos.$H$7];[.C253];&quot;&quot;)">
            <text:p/>
          </table:table-cell>
          <table:table-cell table:formula="of:=IF([.C253]&lt;=[Datos.$H$7];1/(1+[Datos.$H$8]/100)^[.C25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IF([.C254]&lt;=[Datos.$H$7];[.C254];&quot;&quot;)">
            <text:p/>
          </table:table-cell>
          <table:table-cell table:formula="of:=IF([.C254]&lt;=[Datos.$H$7];1/(1+[Datos.$H$8]/100)^[.C25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IF([.C255]&lt;=[Datos.$H$7];[.C255];&quot;&quot;)">
            <text:p/>
          </table:table-cell>
          <table:table-cell table:formula="of:=IF([.C255]&lt;=[Datos.$H$7];1/(1+[Datos.$H$8]/100)^[.C25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IF([.C256]&lt;=[Datos.$H$7];[.C256];&quot;&quot;)">
            <text:p/>
          </table:table-cell>
          <table:table-cell table:formula="of:=IF([.C256]&lt;=[Datos.$H$7];1/(1+[Datos.$H$8]/100)^[.C25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IF([.C257]&lt;=[Datos.$H$7];[.C257];&quot;&quot;)">
            <text:p/>
          </table:table-cell>
          <table:table-cell table:formula="of:=IF([.C257]&lt;=[Datos.$H$7];1/(1+[Datos.$H$8]/100)^[.C25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IF([.C258]&lt;=[Datos.$H$7];[.C258];&quot;&quot;)">
            <text:p/>
          </table:table-cell>
          <table:table-cell table:formula="of:=IF([.C258]&lt;=[Datos.$H$7];1/(1+[Datos.$H$8]/100)^[.C25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IF([.C259]&lt;=[Datos.$H$7];[.C259];&quot;&quot;)">
            <text:p/>
          </table:table-cell>
          <table:table-cell table:formula="of:=IF([.C259]&lt;=[Datos.$H$7];1/(1+[Datos.$H$8]/100)^[.C25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IF([.C260]&lt;=[Datos.$H$7];[.C260];&quot;&quot;)">
            <text:p/>
          </table:table-cell>
          <table:table-cell table:formula="of:=IF([.C260]&lt;=[Datos.$H$7];1/(1+[Datos.$H$8]/100)^[.C26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IF([.C261]&lt;=[Datos.$H$7];[.C261];&quot;&quot;)">
            <text:p/>
          </table:table-cell>
          <table:table-cell table:formula="of:=IF([.C261]&lt;=[Datos.$H$7];1/(1+[Datos.$H$8]/100)^[.C26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IF([.C262]&lt;=[Datos.$H$7];[.C262];&quot;&quot;)">
            <text:p/>
          </table:table-cell>
          <table:table-cell table:formula="of:=IF([.C262]&lt;=[Datos.$H$7];1/(1+[Datos.$H$8]/100)^[.C26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IF([.C263]&lt;=[Datos.$H$7];[.C263];&quot;&quot;)">
            <text:p/>
          </table:table-cell>
          <table:table-cell table:formula="of:=IF([.C263]&lt;=[Datos.$H$7];1/(1+[Datos.$H$8]/100)^[.C26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IF([.C264]&lt;=[Datos.$H$7];[.C264];&quot;&quot;)">
            <text:p/>
          </table:table-cell>
          <table:table-cell table:formula="of:=IF([.C264]&lt;=[Datos.$H$7];1/(1+[Datos.$H$8]/100)^[.C26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IF([.C265]&lt;=[Datos.$H$7];[.C265];&quot;&quot;)">
            <text:p/>
          </table:table-cell>
          <table:table-cell table:formula="of:=IF([.C265]&lt;=[Datos.$H$7];1/(1+[Datos.$H$8]/100)^[.C26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IF([.C266]&lt;=[Datos.$H$7];[.C266];&quot;&quot;)">
            <text:p/>
          </table:table-cell>
          <table:table-cell table:formula="of:=IF([.C266]&lt;=[Datos.$H$7];1/(1+[Datos.$H$8]/100)^[.C26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IF([.C267]&lt;=[Datos.$H$7];[.C267];&quot;&quot;)">
            <text:p/>
          </table:table-cell>
          <table:table-cell table:formula="of:=IF([.C267]&lt;=[Datos.$H$7];1/(1+[Datos.$H$8]/100)^[.C26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IF([.C268]&lt;=[Datos.$H$7];[.C268];&quot;&quot;)">
            <text:p/>
          </table:table-cell>
          <table:table-cell table:formula="of:=IF([.C268]&lt;=[Datos.$H$7];1/(1+[Datos.$H$8]/100)^[.C26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IF([.C269]&lt;=[Datos.$H$7];[.C269];&quot;&quot;)">
            <text:p/>
          </table:table-cell>
          <table:table-cell table:formula="of:=IF([.C269]&lt;=[Datos.$H$7];1/(1+[Datos.$H$8]/100)^[.C26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IF([.C270]&lt;=[Datos.$H$7];[.C270];&quot;&quot;)">
            <text:p/>
          </table:table-cell>
          <table:table-cell table:formula="of:=IF([.C270]&lt;=[Datos.$H$7];1/(1+[Datos.$H$8]/100)^[.C27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IF([.C271]&lt;=[Datos.$H$7];[.C271];&quot;&quot;)">
            <text:p/>
          </table:table-cell>
          <table:table-cell table:formula="of:=IF([.C271]&lt;=[Datos.$H$7];1/(1+[Datos.$H$8]/100)^[.C27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IF([.C272]&lt;=[Datos.$H$7];[.C272];&quot;&quot;)">
            <text:p/>
          </table:table-cell>
          <table:table-cell table:formula="of:=IF([.C272]&lt;=[Datos.$H$7];1/(1+[Datos.$H$8]/100)^[.C27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IF([.C273]&lt;=[Datos.$H$7];[.C273];&quot;&quot;)">
            <text:p/>
          </table:table-cell>
          <table:table-cell table:formula="of:=IF([.C273]&lt;=[Datos.$H$7];1/(1+[Datos.$H$8]/100)^[.C27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IF([.C274]&lt;=[Datos.$H$7];[.C274];&quot;&quot;)">
            <text:p/>
          </table:table-cell>
          <table:table-cell table:formula="of:=IF([.C274]&lt;=[Datos.$H$7];1/(1+[Datos.$H$8]/100)^[.C27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IF([.C275]&lt;=[Datos.$H$7];[.C275];&quot;&quot;)">
            <text:p/>
          </table:table-cell>
          <table:table-cell table:formula="of:=IF([.C275]&lt;=[Datos.$H$7];1/(1+[Datos.$H$8]/100)^[.C27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IF([.C276]&lt;=[Datos.$H$7];[.C276];&quot;&quot;)">
            <text:p/>
          </table:table-cell>
          <table:table-cell table:formula="of:=IF([.C276]&lt;=[Datos.$H$7];1/(1+[Datos.$H$8]/100)^[.C27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IF([.C277]&lt;=[Datos.$H$7];[.C277];&quot;&quot;)">
            <text:p/>
          </table:table-cell>
          <table:table-cell table:formula="of:=IF([.C277]&lt;=[Datos.$H$7];1/(1+[Datos.$H$8]/100)^[.C27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IF([.C278]&lt;=[Datos.$H$7];[.C278];&quot;&quot;)">
            <text:p/>
          </table:table-cell>
          <table:table-cell table:formula="of:=IF([.C278]&lt;=[Datos.$H$7];1/(1+[Datos.$H$8]/100)^[.C27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IF([.C279]&lt;=[Datos.$H$7];[.C279];&quot;&quot;)">
            <text:p/>
          </table:table-cell>
          <table:table-cell table:formula="of:=IF([.C279]&lt;=[Datos.$H$7];1/(1+[Datos.$H$8]/100)^[.C27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IF([.C280]&lt;=[Datos.$H$7];[.C280];&quot;&quot;)">
            <text:p/>
          </table:table-cell>
          <table:table-cell table:formula="of:=IF([.C280]&lt;=[Datos.$H$7];1/(1+[Datos.$H$8]/100)^[.C28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IF([.C281]&lt;=[Datos.$H$7];[.C281];&quot;&quot;)">
            <text:p/>
          </table:table-cell>
          <table:table-cell table:formula="of:=IF([.C281]&lt;=[Datos.$H$7];1/(1+[Datos.$H$8]/100)^[.C28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IF([.C282]&lt;=[Datos.$H$7];[.C282];&quot;&quot;)">
            <text:p/>
          </table:table-cell>
          <table:table-cell table:formula="of:=IF([.C282]&lt;=[Datos.$H$7];1/(1+[Datos.$H$8]/100)^[.C28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IF([.C283]&lt;=[Datos.$H$7];[.C283];&quot;&quot;)">
            <text:p/>
          </table:table-cell>
          <table:table-cell table:formula="of:=IF([.C283]&lt;=[Datos.$H$7];1/(1+[Datos.$H$8]/100)^[.C28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IF([.C284]&lt;=[Datos.$H$7];[.C284];&quot;&quot;)">
            <text:p/>
          </table:table-cell>
          <table:table-cell table:formula="of:=IF([.C284]&lt;=[Datos.$H$7];1/(1+[Datos.$H$8]/100)^[.C28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IF([.C285]&lt;=[Datos.$H$7];[.C285];&quot;&quot;)">
            <text:p/>
          </table:table-cell>
          <table:table-cell table:formula="of:=IF([.C285]&lt;=[Datos.$H$7];1/(1+[Datos.$H$8]/100)^[.C28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IF([.C286]&lt;=[Datos.$H$7];[.C286];&quot;&quot;)">
            <text:p/>
          </table:table-cell>
          <table:table-cell table:formula="of:=IF([.C286]&lt;=[Datos.$H$7];1/(1+[Datos.$H$8]/100)^[.C28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IF([.C287]&lt;=[Datos.$H$7];[.C287];&quot;&quot;)">
            <text:p/>
          </table:table-cell>
          <table:table-cell table:formula="of:=IF([.C287]&lt;=[Datos.$H$7];1/(1+[Datos.$H$8]/100)^[.C28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IF([.C288]&lt;=[Datos.$H$7];[.C288];&quot;&quot;)">
            <text:p/>
          </table:table-cell>
          <table:table-cell table:formula="of:=IF([.C288]&lt;=[Datos.$H$7];1/(1+[Datos.$H$8]/100)^[.C28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IF([.C289]&lt;=[Datos.$H$7];[.C289];&quot;&quot;)">
            <text:p/>
          </table:table-cell>
          <table:table-cell table:formula="of:=IF([.C289]&lt;=[Datos.$H$7];1/(1+[Datos.$H$8]/100)^[.C28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IF([.C290]&lt;=[Datos.$H$7];[.C290];&quot;&quot;)">
            <text:p/>
          </table:table-cell>
          <table:table-cell table:formula="of:=IF([.C290]&lt;=[Datos.$H$7];1/(1+[Datos.$H$8]/100)^[.C29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IF([.C291]&lt;=[Datos.$H$7];[.C291];&quot;&quot;)">
            <text:p/>
          </table:table-cell>
          <table:table-cell table:formula="of:=IF([.C291]&lt;=[Datos.$H$7];1/(1+[Datos.$H$8]/100)^[.C29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IF([.C292]&lt;=[Datos.$H$7];[.C292];&quot;&quot;)">
            <text:p/>
          </table:table-cell>
          <table:table-cell table:formula="of:=IF([.C292]&lt;=[Datos.$H$7];1/(1+[Datos.$H$8]/100)^[.C292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IF([.C293]&lt;=[Datos.$H$7];[.C293];&quot;&quot;)">
            <text:p/>
          </table:table-cell>
          <table:table-cell table:formula="of:=IF([.C293]&lt;=[Datos.$H$7];1/(1+[Datos.$H$8]/100)^[.C293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IF([.C294]&lt;=[Datos.$H$7];[.C294];&quot;&quot;)">
            <text:p/>
          </table:table-cell>
          <table:table-cell table:formula="of:=IF([.C294]&lt;=[Datos.$H$7];1/(1+[Datos.$H$8]/100)^[.C294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IF([.C295]&lt;=[Datos.$H$7];[.C295];&quot;&quot;)">
            <text:p/>
          </table:table-cell>
          <table:table-cell table:formula="of:=IF([.C295]&lt;=[Datos.$H$7];1/(1+[Datos.$H$8]/100)^[.C295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IF([.C296]&lt;=[Datos.$H$7];[.C296];&quot;&quot;)">
            <text:p/>
          </table:table-cell>
          <table:table-cell table:formula="of:=IF([.C296]&lt;=[Datos.$H$7];1/(1+[Datos.$H$8]/100)^[.C296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IF([.C297]&lt;=[Datos.$H$7];[.C297];&quot;&quot;)">
            <text:p/>
          </table:table-cell>
          <table:table-cell table:formula="of:=IF([.C297]&lt;=[Datos.$H$7];1/(1+[Datos.$H$8]/100)^[.C297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IF([.C298]&lt;=[Datos.$H$7];[.C298];&quot;&quot;)">
            <text:p/>
          </table:table-cell>
          <table:table-cell table:formula="of:=IF([.C298]&lt;=[Datos.$H$7];1/(1+[Datos.$H$8]/100)^[.C298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IF([.C299]&lt;=[Datos.$H$7];[.C299];&quot;&quot;)">
            <text:p/>
          </table:table-cell>
          <table:table-cell table:formula="of:=IF([.C299]&lt;=[Datos.$H$7];1/(1+[Datos.$H$8]/100)^[.C299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IF([.C300]&lt;=[Datos.$H$7];[.C300];&quot;&quot;)">
            <text:p/>
          </table:table-cell>
          <table:table-cell table:formula="of:=IF([.C300]&lt;=[Datos.$H$7];1/(1+[Datos.$H$8]/100)^[.C300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IF([.C301]&lt;=[Datos.$H$7];[.C301];&quot;&quot;)">
            <text:p/>
          </table:table-cell>
          <table:table-cell table:formula="of:=IF([.C301]&lt;=[Datos.$H$7];1/(1+[Datos.$H$8]/100)^[.C301];&quot;&quot;)">
            <text:p/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IF([.C302]&lt;=[Datos.$H$7];[.C302];&quot;&quot;)">
            <text:p/>
          </table:table-cell>
          <table:table-cell table:formula="of:=IF([.C302]&lt;=[Datos.$H$7];1/(1+[Datos.$H$8]/100)^[.C30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IF([.C303]&lt;=[Datos.$H$7];[.C303];&quot;&quot;)">
            <text:p/>
          </table:table-cell>
          <table:table-cell table:formula="of:=IF([.C303]&lt;=[Datos.$H$7];1/(1+[Datos.$H$8]/100)^[.C30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IF([.C304]&lt;=[Datos.$H$7];[.C304];&quot;&quot;)">
            <text:p/>
          </table:table-cell>
          <table:table-cell table:formula="of:=IF([.C304]&lt;=[Datos.$H$7];1/(1+[Datos.$H$8]/100)^[.C30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IF([.C305]&lt;=[Datos.$H$7];[.C305];&quot;&quot;)">
            <text:p/>
          </table:table-cell>
          <table:table-cell table:formula="of:=IF([.C305]&lt;=[Datos.$H$7];1/(1+[Datos.$H$8]/100)^[.C30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IF([.C306]&lt;=[Datos.$H$7];[.C306];&quot;&quot;)">
            <text:p/>
          </table:table-cell>
          <table:table-cell table:formula="of:=IF([.C306]&lt;=[Datos.$H$7];1/(1+[Datos.$H$8]/100)^[.C30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IF([.C307]&lt;=[Datos.$H$7];[.C307];&quot;&quot;)">
            <text:p/>
          </table:table-cell>
          <table:table-cell table:formula="of:=IF([.C307]&lt;=[Datos.$H$7];1/(1+[Datos.$H$8]/100)^[.C30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IF([.C308]&lt;=[Datos.$H$7];[.C308];&quot;&quot;)">
            <text:p/>
          </table:table-cell>
          <table:table-cell table:formula="of:=IF([.C308]&lt;=[Datos.$H$7];1/(1+[Datos.$H$8]/100)^[.C30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IF([.C309]&lt;=[Datos.$H$7];[.C309];&quot;&quot;)">
            <text:p/>
          </table:table-cell>
          <table:table-cell table:formula="of:=IF([.C309]&lt;=[Datos.$H$7];1/(1+[Datos.$H$8]/100)^[.C30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IF([.C310]&lt;=[Datos.$H$7];[.C310];&quot;&quot;)">
            <text:p/>
          </table:table-cell>
          <table:table-cell table:formula="of:=IF([.C310]&lt;=[Datos.$H$7];1/(1+[Datos.$H$8]/100)^[.C31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IF([.C311]&lt;=[Datos.$H$7];[.C311];&quot;&quot;)">
            <text:p/>
          </table:table-cell>
          <table:table-cell table:formula="of:=IF([.C311]&lt;=[Datos.$H$7];1/(1+[Datos.$H$8]/100)^[.C31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IF([.C312]&lt;=[Datos.$H$7];[.C312];&quot;&quot;)">
            <text:p/>
          </table:table-cell>
          <table:table-cell table:formula="of:=IF([.C312]&lt;=[Datos.$H$7];1/(1+[Datos.$H$8]/100)^[.C31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IF([.C313]&lt;=[Datos.$H$7];[.C313];&quot;&quot;)">
            <text:p/>
          </table:table-cell>
          <table:table-cell table:formula="of:=IF([.C313]&lt;=[Datos.$H$7];1/(1+[Datos.$H$8]/100)^[.C31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IF([.C314]&lt;=[Datos.$H$7];[.C314];&quot;&quot;)">
            <text:p/>
          </table:table-cell>
          <table:table-cell table:formula="of:=IF([.C314]&lt;=[Datos.$H$7];1/(1+[Datos.$H$8]/100)^[.C31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IF([.C315]&lt;=[Datos.$H$7];[.C315];&quot;&quot;)">
            <text:p/>
          </table:table-cell>
          <table:table-cell table:formula="of:=IF([.C315]&lt;=[Datos.$H$7];1/(1+[Datos.$H$8]/100)^[.C31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IF([.C316]&lt;=[Datos.$H$7];[.C316];&quot;&quot;)">
            <text:p/>
          </table:table-cell>
          <table:table-cell table:formula="of:=IF([.C316]&lt;=[Datos.$H$7];1/(1+[Datos.$H$8]/100)^[.C31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IF([.C317]&lt;=[Datos.$H$7];[.C317];&quot;&quot;)">
            <text:p/>
          </table:table-cell>
          <table:table-cell table:formula="of:=IF([.C317]&lt;=[Datos.$H$7];1/(1+[Datos.$H$8]/100)^[.C31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IF([.C318]&lt;=[Datos.$H$7];[.C318];&quot;&quot;)">
            <text:p/>
          </table:table-cell>
          <table:table-cell table:formula="of:=IF([.C318]&lt;=[Datos.$H$7];1/(1+[Datos.$H$8]/100)^[.C31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IF([.C319]&lt;=[Datos.$H$7];[.C319];&quot;&quot;)">
            <text:p/>
          </table:table-cell>
          <table:table-cell table:formula="of:=IF([.C319]&lt;=[Datos.$H$7];1/(1+[Datos.$H$8]/100)^[.C31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IF([.C320]&lt;=[Datos.$H$7];[.C320];&quot;&quot;)">
            <text:p/>
          </table:table-cell>
          <table:table-cell table:formula="of:=IF([.C320]&lt;=[Datos.$H$7];1/(1+[Datos.$H$8]/100)^[.C32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IF([.C321]&lt;=[Datos.$H$7];[.C321];&quot;&quot;)">
            <text:p/>
          </table:table-cell>
          <table:table-cell table:formula="of:=IF([.C321]&lt;=[Datos.$H$7];1/(1+[Datos.$H$8]/100)^[.C32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IF([.C322]&lt;=[Datos.$H$7];[.C322];&quot;&quot;)">
            <text:p/>
          </table:table-cell>
          <table:table-cell table:formula="of:=IF([.C322]&lt;=[Datos.$H$7];1/(1+[Datos.$H$8]/100)^[.C32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IF([.C323]&lt;=[Datos.$H$7];[.C323];&quot;&quot;)">
            <text:p/>
          </table:table-cell>
          <table:table-cell table:formula="of:=IF([.C323]&lt;=[Datos.$H$7];1/(1+[Datos.$H$8]/100)^[.C32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IF([.C324]&lt;=[Datos.$H$7];[.C324];&quot;&quot;)">
            <text:p/>
          </table:table-cell>
          <table:table-cell table:formula="of:=IF([.C324]&lt;=[Datos.$H$7];1/(1+[Datos.$H$8]/100)^[.C32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IF([.C325]&lt;=[Datos.$H$7];[.C325];&quot;&quot;)">
            <text:p/>
          </table:table-cell>
          <table:table-cell table:formula="of:=IF([.C325]&lt;=[Datos.$H$7];1/(1+[Datos.$H$8]/100)^[.C32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IF([.C326]&lt;=[Datos.$H$7];[.C326];&quot;&quot;)">
            <text:p/>
          </table:table-cell>
          <table:table-cell table:formula="of:=IF([.C326]&lt;=[Datos.$H$7];1/(1+[Datos.$H$8]/100)^[.C32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IF([.C327]&lt;=[Datos.$H$7];[.C327];&quot;&quot;)">
            <text:p/>
          </table:table-cell>
          <table:table-cell table:formula="of:=IF([.C327]&lt;=[Datos.$H$7];1/(1+[Datos.$H$8]/100)^[.C32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IF([.C328]&lt;=[Datos.$H$7];[.C328];&quot;&quot;)">
            <text:p/>
          </table:table-cell>
          <table:table-cell table:formula="of:=IF([.C328]&lt;=[Datos.$H$7];1/(1+[Datos.$H$8]/100)^[.C32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IF([.C329]&lt;=[Datos.$H$7];[.C329];&quot;&quot;)">
            <text:p/>
          </table:table-cell>
          <table:table-cell table:formula="of:=IF([.C329]&lt;=[Datos.$H$7];1/(1+[Datos.$H$8]/100)^[.C32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IF([.C330]&lt;=[Datos.$H$7];[.C330];&quot;&quot;)">
            <text:p/>
          </table:table-cell>
          <table:table-cell table:formula="of:=IF([.C330]&lt;=[Datos.$H$7];1/(1+[Datos.$H$8]/100)^[.C33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IF([.C331]&lt;=[Datos.$H$7];[.C331];&quot;&quot;)">
            <text:p/>
          </table:table-cell>
          <table:table-cell table:formula="of:=IF([.C331]&lt;=[Datos.$H$7];1/(1+[Datos.$H$8]/100)^[.C33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IF([.C332]&lt;=[Datos.$H$7];[.C332];&quot;&quot;)">
            <text:p/>
          </table:table-cell>
          <table:table-cell table:formula="of:=IF([.C332]&lt;=[Datos.$H$7];1/(1+[Datos.$H$8]/100)^[.C33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IF([.C333]&lt;=[Datos.$H$7];[.C333];&quot;&quot;)">
            <text:p/>
          </table:table-cell>
          <table:table-cell table:formula="of:=IF([.C333]&lt;=[Datos.$H$7];1/(1+[Datos.$H$8]/100)^[.C33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IF([.C334]&lt;=[Datos.$H$7];[.C334];&quot;&quot;)">
            <text:p/>
          </table:table-cell>
          <table:table-cell table:formula="of:=IF([.C334]&lt;=[Datos.$H$7];1/(1+[Datos.$H$8]/100)^[.C33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IF([.C335]&lt;=[Datos.$H$7];[.C335];&quot;&quot;)">
            <text:p/>
          </table:table-cell>
          <table:table-cell table:formula="of:=IF([.C335]&lt;=[Datos.$H$7];1/(1+[Datos.$H$8]/100)^[.C33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IF([.C336]&lt;=[Datos.$H$7];[.C336];&quot;&quot;)">
            <text:p/>
          </table:table-cell>
          <table:table-cell table:formula="of:=IF([.C336]&lt;=[Datos.$H$7];1/(1+[Datos.$H$8]/100)^[.C33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IF([.C337]&lt;=[Datos.$H$7];[.C337];&quot;&quot;)">
            <text:p/>
          </table:table-cell>
          <table:table-cell table:formula="of:=IF([.C337]&lt;=[Datos.$H$7];1/(1+[Datos.$H$8]/100)^[.C33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IF([.C338]&lt;=[Datos.$H$7];[.C338];&quot;&quot;)">
            <text:p/>
          </table:table-cell>
          <table:table-cell table:formula="of:=IF([.C338]&lt;=[Datos.$H$7];1/(1+[Datos.$H$8]/100)^[.C33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IF([.C339]&lt;=[Datos.$H$7];[.C339];&quot;&quot;)">
            <text:p/>
          </table:table-cell>
          <table:table-cell table:formula="of:=IF([.C339]&lt;=[Datos.$H$7];1/(1+[Datos.$H$8]/100)^[.C33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IF([.C340]&lt;=[Datos.$H$7];[.C340];&quot;&quot;)">
            <text:p/>
          </table:table-cell>
          <table:table-cell table:formula="of:=IF([.C340]&lt;=[Datos.$H$7];1/(1+[Datos.$H$8]/100)^[.C34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IF([.C341]&lt;=[Datos.$H$7];[.C341];&quot;&quot;)">
            <text:p/>
          </table:table-cell>
          <table:table-cell table:formula="of:=IF([.C341]&lt;=[Datos.$H$7];1/(1+[Datos.$H$8]/100)^[.C34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IF([.C342]&lt;=[Datos.$H$7];[.C342];&quot;&quot;)">
            <text:p/>
          </table:table-cell>
          <table:table-cell table:formula="of:=IF([.C342]&lt;=[Datos.$H$7];1/(1+[Datos.$H$8]/100)^[.C34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IF([.C343]&lt;=[Datos.$H$7];[.C343];&quot;&quot;)">
            <text:p/>
          </table:table-cell>
          <table:table-cell table:formula="of:=IF([.C343]&lt;=[Datos.$H$7];1/(1+[Datos.$H$8]/100)^[.C34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IF([.C344]&lt;=[Datos.$H$7];[.C344];&quot;&quot;)">
            <text:p/>
          </table:table-cell>
          <table:table-cell table:formula="of:=IF([.C344]&lt;=[Datos.$H$7];1/(1+[Datos.$H$8]/100)^[.C34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IF([.C345]&lt;=[Datos.$H$7];[.C345];&quot;&quot;)">
            <text:p/>
          </table:table-cell>
          <table:table-cell table:formula="of:=IF([.C345]&lt;=[Datos.$H$7];1/(1+[Datos.$H$8]/100)^[.C34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IF([.C346]&lt;=[Datos.$H$7];[.C346];&quot;&quot;)">
            <text:p/>
          </table:table-cell>
          <table:table-cell table:formula="of:=IF([.C346]&lt;=[Datos.$H$7];1/(1+[Datos.$H$8]/100)^[.C34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IF([.C347]&lt;=[Datos.$H$7];[.C347];&quot;&quot;)">
            <text:p/>
          </table:table-cell>
          <table:table-cell table:formula="of:=IF([.C347]&lt;=[Datos.$H$7];1/(1+[Datos.$H$8]/100)^[.C34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IF([.C348]&lt;=[Datos.$H$7];[.C348];&quot;&quot;)">
            <text:p/>
          </table:table-cell>
          <table:table-cell table:formula="of:=IF([.C348]&lt;=[Datos.$H$7];1/(1+[Datos.$H$8]/100)^[.C34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IF([.C349]&lt;=[Datos.$H$7];[.C349];&quot;&quot;)">
            <text:p/>
          </table:table-cell>
          <table:table-cell table:formula="of:=IF([.C349]&lt;=[Datos.$H$7];1/(1+[Datos.$H$8]/100)^[.C34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IF([.C350]&lt;=[Datos.$H$7];[.C350];&quot;&quot;)">
            <text:p/>
          </table:table-cell>
          <table:table-cell table:formula="of:=IF([.C350]&lt;=[Datos.$H$7];1/(1+[Datos.$H$8]/100)^[.C35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IF([.C351]&lt;=[Datos.$H$7];[.C351];&quot;&quot;)">
            <text:p/>
          </table:table-cell>
          <table:table-cell table:formula="of:=IF([.C351]&lt;=[Datos.$H$7];1/(1+[Datos.$H$8]/100)^[.C35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IF([.C352]&lt;=[Datos.$H$7];[.C352];&quot;&quot;)">
            <text:p/>
          </table:table-cell>
          <table:table-cell table:formula="of:=IF([.C352]&lt;=[Datos.$H$7];1/(1+[Datos.$H$8]/100)^[.C35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IF([.C353]&lt;=[Datos.$H$7];[.C353];&quot;&quot;)">
            <text:p/>
          </table:table-cell>
          <table:table-cell table:formula="of:=IF([.C353]&lt;=[Datos.$H$7];1/(1+[Datos.$H$8]/100)^[.C353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IF([.C354]&lt;=[Datos.$H$7];[.C354];&quot;&quot;)">
            <text:p/>
          </table:table-cell>
          <table:table-cell table:formula="of:=IF([.C354]&lt;=[Datos.$H$7];1/(1+[Datos.$H$8]/100)^[.C354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IF([.C355]&lt;=[Datos.$H$7];[.C355];&quot;&quot;)">
            <text:p/>
          </table:table-cell>
          <table:table-cell table:formula="of:=IF([.C355]&lt;=[Datos.$H$7];1/(1+[Datos.$H$8]/100)^[.C355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IF([.C356]&lt;=[Datos.$H$7];[.C356];&quot;&quot;)">
            <text:p/>
          </table:table-cell>
          <table:table-cell table:formula="of:=IF([.C356]&lt;=[Datos.$H$7];1/(1+[Datos.$H$8]/100)^[.C356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IF([.C357]&lt;=[Datos.$H$7];[.C357];&quot;&quot;)">
            <text:p/>
          </table:table-cell>
          <table:table-cell table:formula="of:=IF([.C357]&lt;=[Datos.$H$7];1/(1+[Datos.$H$8]/100)^[.C357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IF([.C358]&lt;=[Datos.$H$7];[.C358];&quot;&quot;)">
            <text:p/>
          </table:table-cell>
          <table:table-cell table:formula="of:=IF([.C358]&lt;=[Datos.$H$7];1/(1+[Datos.$H$8]/100)^[.C358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IF([.C359]&lt;=[Datos.$H$7];[.C359];&quot;&quot;)">
            <text:p/>
          </table:table-cell>
          <table:table-cell table:formula="of:=IF([.C359]&lt;=[Datos.$H$7];1/(1+[Datos.$H$8]/100)^[.C359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IF([.C360]&lt;=[Datos.$H$7];[.C360];&quot;&quot;)">
            <text:p/>
          </table:table-cell>
          <table:table-cell table:formula="of:=IF([.C360]&lt;=[Datos.$H$7];1/(1+[Datos.$H$8]/100)^[.C360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IF([.C361]&lt;=[Datos.$H$7];[.C361];&quot;&quot;)">
            <text:p/>
          </table:table-cell>
          <table:table-cell table:formula="of:=IF([.C361]&lt;=[Datos.$H$7];1/(1+[Datos.$H$8]/100)^[.C361];&quot;&quot;)">
            <text:p/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IF([.C362]&lt;=[Datos.$H$7];[.C362];&quot;&quot;)">
            <text:p/>
          </table:table-cell>
          <table:table-cell table:formula="of:=IF([.C362]&lt;=[Datos.$H$7];1/(1+[Datos.$H$8]/100)^[.C362];&quot;&quot;)">
            <text:p/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IF([.C363]&lt;=[Datos.$H$7];[.C363];&quot;&quot;)">
            <text:p/>
          </table:table-cell>
          <table:table-cell table:formula="of:=IF([.C363]&lt;=[Datos.$H$7];1/(1+[Datos.$H$8]/100)^[.C363];&quot;&quot;)">
            <text:p/>
          </table:table-cell>
        </table:table-row>
      </table:table>
      <table:table table:name="Cuadro de amortización anual" table:style-name="ta1">
        <table:table-column table:style-name="co1" table:number-columns-repeated="4" table:default-cell-style-name="Default"/>
        <table:table-column table:style-name="co1" table:number-columns-repeated="5" table:default-cell-style-name="ce1"/>
        <table:table-row table:style-name="ro1" table:number-rows-repeated="8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Años</text:p>
          </table:table-cell>
          <table:table-cell office:value-type="string" calcext:value-type="string">
            <text:p>Anualidad</text:p>
          </table:table-cell>
          <table:table-cell office:value-type="string" calcext:value-type="string">
            <text:p>Interés (%)</text:p>
          </table:table-cell>
          <table:table-cell office:value-type="string" calcext:value-type="string">
            <text:p>Interés (€)</text:p>
          </table:table-cell>
          <table:table-cell office:value-type="string" calcext:value-type="string">
            <text:p>C. devuelto</text:p>
          </table:table-cell>
          <table:table-cell office:value-type="string" calcext:value-type="string">
            <text:p>C. pendiente</text:p>
          </table:table-cell>
        </table:table-row>
        <table:table-row table:style-name="ro1">
          <table:table-cell table:number-columns-repeated="3"/>
          <table:table-cell table:style-name="ce1" table:formula="of:=IF([$'Operaciones anuales'.C7]&lt;=[Datos.$D$8];[$'Operaciones anuales'.C7];&quot;&quot;)" office:value-type="float" office:value="0" calcext:value-type="float">
            <text:p>0</text:p>
          </table:table-cell>
          <table:table-cell table:number-columns-repeated="4"/>
          <table:table-cell table:formula="of:=[$Datos.D7]"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table:style-name="ce1" table:formula="of:=IF([$'Operaciones anuales'.C8]&lt;=[Datos.$D$8];[$'Operaciones anuales'.C8];&quot;&quot;)" office:value-type="float" office:value="1" calcext:value-type="float">
            <text:p>1</text:p>
          </table:table-cell>
          <table:table-cell table:formula="of:=IF([$'Operaciones anuales'.C8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8]&lt;=[Datos.$D$8];[Datos.$D$9];&quot;&quot;)" office:value-type="float" office:value="3" calcext:value-type="float">
            <text:p>3</text:p>
          </table:table-cell>
          <table:table-cell table:formula="of:=IF([.D11]&lt;=[Datos.$D$8];([.I10]/100) * [.F12];&quot;&quot;)" office:value-type="float" office:value="300" calcext:value-type="float">
            <text:p>300</text:p>
          </table:table-cell>
          <table:table-cell table:formula="of:=[.E11]-[.G11]" office:value-type="float" office:value="872.305066051596" calcext:value-type="float">
            <text:p>872,305066051596</text:p>
          </table:table-cell>
          <table:table-cell table:formula="of:=[.I10]-[.H11]" office:value-type="float" office:value="9127.6949339484" calcext:value-type="float">
            <text:p>9127,6949339484</text:p>
          </table:table-cell>
        </table:table-row>
        <table:table-row table:style-name="ro1">
          <table:table-cell table:number-columns-repeated="3"/>
          <table:table-cell table:style-name="ce1" table:formula="of:=IF([$'Operaciones anuales'.C9]&lt;=[Datos.$D$8];[$'Operaciones anuales'.C9];&quot;&quot;)" office:value-type="float" office:value="2" calcext:value-type="float">
            <text:p>2</text:p>
          </table:table-cell>
          <table:table-cell table:formula="of:=IF([$'Operaciones anuales'.C9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9]&lt;=[Datos.$D$8];[Datos.$D$9];&quot;&quot;)" office:value-type="float" office:value="3" calcext:value-type="float">
            <text:p>3</text:p>
          </table:table-cell>
          <table:table-cell table:formula="of:=IF([.D12]&lt;=[Datos.$D$8];([.I11]/100) * [.F13];&quot;&quot;)" office:value-type="float" office:value="273.830848018452" calcext:value-type="float">
            <text:p>273,830848018452</text:p>
          </table:table-cell>
          <table:table-cell table:formula="of:=[.E12]-[.G12]" office:value-type="float" office:value="898.474218033144" calcext:value-type="float">
            <text:p>898,474218033144</text:p>
          </table:table-cell>
          <table:table-cell table:formula="of:=[.I11]-[.H12]" office:value-type="float" office:value="8229.22071591526" calcext:value-type="float">
            <text:p>8229,22071591526</text:p>
          </table:table-cell>
        </table:table-row>
        <table:table-row table:style-name="ro1">
          <table:table-cell table:number-columns-repeated="3"/>
          <table:table-cell table:style-name="ce1" table:formula="of:=IF([$'Operaciones anuales'.C10]&lt;=[Datos.$D$8];[$'Operaciones anuales'.C10];&quot;&quot;)" office:value-type="float" office:value="3" calcext:value-type="float">
            <text:p>3</text:p>
          </table:table-cell>
          <table:table-cell table:formula="of:=IF([$'Operaciones anuales'.C10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0]&lt;=[Datos.$D$8];[Datos.$D$9];&quot;&quot;)" office:value-type="float" office:value="3" calcext:value-type="float">
            <text:p>3</text:p>
          </table:table-cell>
          <table:table-cell table:formula="of:=IF([.D13]&lt;=[Datos.$D$8];([.I12]/100) * [.F14];&quot;&quot;)" office:value-type="float" office:value="246.876621477458" calcext:value-type="float">
            <text:p>246,876621477458</text:p>
          </table:table-cell>
          <table:table-cell table:formula="of:=[.E13]-[.G13]" office:value-type="float" office:value="925.428444574138" calcext:value-type="float">
            <text:p>925,428444574138</text:p>
          </table:table-cell>
          <table:table-cell table:formula="of:=[.I12]-[.H13]" office:value-type="float" office:value="7303.79227134112" calcext:value-type="float">
            <text:p>7303,79227134112</text:p>
          </table:table-cell>
        </table:table-row>
        <table:table-row table:style-name="ro1">
          <table:table-cell table:number-columns-repeated="3"/>
          <table:table-cell table:style-name="ce1" table:formula="of:=IF([$'Operaciones anuales'.C11]&lt;=[Datos.$D$8];[$'Operaciones anuales'.C11];&quot;&quot;)" office:value-type="float" office:value="4" calcext:value-type="float">
            <text:p>4</text:p>
          </table:table-cell>
          <table:table-cell table:formula="of:=IF([$'Operaciones anuales'.C11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1]&lt;=[Datos.$D$8];[Datos.$D$9];&quot;&quot;)" office:value-type="float" office:value="3" calcext:value-type="float">
            <text:p>3</text:p>
          </table:table-cell>
          <table:table-cell table:formula="of:=IF([.D14]&lt;=[Datos.$D$8];([.I13]/100) * [.F15];&quot;&quot;)" office:value-type="float" office:value="219.113768140234" calcext:value-type="float">
            <text:p>219,113768140234</text:p>
          </table:table-cell>
          <table:table-cell table:formula="of:=[.E14]-[.G14]" office:value-type="float" office:value="953.191297911363" calcext:value-type="float">
            <text:p>953,191297911363</text:p>
          </table:table-cell>
          <table:table-cell table:formula="of:=[.I13]-[.H14]" office:value-type="float" office:value="6350.60097342976" calcext:value-type="float">
            <text:p>6350,60097342976</text:p>
          </table:table-cell>
        </table:table-row>
        <table:table-row table:style-name="ro1">
          <table:table-cell table:number-columns-repeated="3"/>
          <table:table-cell table:style-name="ce1" table:formula="of:=IF([$'Operaciones anuales'.C12]&lt;=[Datos.$D$8];[$'Operaciones anuales'.C12];&quot;&quot;)" office:value-type="float" office:value="5" calcext:value-type="float">
            <text:p>5</text:p>
          </table:table-cell>
          <table:table-cell table:formula="of:=IF([$'Operaciones anuales'.C12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2]&lt;=[Datos.$D$8];[Datos.$D$9];&quot;&quot;)" office:value-type="float" office:value="3" calcext:value-type="float">
            <text:p>3</text:p>
          </table:table-cell>
          <table:table-cell table:formula="of:=IF([.D15]&lt;=[Datos.$D$8];([.I14]/100) * [.F16];&quot;&quot;)" office:value-type="float" office:value="190.518029202893" calcext:value-type="float">
            <text:p>190,518029202893</text:p>
          </table:table-cell>
          <table:table-cell table:formula="of:=[.E15]-[.G15]" office:value-type="float" office:value="981.787036848704" calcext:value-type="float">
            <text:p>981,787036848704</text:p>
          </table:table-cell>
          <table:table-cell table:formula="of:=[.I14]-[.H15]" office:value-type="float" office:value="5368.81393658106" calcext:value-type="float">
            <text:p>5368,81393658106</text:p>
          </table:table-cell>
        </table:table-row>
        <table:table-row table:style-name="ro1">
          <table:table-cell table:number-columns-repeated="3"/>
          <table:table-cell table:style-name="ce1" table:formula="of:=IF([$'Operaciones anuales'.C13]&lt;=[Datos.$D$8];[$'Operaciones anuales'.C13];&quot;&quot;)" office:value-type="float" office:value="6" calcext:value-type="float">
            <text:p>6</text:p>
          </table:table-cell>
          <table:table-cell table:formula="of:=IF([$'Operaciones anuales'.C13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3]&lt;=[Datos.$D$8];[Datos.$D$9];&quot;&quot;)" office:value-type="float" office:value="3" calcext:value-type="float">
            <text:p>3</text:p>
          </table:table-cell>
          <table:table-cell table:formula="of:=IF([.D16]&lt;=[Datos.$D$8];([.I15]/100) * [.F17];&quot;&quot;)" office:value-type="float" office:value="161.064418097432" calcext:value-type="float">
            <text:p>161,064418097432</text:p>
          </table:table-cell>
          <table:table-cell table:formula="of:=[.E16]-[.G16]" office:value-type="float" office:value="1011.24064795416" calcext:value-type="float">
            <text:p>1011,24064795416</text:p>
          </table:table-cell>
          <table:table-cell table:formula="of:=[.I15]-[.H16]" office:value-type="float" office:value="4357.57328862689" calcext:value-type="float">
            <text:p>4357,57328862689</text:p>
          </table:table-cell>
        </table:table-row>
        <table:table-row table:style-name="ro1">
          <table:table-cell table:number-columns-repeated="3"/>
          <table:table-cell table:style-name="ce1" table:formula="of:=IF([$'Operaciones anuales'.C14]&lt;=[Datos.$D$8];[$'Operaciones anuales'.C14];&quot;&quot;)" office:value-type="float" office:value="7" calcext:value-type="float">
            <text:p>7</text:p>
          </table:table-cell>
          <table:table-cell table:formula="of:=IF([$'Operaciones anuales'.C14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4]&lt;=[Datos.$D$8];[Datos.$D$9];&quot;&quot;)" office:value-type="float" office:value="3" calcext:value-type="float">
            <text:p>3</text:p>
          </table:table-cell>
          <table:table-cell table:formula="of:=IF([.D17]&lt;=[Datos.$D$8];([.I16]/100) * [.F18];&quot;&quot;)" office:value-type="float" office:value="130.727198658807" calcext:value-type="float">
            <text:p>130,727198658807</text:p>
          </table:table-cell>
          <table:table-cell table:formula="of:=[.E17]-[.G17]" office:value-type="float" office:value="1041.57786739279" calcext:value-type="float">
            <text:p>1041,57786739279</text:p>
          </table:table-cell>
          <table:table-cell table:formula="of:=[.I16]-[.H17]" office:value-type="float" office:value="3315.9954212341" calcext:value-type="float">
            <text:p>3315,9954212341</text:p>
          </table:table-cell>
        </table:table-row>
        <table:table-row table:style-name="ro1">
          <table:table-cell table:number-columns-repeated="3"/>
          <table:table-cell table:style-name="ce1" table:formula="of:=IF([$'Operaciones anuales'.C15]&lt;=[Datos.$D$8];[$'Operaciones anuales'.C15];&quot;&quot;)" office:value-type="float" office:value="8" calcext:value-type="float">
            <text:p>8</text:p>
          </table:table-cell>
          <table:table-cell table:formula="of:=IF([$'Operaciones anuales'.C15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5]&lt;=[Datos.$D$8];[Datos.$D$9];&quot;&quot;)" office:value-type="float" office:value="3" calcext:value-type="float">
            <text:p>3</text:p>
          </table:table-cell>
          <table:table-cell table:formula="of:=IF([.D18]&lt;=[Datos.$D$8];([.I17]/100) * [.F19];&quot;&quot;)" office:value-type="float" office:value="99.4798626370231" calcext:value-type="float">
            <text:p>99,4798626370231</text:p>
          </table:table-cell>
          <table:table-cell table:formula="of:=[.E18]-[.G18]" office:value-type="float" office:value="1072.82520341457" calcext:value-type="float">
            <text:p>1072,82520341457</text:p>
          </table:table-cell>
          <table:table-cell table:formula="of:=[.I17]-[.H18]" office:value-type="float" office:value="2243.17021781953" calcext:value-type="float">
            <text:p>2243,17021781953</text:p>
          </table:table-cell>
        </table:table-row>
        <table:table-row table:style-name="ro1">
          <table:table-cell table:number-columns-repeated="3"/>
          <table:table-cell table:style-name="ce1" table:formula="of:=IF([$'Operaciones anuales'.C16]&lt;=[Datos.$D$8];[$'Operaciones anuales'.C16];&quot;&quot;)" office:value-type="float" office:value="9" calcext:value-type="float">
            <text:p>9</text:p>
          </table:table-cell>
          <table:table-cell table:formula="of:=IF([$'Operaciones anuales'.C16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6]&lt;=[Datos.$D$8];[Datos.$D$9];&quot;&quot;)" office:value-type="float" office:value="3" calcext:value-type="float">
            <text:p>3</text:p>
          </table:table-cell>
          <table:table-cell table:formula="of:=IF([.D19]&lt;=[Datos.$D$8];([.I18]/100) * [.F20];&quot;&quot;)" office:value-type="float" office:value="67.2951065345859" calcext:value-type="float">
            <text:p>67,2951065345859</text:p>
          </table:table-cell>
          <table:table-cell table:formula="of:=[.E19]-[.G19]" office:value-type="float" office:value="1105.00995951701" calcext:value-type="float">
            <text:p>1105,00995951701</text:p>
          </table:table-cell>
          <table:table-cell table:formula="of:=[.I18]-[.H19]" office:value-type="float" office:value="1138.16025830252" calcext:value-type="float">
            <text:p>1138,16025830252</text:p>
          </table:table-cell>
        </table:table-row>
        <table:table-row table:style-name="ro1">
          <table:table-cell table:number-columns-repeated="3"/>
          <table:table-cell table:style-name="ce1" table:formula="of:=IF([$'Operaciones anuales'.C17]&lt;=[Datos.$D$8];[$'Operaciones anuales'.C17];&quot;&quot;)" office:value-type="float" office:value="10" calcext:value-type="float">
            <text:p>10</text:p>
          </table:table-cell>
          <table:table-cell table:formula="of:=IF([$'Operaciones anuales'.C17]&lt;=[Datos.$D$8];[Datos.$D$13];&quot;&quot;)" office:value-type="float" office:value="1172.3050660516" calcext:value-type="float">
            <text:p>1172,3050660516</text:p>
          </table:table-cell>
          <table:table-cell table:formula="of:=IF([$'Operaciones anuales'.C17]&lt;=[Datos.$D$8];[Datos.$D$9];&quot;&quot;)" office:value-type="float" office:value="3" calcext:value-type="float">
            <text:p>3</text:p>
          </table:table-cell>
          <table:table-cell table:formula="of:=IF([.D20]&lt;=[Datos.$D$8];([.I19]/100) * [.F21];&quot;&quot;)" office:value-type="string" office:string-value="" calcext:value-type="error">
            <text:p>#¡VALOR!</text:p>
          </table:table-cell>
          <table:table-cell table:formula="of:=[.E20]-[.G20]" office:value-type="string" office:string-value="" calcext:value-type="error">
            <text:p>#¡VALOR!</text:p>
          </table:table-cell>
          <table:table-cell table:formula="of:=[.I19]-[.H20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18]&lt;=[Datos.$D$8];[$'Operaciones anuales'.C18];&quot;&quot;)">
            <text:p/>
          </table:table-cell>
          <table:table-cell table:formula="of:=IF([$'Operaciones anuales'.C18]&lt;=[Datos.$D$8];[Datos.$D$13];&quot;&quot;)">
            <text:p/>
          </table:table-cell>
          <table:table-cell table:formula="of:=IF([$'Operaciones anuales'.C18]&lt;=[Datos.$D$8];[Datos.$D$9];&quot;&quot;)">
            <text:p/>
          </table:table-cell>
          <table:table-cell table:formula="of:=IF([.D21]&lt;=[Datos.$D$8];([.I20]/100) * [.F22];&quot;&quot;)">
            <text:p/>
          </table:table-cell>
          <table:table-cell table:formula="of:=[.E21]-[.G21]" office:value-type="string" office:string-value="" calcext:value-type="error">
            <text:p>#¡VALOR!</text:p>
          </table:table-cell>
          <table:table-cell table:formula="of:=[.I20]-[.H21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19]&lt;=[Datos.$D$8];[$'Operaciones anuales'.C19];&quot;&quot;)">
            <text:p/>
          </table:table-cell>
          <table:table-cell table:formula="of:=IF([$'Operaciones anuales'.C19]&lt;=[Datos.$D$8];[Datos.$D$13];&quot;&quot;)">
            <text:p/>
          </table:table-cell>
          <table:table-cell table:formula="of:=IF([$'Operaciones anuales'.C19]&lt;=[Datos.$D$8];[Datos.$D$9];&quot;&quot;)">
            <text:p/>
          </table:table-cell>
          <table:table-cell table:formula="of:=IF([.D22]&lt;=[Datos.$D$8];([.I21]/100) * [.F23];&quot;&quot;)">
            <text:p/>
          </table:table-cell>
          <table:table-cell table:formula="of:=[.E22]-[.G22]" office:value-type="string" office:string-value="" calcext:value-type="error">
            <text:p>#¡VALOR!</text:p>
          </table:table-cell>
          <table:table-cell table:formula="of:=[.I21]-[.H22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0]&lt;=[Datos.$D$8];[$'Operaciones anuales'.C20];&quot;&quot;)">
            <text:p/>
          </table:table-cell>
          <table:table-cell table:formula="of:=IF([$'Operaciones anuales'.C20]&lt;=[Datos.$D$8];[Datos.$D$13];&quot;&quot;)">
            <text:p/>
          </table:table-cell>
          <table:table-cell table:formula="of:=IF([$'Operaciones anuales'.C20]&lt;=[Datos.$D$8];[Datos.$D$9];&quot;&quot;)">
            <text:p/>
          </table:table-cell>
          <table:table-cell table:formula="of:=IF([.D23]&lt;=[Datos.$D$8];([.I22]/100) * [.F24];&quot;&quot;)">
            <text:p/>
          </table:table-cell>
          <table:table-cell table:formula="of:=[.E23]-[.G23]" office:value-type="string" office:string-value="" calcext:value-type="error">
            <text:p>#¡VALOR!</text:p>
          </table:table-cell>
          <table:table-cell table:formula="of:=[.I22]-[.H23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1]&lt;=[Datos.$D$8];[$'Operaciones anuales'.C21];&quot;&quot;)">
            <text:p/>
          </table:table-cell>
          <table:table-cell table:formula="of:=IF([$'Operaciones anuales'.C21]&lt;=[Datos.$D$8];[Datos.$D$13];&quot;&quot;)">
            <text:p/>
          </table:table-cell>
          <table:table-cell table:formula="of:=IF([$'Operaciones anuales'.C21]&lt;=[Datos.$D$8];[Datos.$D$9];&quot;&quot;)">
            <text:p/>
          </table:table-cell>
          <table:table-cell table:formula="of:=IF([.D24]&lt;=[Datos.$D$8];([.I23]/100) * [.F25];&quot;&quot;)">
            <text:p/>
          </table:table-cell>
          <table:table-cell table:formula="of:=[.E24]-[.G24]" office:value-type="string" office:string-value="" calcext:value-type="error">
            <text:p>#¡VALOR!</text:p>
          </table:table-cell>
          <table:table-cell table:formula="of:=[.I23]-[.H24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2]&lt;=[Datos.$D$8];[$'Operaciones anuales'.C22];&quot;&quot;)">
            <text:p/>
          </table:table-cell>
          <table:table-cell table:formula="of:=IF([$'Operaciones anuales'.C22]&lt;=[Datos.$D$8];[Datos.$D$13];&quot;&quot;)">
            <text:p/>
          </table:table-cell>
          <table:table-cell table:formula="of:=IF([$'Operaciones anuales'.C22]&lt;=[Datos.$D$8];[Datos.$D$9];&quot;&quot;)">
            <text:p/>
          </table:table-cell>
          <table:table-cell table:formula="of:=IF([.D25]&lt;=[Datos.$D$8];([.I24]/100) * [.F26];&quot;&quot;)">
            <text:p/>
          </table:table-cell>
          <table:table-cell table:formula="of:=[.E25]-[.G25]" office:value-type="string" office:string-value="" calcext:value-type="error">
            <text:p>#¡VALOR!</text:p>
          </table:table-cell>
          <table:table-cell table:formula="of:=[.I24]-[.H25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3]&lt;=[Datos.$D$8];[$'Operaciones anuales'.C23];&quot;&quot;)">
            <text:p/>
          </table:table-cell>
          <table:table-cell table:formula="of:=IF([$'Operaciones anuales'.C23]&lt;=[Datos.$D$8];[Datos.$D$13];&quot;&quot;)">
            <text:p/>
          </table:table-cell>
          <table:table-cell table:formula="of:=IF([$'Operaciones anuales'.C23]&lt;=[Datos.$D$8];[Datos.$D$9];&quot;&quot;)">
            <text:p/>
          </table:table-cell>
          <table:table-cell table:formula="of:=IF([.D26]&lt;=[Datos.$D$8];([.I25]/100) * [.F27];&quot;&quot;)">
            <text:p/>
          </table:table-cell>
          <table:table-cell table:formula="of:=[.E26]-[.G26]" office:value-type="string" office:string-value="" calcext:value-type="error">
            <text:p>#¡VALOR!</text:p>
          </table:table-cell>
          <table:table-cell table:formula="of:=[.I25]-[.H26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4]&lt;=[Datos.$D$8];[$'Operaciones anuales'.C24];&quot;&quot;)">
            <text:p/>
          </table:table-cell>
          <table:table-cell table:formula="of:=IF([$'Operaciones anuales'.C24]&lt;=[Datos.$D$8];[Datos.$D$13];&quot;&quot;)">
            <text:p/>
          </table:table-cell>
          <table:table-cell table:formula="of:=IF([$'Operaciones anuales'.C24]&lt;=[Datos.$D$8];[Datos.$D$9];&quot;&quot;)">
            <text:p/>
          </table:table-cell>
          <table:table-cell table:formula="of:=IF([.D27]&lt;=[Datos.$D$8];([.I26]/100) * [.F28];&quot;&quot;)">
            <text:p/>
          </table:table-cell>
          <table:table-cell table:formula="of:=[.E27]-[.G27]" office:value-type="string" office:string-value="" calcext:value-type="error">
            <text:p>#¡VALOR!</text:p>
          </table:table-cell>
          <table:table-cell table:formula="of:=[.I26]-[.H27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5]&lt;=[Datos.$D$8];[$'Operaciones anuales'.C25];&quot;&quot;)">
            <text:p/>
          </table:table-cell>
          <table:table-cell table:formula="of:=IF([$'Operaciones anuales'.C25]&lt;=[Datos.$D$8];[Datos.$D$13];&quot;&quot;)">
            <text:p/>
          </table:table-cell>
          <table:table-cell table:formula="of:=IF([$'Operaciones anuales'.C25]&lt;=[Datos.$D$8];[Datos.$D$9];&quot;&quot;)">
            <text:p/>
          </table:table-cell>
          <table:table-cell table:formula="of:=IF([.D28]&lt;=[Datos.$D$8];([.I27]/100) * [.F29];&quot;&quot;)">
            <text:p/>
          </table:table-cell>
          <table:table-cell table:formula="of:=[.E28]-[.G28]" office:value-type="string" office:string-value="" calcext:value-type="error">
            <text:p>#¡VALOR!</text:p>
          </table:table-cell>
          <table:table-cell table:formula="of:=[.I27]-[.H28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6]&lt;=[Datos.$D$8];[$'Operaciones anuales'.C26];&quot;&quot;)">
            <text:p/>
          </table:table-cell>
          <table:table-cell table:formula="of:=IF([$'Operaciones anuales'.C26]&lt;=[Datos.$D$8];[Datos.$D$13];&quot;&quot;)">
            <text:p/>
          </table:table-cell>
          <table:table-cell table:formula="of:=IF([$'Operaciones anuales'.C26]&lt;=[Datos.$D$8];[Datos.$D$9];&quot;&quot;)">
            <text:p/>
          </table:table-cell>
          <table:table-cell table:formula="of:=IF([.D29]&lt;=[Datos.$D$8];([.I28]/100) * [.F30];&quot;&quot;)">
            <text:p/>
          </table:table-cell>
          <table:table-cell table:formula="of:=[.E29]-[.G29]" office:value-type="string" office:string-value="" calcext:value-type="error">
            <text:p>#¡VALOR!</text:p>
          </table:table-cell>
          <table:table-cell table:formula="of:=[.I28]-[.H29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7]&lt;=[Datos.$D$8];[$'Operaciones anuales'.C27];&quot;&quot;)">
            <text:p/>
          </table:table-cell>
          <table:table-cell table:formula="of:=IF([$'Operaciones anuales'.C27]&lt;=[Datos.$D$8];[Datos.$D$13];&quot;&quot;)">
            <text:p/>
          </table:table-cell>
          <table:table-cell table:formula="of:=IF([$'Operaciones anuales'.C27]&lt;=[Datos.$D$8];[Datos.$D$9];&quot;&quot;)">
            <text:p/>
          </table:table-cell>
          <table:table-cell table:formula="of:=IF([.D30]&lt;=[Datos.$D$8];([.I29]/100) * [.F31];&quot;&quot;)">
            <text:p/>
          </table:table-cell>
          <table:table-cell table:formula="of:=[.E30]-[.G30]" office:value-type="string" office:string-value="" calcext:value-type="error">
            <text:p>#¡VALOR!</text:p>
          </table:table-cell>
          <table:table-cell table:formula="of:=[.I29]-[.H30]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3"/>
          <table:table-cell table:formula="of:=IF([$'Operaciones anuales'.C28]&lt;=[Datos.$D$8];[$'Operaciones anuales'.C28];&quot;&quot;)">
            <text:p/>
          </table:table-cell>
          <table:table-cell table:formula="of:=IF([$'Operaciones anuales'.C28]&lt;=[Datos.$D$8];[Datos.$D$13];&quot;&quot;)">
            <text:p/>
          </table:table-cell>
          <table:table-cell table:formula="of:=IF([$'Operaciones anuales'.C28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29]&lt;=[Datos.$D$8];[$'Operaciones anuales'.C29];&quot;&quot;)">
            <text:p/>
          </table:table-cell>
          <table:table-cell table:formula="of:=IF([$'Operaciones anuales'.C29]&lt;=[Datos.$D$8];[Datos.$D$13];&quot;&quot;)">
            <text:p/>
          </table:table-cell>
          <table:table-cell table:formula="of:=IF([$'Operaciones anuales'.C29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0]&lt;=[Datos.$D$8];[$'Operaciones anuales'.C30];&quot;&quot;)">
            <text:p/>
          </table:table-cell>
          <table:table-cell table:formula="of:=IF([$'Operaciones anuales'.C30]&lt;=[Datos.$D$8];[Datos.$D$13];&quot;&quot;)">
            <text:p/>
          </table:table-cell>
          <table:table-cell table:formula="of:=IF([$'Operaciones anuales'.C30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1]&lt;=[Datos.$D$8];[$'Operaciones anuales'.C31];&quot;&quot;)">
            <text:p/>
          </table:table-cell>
          <table:table-cell table:formula="of:=IF([$'Operaciones anuales'.C31]&lt;=[Datos.$D$8];[Datos.$D$13];&quot;&quot;)">
            <text:p/>
          </table:table-cell>
          <table:table-cell table:formula="of:=IF([$'Operaciones anuales'.C31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2]&lt;=[Datos.$D$8];[$'Operaciones anuales'.C32];&quot;&quot;)">
            <text:p/>
          </table:table-cell>
          <table:table-cell table:formula="of:=IF([$'Operaciones anuales'.C32]&lt;=[Datos.$D$8];[Datos.$D$13];&quot;&quot;)">
            <text:p/>
          </table:table-cell>
          <table:table-cell table:formula="of:=IF([$'Operaciones anuales'.C32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3]&lt;=[Datos.$D$8];[$'Operaciones anuales'.C33];&quot;&quot;)">
            <text:p/>
          </table:table-cell>
          <table:table-cell table:formula="of:=IF([$'Operaciones anuales'.C33]&lt;=[Datos.$D$8];[Datos.$D$13];&quot;&quot;)">
            <text:p/>
          </table:table-cell>
          <table:table-cell table:formula="of:=IF([$'Operaciones anuales'.C33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4]&lt;=[Datos.$D$8];[$'Operaciones anuales'.C34];&quot;&quot;)">
            <text:p/>
          </table:table-cell>
          <table:table-cell table:formula="of:=IF([$'Operaciones anuales'.C34]&lt;=[Datos.$D$8];[Datos.$D$13];&quot;&quot;)">
            <text:p/>
          </table:table-cell>
          <table:table-cell table:formula="of:=IF([$'Operaciones anuales'.C34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5]&lt;=[Datos.$D$8];[$'Operaciones anuales'.C35];&quot;&quot;)">
            <text:p/>
          </table:table-cell>
          <table:table-cell table:formula="of:=IF([$'Operaciones anuales'.C35]&lt;=[Datos.$D$8];[Datos.$D$13];&quot;&quot;)">
            <text:p/>
          </table:table-cell>
          <table:table-cell table:formula="of:=IF([$'Operaciones anuales'.C35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6]&lt;=[Datos.$D$8];[$'Operaciones anuales'.C36];&quot;&quot;)">
            <text:p/>
          </table:table-cell>
          <table:table-cell table:formula="of:=IF([$'Operaciones anuales'.C36]&lt;=[Datos.$D$8];[Datos.$D$13];&quot;&quot;)">
            <text:p/>
          </table:table-cell>
          <table:table-cell table:formula="of:=IF([$'Operaciones anuales'.C36]&lt;=[Datos.$D$8];[Datos.$D$9];&quot;&quot;)">
            <text:p/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table:formula="of:=IF([$'Operaciones anuales'.C37]&lt;=[Datos.$D$8];[$'Operaciones anuales'.C37];&quot;&quot;)">
            <text:p/>
          </table:table-cell>
          <table:table-cell table:formula="of:=IF([$'Operaciones anuales'.C37]&lt;=[Datos.$D$8];[Datos.$D$13];&quot;&quot;)">
            <text:p/>
          </table:table-cell>
          <table:table-cell table:formula="of:=IF([$'Operaciones anuales'.C37]&lt;=[Datos.$D$8];[Datos.$D$9];&quot;&quot;)">
            <text:p/>
          </table:table-cell>
          <table:table-cell table:style-name="Default" table:number-columns-repeated="3"/>
        </table:table-row>
      </table:table>
      <table:table table:name="Cuadro de amortización mensual" table:style-name="ta1"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Años</text:p>
          </table:table-cell>
          <table:table-cell office:value-type="string" calcext:value-type="string">
            <text:p>Mese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0:34:45.2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9:15:19.835000000</meta:creation-date>
    <dc:date>2025-02-05T12:56:16.209000000</dc:date>
    <meta:editing-duration>PT3H37M40S</meta:editing-duration>
    <meta:editing-cycles>9</meta:editing-cycles>
    <meta:generator>LibreOffice/7.6.0.3$Windows_X86_64 LibreOffice_project/69edd8b8ebc41d00b4de3915dc82f8f0fc3b6265</meta:generator>
    <meta:document-statistic meta:table-count="6" meta:cell-count="1877" meta:object-count="0"/>
  </office:meta>
</office:document-meta>
</file>